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799" calcext:value-type="float">
            <text:p>5799</text:p>
          </table:table-cell>
          <table:table-cell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2:.G2])&gt;0;[.B2];0)" office:value-type="float" office:value="68224" calcext:value-type="float">
            <text:p>68224</text:p>
          </table:table-cell>
          <table:table-cell table:style-name="ce3" table:formula="of:=[.C2]/[.C$410]" office:value-type="float" office:value="2.6008985243998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7883418424227" calcext:value-type="float">
            <text:p>34.79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97.5032501581389" calcext:value-type="float">
            <text:p>97.50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2]+[.N2]" office:value-type="float" office:value="272" calcext:value-type="float">
            <text:p>272</text:p>
          </table:table-cell>
          <table:table-cell table:style-name="ce3" table:formula="of:=[.O2]/[.O$410]" office:value-type="float" office:value="0.344966968681113" calcext:value-type="float">
            <text:p>0.34</text:p>
          </table:table-cell>
          <table:table-cell table:formula="of:=[.D2]+[.H2]+[.L2]+[.P2]" office:value-type="float" office:value="135.237457493643" calcext:value-type="float">
            <text:p>135.24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4386306234831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7883418424227" calcext:value-type="float">
            <text:p>34.79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97.5032501581389" calcext:value-type="float">
            <text:p>97.5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3]+[.N3]" office:value-type="float" office:value="43" calcext:value-type="float">
            <text:p>43</text:p>
          </table:table-cell>
          <table:table-cell table:style-name="ce3" table:formula="of:=[.O3]/[.O$410]" office:value-type="float" office:value="0.0545352193135584" calcext:value-type="float">
            <text:p>0.05</text:p>
          </table:table-cell>
          <table:table-cell table:formula="of:=[.D3]+[.H3]+[.L3]+[.P3]" office:value-type="float" office:value="134.989990282224" calcext:value-type="float">
            <text:p>134.99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4:.G4])&gt;0;[.B4];0)" office:value-type="float" office:value="69351" calcext:value-type="float">
            <text:p>69351</text:p>
          </table:table-cell>
          <table:table-cell table:style-name="ce3" table:formula="of:=[.C4]/[.C$410]" office:value-type="float" office:value="2.64386306234831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7883418424227" calcext:value-type="float">
            <text:p>34.79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97.5032501581389" calcext:value-type="float">
            <text:p>97.50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4]+[.N4]" office:value-type="float" office:value="40" calcext:value-type="float">
            <text:p>40</text:p>
          </table:table-cell>
          <table:table-cell table:style-name="ce3" table:formula="of:=[.O4]/[.O$410]" office:value-type="float" office:value="0.050730436570752" calcext:value-type="float">
            <text:p>0.05</text:p>
          </table:table-cell>
          <table:table-cell table:formula="of:=[.D4]+[.H4]+[.L4]+[.P4]" office:value-type="float" office:value="134.986185499481" calcext:value-type="float">
            <text:p>134.99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5:.G5])&gt;0;[.B5];0)" office:value-type="float" office:value="69524" calcext:value-type="float">
            <text:p>69524</text:p>
          </table:table-cell>
          <table:table-cell table:style-name="ce3" table:formula="of:=[.C5]/[.C$410]" office:value-type="float" office:value="2.650458328599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7883418424227" calcext:value-type="float">
            <text:p>34.79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97.5032501581389" calcext:value-type="float">
            <text:p>97.50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5]+[.N5]" office:value-type="float" office:value="31" calcext:value-type="float">
            <text:p>31</text:p>
          </table:table-cell>
          <table:table-cell table:style-name="ce3" table:formula="of:=[.O5]/[.O$410]" office:value-type="float" office:value="0.0393160883423328" calcext:value-type="float">
            <text:p>0.04</text:p>
          </table:table-cell>
          <table:table-cell table:formula="of:=[.D5]+[.H5]+[.L5]+[.P5]" office:value-type="float" office:value="134.981366417503" calcext:value-type="float">
            <text:p>134.98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6:.G6])&gt;0;[.B6];0)" office:value-type="float" office:value="58249" calcext:value-type="float">
            <text:p>58249</text:p>
          </table:table-cell>
          <table:table-cell table:style-name="ce3" table:formula="of:=[.C6]/[.C$410]" office:value-type="float" office:value="2.22062233448294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7883418424227" calcext:value-type="float">
            <text:p>34.79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97.5032501581389" calcext:value-type="float">
            <text:p>97.50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6]+[.N6]" office:value-type="float" office:value="183" calcext:value-type="float">
            <text:p>183</text:p>
          </table:table-cell>
          <table:table-cell table:style-name="ce3" table:formula="of:=[.O6]/[.O$410]" office:value-type="float" office:value="0.23209174731119" calcext:value-type="float">
            <text:p>0.23</text:p>
          </table:table-cell>
          <table:table-cell table:formula="of:=[.D6]+[.H6]+[.L6]+[.P6]" office:value-type="float" office:value="134.744306082356" calcext:value-type="float">
            <text:p>134.74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7:.G7])&gt;0;[.B7];0)" office:value-type="float" office:value="43872" calcext:value-type="float">
            <text:p>43872</text:p>
          </table:table-cell>
          <table:table-cell table:style-name="ce3" table:formula="of:=[.C7]/[.C$410]" office:value-type="float" office:value="1.67252902296066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7883418424227" calcext:value-type="float">
            <text:p>34.79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97.5032501581389" calcext:value-type="float">
            <text:p>97.50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7]+[.N7]" office:value-type="float" office:value="383" calcext:value-type="float">
            <text:p>383</text:p>
          </table:table-cell>
          <table:table-cell table:style-name="ce3" table:formula="of:=[.O7]/[.O$410]" office:value-type="float" office:value="0.48574393016495" calcext:value-type="float">
            <text:p>0.49</text:p>
          </table:table-cell>
          <table:table-cell table:formula="of:=[.D7]+[.H7]+[.L7]+[.P7]" office:value-type="float" office:value="134.449864953687" calcext:value-type="float">
            <text:p>134.4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8:.G8])&gt;0;[.B8];0)" office:value-type="float" office:value="50260" calcext:value-type="float">
            <text:p>50260</text:p>
          </table:table-cell>
          <table:table-cell table:style-name="ce3" table:formula="of:=[.C8]/[.C$410]" office:value-type="float" office:value="1.91605827621268" calcext:value-type="float">
            <text:p>1.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7883418424227" calcext:value-type="float">
            <text:p>34.79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97.5032501581389" calcext:value-type="float">
            <text:p>97.50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8]+[.N8]" office:value-type="float" office:value="63" calcext:value-type="float">
            <text:p>63</text:p>
          </table:table-cell>
          <table:table-cell table:style-name="ce3" table:formula="of:=[.O8]/[.O$410]" office:value-type="float" office:value="0.0799004375989344" calcext:value-type="float">
            <text:p>0.08</text:p>
          </table:table-cell>
          <table:table-cell table:formula="of:=[.D8]+[.H8]+[.L8]+[.P8]" office:value-type="float" office:value="134.287550714373" calcext:value-type="float">
            <text:p>134.29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9:.G9])&gt;0;[.B9];0)" office:value-type="float" office:value="37763" calcext:value-type="float">
            <text:p>37763</text:p>
          </table:table-cell>
          <table:table-cell table:style-name="ce3" table:formula="of:=[.C9]/[.C$410]" office:value-type="float" office:value="1.43963606614842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7883418424227" calcext:value-type="float">
            <text:p>34.79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97.5032501581389" calcext:value-type="float">
            <text:p>97.50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9]+[.N9]" office:value-type="float" office:value="15" calcext:value-type="float">
            <text:p>15</text:p>
          </table:table-cell>
          <table:table-cell table:style-name="ce3" table:formula="of:=[.O9]/[.O$410]" office:value-type="float" office:value="0.019023913714032" calcext:value-type="float">
            <text:p>0.02</text:p>
          </table:table-cell>
          <table:table-cell table:formula="of:=[.D9]+[.H9]+[.L9]+[.P9]" office:value-type="float" office:value="133.750251980424" calcext:value-type="float">
            <text:p>133.75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0:.G10])&gt;0;[.B10];0)" office:value-type="float" office:value="18071" calcext:value-type="float">
            <text:p>18071</text:p>
          </table:table-cell>
          <table:table-cell table:style-name="ce3" table:formula="of:=[.C10]/[.C$410]" office:value-type="float" office:value="0.688919401302018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7883418424227" calcext:value-type="float">
            <text:p>34.79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97.5032501581389" calcext:value-type="float">
            <text:p>97.50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0]+[.N10]" office:value-type="float" office:value="20" calcext:value-type="float">
            <text:p>20</text:p>
          </table:table-cell>
          <table:table-cell table:style-name="ce3" table:formula="of:=[.O10]/[.O$410]" office:value-type="float" office:value="0.025365218285376" calcext:value-type="float">
            <text:p>0.03</text:p>
          </table:table-cell>
          <table:table-cell table:formula="of:=[.D10]+[.H10]+[.L10]+[.P10]" office:value-type="float" office:value="133.005876620149" calcext:value-type="float">
            <text:p>133.01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1:.G11])&gt;0;[.B11];0)" office:value-type="float" office:value="16956" calcext:value-type="float">
            <text:p>16956</text:p>
          </table:table-cell>
          <table:table-cell table:style-name="ce3" table:formula="of:=[.C11]/[.C$410]" office:value-type="float" office:value="0.64641233846920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7883418424227" calcext:value-type="float">
            <text:p>34.79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97.5032501581389" calcext:value-type="float">
            <text:p>97.5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1]+[.N11]" office:value-type="float" office:value="12" calcext:value-type="float">
            <text:p>12</text:p>
          </table:table-cell>
          <table:table-cell table:style-name="ce3" table:formula="of:=[.O11]/[.O$410]" office:value-type="float" office:value="0.0152191309712256" calcext:value-type="float">
            <text:p>0.02</text:p>
          </table:table-cell>
          <table:table-cell table:formula="of:=[.D11]+[.H11]+[.L11]+[.P11]" office:value-type="float" office:value="132.953223470002" calcext:value-type="float">
            <text:p>132.95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2:.G12])&gt;0;[.B12];0)" office:value-type="float" office:value="728732" calcext:value-type="float">
            <text:p>728732</text:p>
          </table:table-cell>
          <table:table-cell table:style-name="ce3" table:formula="of:=[.C12]/[.C$410]" office:value-type="float" office:value="27.7813963338842" calcext:value-type="float">
            <text:p>27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3200955371332" calcext:value-type="float">
            <text:p>1.73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8887197731992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2]+[.N12]" office:value-type="float" office:value="82" calcext:value-type="float">
            <text:p>82</text:p>
          </table:table-cell>
          <table:table-cell table:style-name="ce3" table:formula="of:=[.O12]/[.O$410]" office:value-type="float" office:value="0.103997394970042" calcext:value-type="float">
            <text:p>0.10</text:p>
          </table:table-cell>
          <table:table-cell table:formula="of:=[.D12]+[.H12]+[.L12]+[.P12]" office:value-type="float" office:value="29.8062904802996" calcext:value-type="float">
            <text:p>29.81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3:.G13])&gt;0;[.B13];0)" office:value-type="float" office:value="77977" calcext:value-type="float">
            <text:p>77977</text:p>
          </table:table-cell>
          <table:table-cell table:style-name="ce3" table:formula="of:=[.C13]/[.C$410]" office:value-type="float" office:value="2.97271142467641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3200955371332" calcext:value-type="float">
            <text:p>1.73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8887197731992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598" calcext:value-type="float">
            <text:p>11598</text:p>
          </table:table-cell>
          <table:table-cell table:formula="of:=[.M13]+[.N13]" office:value-type="float" office:value="15600" calcext:value-type="float">
            <text:p>15600</text:p>
          </table:table-cell>
          <table:table-cell table:style-name="ce3" table:formula="of:=[.O13]/[.O$410]" office:value-type="float" office:value="19.7848702625933" calcext:value-type="float">
            <text:p>19.78</text:p>
          </table:table-cell>
          <table:table-cell table:formula="of:=[.D13]+[.H13]+[.L13]+[.P13]" office:value-type="float" office:value="24.678478438715" calcext:value-type="float">
            <text:p>24.68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4:.G14])&gt;0;[.B14];0)" office:value-type="float" office:value="533385" calcext:value-type="float">
            <text:p>533385</text:p>
          </table:table-cell>
          <table:table-cell table:style-name="ce3" table:formula="of:=[.C14]/[.C$410]" office:value-type="float" office:value="20.3341970485018" calcext:value-type="float">
            <text:p>20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3200955371332" calcext:value-type="float">
            <text:p>1.73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8887197731992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4]+[.N14]" office:value-type="float" office:value="651" calcext:value-type="float">
            <text:p>651</text:p>
          </table:table-cell>
          <table:table-cell table:style-name="ce3" table:formula="of:=[.O14]/[.O$410]" office:value-type="float" office:value="0.825637855188988" calcext:value-type="float">
            <text:p>0.83</text:p>
          </table:table-cell>
          <table:table-cell table:formula="of:=[.D14]+[.H14]+[.L14]+[.P14]" office:value-type="float" office:value="23.0807316551361" calcext:value-type="float">
            <text:p>23.08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5:.G15])&gt;0;[.B15];0)" office:value-type="float" office:value="135224" calcext:value-type="float">
            <text:p>135224</text:p>
          </table:table-cell>
          <table:table-cell table:style-name="ce3" table:formula="of:=[.C15]/[.C$410]" office:value-type="float" office:value="5.15513458699928" calcext:value-type="float">
            <text:p>5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3200955371332" calcext:value-type="float">
            <text:p>1.73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8887197731992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5]+[.N15]" office:value-type="float" office:value="12610" calcext:value-type="float">
            <text:p>12610</text:p>
          </table:table-cell>
          <table:table-cell table:style-name="ce3" table:formula="of:=[.O15]/[.O$410]" office:value-type="float" office:value="15.9927701289296" calcext:value-type="float">
            <text:p>15.99</text:p>
          </table:table-cell>
          <table:table-cell table:formula="of:=[.D15]+[.H15]+[.L15]+[.P15]" office:value-type="float" office:value="23.0688014673742" calcext:value-type="float">
            <text:p>23.07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7883418424227" calcext:value-type="float">
            <text:p>34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6:.G16])&gt;0;[.B16];0)" office:value-type="float" office:value="136802" calcext:value-type="float">
            <text:p>136802</text:p>
          </table:table-cell>
          <table:table-cell table:style-name="ce3" table:formula="of:=[.C16]/[.C$410]" office:value-type="float" office:value="5.21529256471245" calcext:value-type="float">
            <text:p>5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3200955371332" calcext:value-type="float">
            <text:p>1.73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88887197731992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598" calcext:value-type="float">
            <text:p>11598</text:p>
          </table:table-cell>
          <table:table-cell table:formula="of:=[.M16]+[.N16]" office:value-type="float" office:value="11800" calcext:value-type="float">
            <text:p>11800</text:p>
          </table:table-cell>
          <table:table-cell table:style-name="ce3" table:formula="of:=[.O16]/[.O$410]" office:value-type="float" office:value="14.9654787883718" calcext:value-type="float">
            <text:p>14.97</text:p>
          </table:table-cell>
          <table:table-cell table:formula="of:=[.D16]+[.H16]+[.L16]+[.P16]" office:value-type="float" office:value="22.1016681045296" calcext:value-type="float">
            <text:p>22.10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7:.G17])&gt;0;[.B17];0)" office:value-type="float" office:value="318957" calcext:value-type="float">
            <text:p>318957</text:p>
          </table:table-cell>
          <table:table-cell table:style-name="ce3" table:formula="of:=[.C17]/[.C$410]" office:value-type="float" office:value="12.1595742062469" calcext:value-type="float">
            <text:p>12.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6.4400996502897" calcext:value-type="float">
            <text:p>6.44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1.90260537651667" calcext:value-type="float">
            <text:p>1.90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7]+[.N17]" office:value-type="float" office:value="797" calcext:value-type="float">
            <text:p>797</text:p>
          </table:table-cell>
          <table:table-cell table:style-name="ce3" table:formula="of:=[.O17]/[.O$410]" office:value-type="float" office:value="1.01080394867223" calcext:value-type="float">
            <text:p>1.01</text:p>
          </table:table-cell>
          <table:table-cell table:formula="of:=[.D17]+[.H17]+[.L17]+[.P17]" office:value-type="float" office:value="21.5130831817255" calcext:value-type="float">
            <text:p>21.51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8:.G18])&gt;0;[.B18];0)" office:value-type="float" office:value="80292" calcext:value-type="float">
            <text:p>80292</text:p>
          </table:table-cell>
          <table:table-cell table:style-name="ce3" table:formula="of:=[.C18]/[.C$410]" office:value-type="float" office:value="3.06096599907817" calcext:value-type="float">
            <text:p>3.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4400996502897" calcext:value-type="float">
            <text:p>6.44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90260537651667" calcext:value-type="float">
            <text:p>1.90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8]+[.N18]" office:value-type="float" office:value="6787" calcext:value-type="float">
            <text:p>6787</text:p>
          </table:table-cell>
          <table:table-cell table:style-name="ce3" table:formula="of:=[.O18]/[.O$410]" office:value-type="float" office:value="8.60768682514234" calcext:value-type="float">
            <text:p>8.61</text:p>
          </table:table-cell>
          <table:table-cell table:formula="of:=[.D18]+[.H18]+[.L18]+[.P18]" office:value-type="float" office:value="20.0113578510269" calcext:value-type="float">
            <text:p>20.01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19:.G19])&gt;0;[.B19];0)" office:value-type="float" office:value="78849" calcext:value-type="float">
            <text:p>78849</text:p>
          </table:table-cell>
          <table:table-cell table:style-name="ce3" table:formula="of:=[.C19]/[.C$410]" office:value-type="float" office:value="3.00595461641651" calcext:value-type="float">
            <text:p>3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4400996502897" calcext:value-type="float">
            <text:p>6.44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90260537651667" calcext:value-type="float">
            <text:p>1.90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9]+[.N19]" office:value-type="float" office:value="5942" calcext:value-type="float">
            <text:p>5942</text:p>
          </table:table-cell>
          <table:table-cell table:style-name="ce3" table:formula="of:=[.O19]/[.O$410]" office:value-type="float" office:value="7.53600635258521" calcext:value-type="float">
            <text:p>7.54</text:p>
          </table:table-cell>
          <table:table-cell table:formula="of:=[.D19]+[.H19]+[.L19]+[.P19]" office:value-type="float" office:value="18.8846659958081" calcext:value-type="float">
            <text:p>18.88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70809009657638" calcext:value-type="float">
            <text:p>4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0:.G20])&gt;0;[.B20];0)" office:value-type="float" office:value="65864" calcext:value-type="float">
            <text:p>65864</text:p>
          </table:table-cell>
          <table:table-cell table:style-name="ce3" table:formula="of:=[.C20]/[.C$410]" office:value-type="float" office:value="2.51092841831421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4400996502897" calcext:value-type="float">
            <text:p>6.44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90260537651667" calcext:value-type="float">
            <text:p>1.90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0]+[.N20]" office:value-type="float" office:value="6133" calcext:value-type="float">
            <text:p>6133</text:p>
          </table:table-cell>
          <table:table-cell table:style-name="ce3" table:formula="of:=[.O20]/[.O$410]" office:value-type="float" office:value="7.77824418721055" calcext:value-type="float">
            <text:p>7.78</text:p>
          </table:table-cell>
          <table:table-cell table:formula="of:=[.D20]+[.H20]+[.L20]+[.P20]" office:value-type="float" office:value="18.6318776323311" calcext:value-type="float">
            <text:p>18.63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1:.G21])&gt;0;[.B21];0)" office:value-type="float" office:value="392741" calcext:value-type="float">
            <text:p>392741</text:p>
          </table:table-cell>
          <table:table-cell table:style-name="ce3" table:formula="of:=[.C21]/[.C$410]" office:value-type="float" office:value="14.9724362009161" calcext:value-type="float">
            <text:p>14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1.73200955371332" calcext:value-type="float">
            <text:p>1.73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0" calcext:value-type="float">
            <text:p>0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0.188887197731992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1]+[.N21]" office:value-type="float" office:value="1059" calcext:value-type="float">
            <text:p>1059</text:p>
          </table:table-cell>
          <table:table-cell table:style-name="ce3" table:formula="of:=[.O21]/[.O$410]" office:value-type="float" office:value="1.34308830821066" calcext:value-type="float">
            <text:p>1.34</text:p>
          </table:table-cell>
          <table:table-cell table:formula="of:=[.D21]+[.H21]+[.L21]+[.P21]" office:value-type="float" office:value="18.2364212605721" calcext:value-type="float">
            <text:p>18.24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3200955371332" calcext:value-type="float">
            <text:p>1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2:.G22])&gt;0;[.B22];0)" office:value-type="float" office:value="223065" calcext:value-type="float">
            <text:p>223065</text:p>
          </table:table-cell>
          <table:table-cell table:style-name="ce3" table:formula="of:=[.C22]/[.C$410]" office:value-type="float" office:value="8.50389055677243" calcext:value-type="float">
            <text:p>8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4400996502897" calcext:value-type="float">
            <text:p>6.44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1.90260537651667" calcext:value-type="float">
            <text:p>1.90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2]+[.N22]" office:value-type="float" office:value="811" calcext:value-type="float">
            <text:p>811</text:p>
          </table:table-cell>
          <table:table-cell table:style-name="ce3" table:formula="of:=[.O22]/[.O$410]" office:value-type="float" office:value="1.028559601472" calcext:value-type="float">
            <text:p>1.03</text:p>
          </table:table-cell>
          <table:table-cell table:formula="of:=[.D22]+[.H22]+[.L22]+[.P22]" office:value-type="float" office:value="17.8751551850508" calcext:value-type="float">
            <text:p>17.88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3:.G23])&gt;0;[.B23];0)" office:value-type="float" office:value="66128" calcext:value-type="float">
            <text:p>66128</text:p>
          </table:table-cell>
          <table:table-cell table:style-name="ce3" table:formula="of:=[.C23]/[.C$410]" office:value-type="float" office:value="2.52099287085938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1.73200955371332" calcext:value-type="float">
            <text:p>1.73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0" calcext:value-type="float">
            <text:p>0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0.188887197731992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3]+[.N23]" office:value-type="float" office:value="10541" calcext:value-type="float">
            <text:p>10541</text:p>
          </table:table-cell>
          <table:table-cell table:style-name="ce3" table:formula="of:=[.O23]/[.O$410]" office:value-type="float" office:value="13.3687382973074" calcext:value-type="float">
            <text:p>13.37</text:p>
          </table:table-cell>
          <table:table-cell table:formula="of:=[.D23]+[.H23]+[.L23]+[.P23]" office:value-type="float" office:value="17.8106279196121" calcext:value-type="float">
            <text:p>17.81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4:.G24])&gt;0;[.B24];0)" office:value-type="float" office:value="368265" calcext:value-type="float">
            <text:p>368265</text:p>
          </table:table-cell>
          <table:table-cell table:style-name="ce3" table:formula="of:=[.C24]/[.C$410]" office:value-type="float" office:value="14.0393394566149" calcext:value-type="float">
            <text:p>1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3200955371332" calcext:value-type="float">
            <text:p>1.73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8887197731992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4]+[.N24]" office:value-type="float" office:value="1356" calcext:value-type="float">
            <text:p>1356</text:p>
          </table:table-cell>
          <table:table-cell table:style-name="ce3" table:formula="of:=[.O24]/[.O$410]" office:value-type="float" office:value="1.71976179974849" calcext:value-type="float">
            <text:p>1.72</text:p>
          </table:table-cell>
          <table:table-cell table:formula="of:=[.D24]+[.H24]+[.L24]+[.P24]" office:value-type="float" office:value="17.6799980078087" calcext:value-type="float">
            <text:p>17.68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5:.G25])&gt;0;[.B25];0)" office:value-type="float" office:value="29347" calcext:value-type="float">
            <text:p>29347</text:p>
          </table:table-cell>
          <table:table-cell table:style-name="ce3" table:formula="of:=[.C25]/[.C$410]" office:value-type="float" office:value="1.11879351834488" calcext:value-type="float">
            <text:p>1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3200955371332" calcext:value-type="float">
            <text:p>1.73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8887197731992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5]+[.N25]" office:value-type="float" office:value="11316" calcext:value-type="float">
            <text:p>11316</text:p>
          </table:table-cell>
          <table:table-cell table:style-name="ce3" table:formula="of:=[.O25]/[.O$410]" office:value-type="float" office:value="14.3516405058657" calcext:value-type="float">
            <text:p>14.35</text:p>
          </table:table-cell>
          <table:table-cell table:formula="of:=[.D25]+[.H25]+[.L25]+[.P25]" office:value-type="float" office:value="17.3913307756559" calcext:value-type="float">
            <text:p>17.39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1.2284414927124" calcext:value-type="float">
            <text:p>41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6:.G26])&gt;0;[.B26];0)" office:value-type="float" office:value="112999" calcext:value-type="float">
            <text:p>112999</text:p>
          </table:table-cell>
          <table:table-cell table:style-name="ce3" table:formula="of:=[.C26]/[.C$410]" office:value-type="float" office:value="4.3078525498161" calcext:value-type="float">
            <text:p>4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3200955371332" calcext:value-type="float">
            <text:p>1.73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8887197731992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6]+[.N26]" office:value-type="float" office:value="8799" calcext:value-type="float">
            <text:p>8799</text:p>
          </table:table-cell>
          <table:table-cell table:style-name="ce3" table:formula="of:=[.O26]/[.O$410]" office:value-type="float" office:value="11.1594277846512" calcext:value-type="float">
            <text:p>11.16</text:p>
          </table:table-cell>
          <table:table-cell table:formula="of:=[.D26]+[.H26]+[.L26]+[.P26]" office:value-type="float" office:value="17.3881770859126" calcext:value-type="float">
            <text:p>17.39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7:.G27])&gt;0;[.B27];0)" office:value-type="float" office:value="90609" calcext:value-type="float">
            <text:p>90609</text:p>
          </table:table-cell>
          <table:table-cell table:style-name="ce3" table:formula="of:=[.C27]/[.C$410]" office:value-type="float" office:value="3.45428022979218" calcext:value-type="float">
            <text:p>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3200955371332" calcext:value-type="float">
            <text:p>1.73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8887197731992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7]+[.N27]" office:value-type="float" office:value="9040" calcext:value-type="float">
            <text:p>9040</text:p>
          </table:table-cell>
          <table:table-cell table:style-name="ce3" table:formula="of:=[.O27]/[.O$410]" office:value-type="float" office:value="11.4650786649899" calcext:value-type="float">
            <text:p>11.47</text:p>
          </table:table-cell>
          <table:table-cell table:formula="of:=[.D27]+[.H27]+[.L27]+[.P27]" office:value-type="float" office:value="16.8402556462274" calcext:value-type="float">
            <text:p>16.84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8:.G28])&gt;0;[.B28];0)" office:value-type="float" office:value="174301" calcext:value-type="float">
            <text:p>174301</text:p>
          </table:table-cell>
          <table:table-cell table:style-name="ce3" table:formula="of:=[.C28]/[.C$410]" office:value-type="float" office:value="6.6448641783157" calcext:value-type="float">
            <text:p>6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6.4400996502897" calcext:value-type="float">
            <text:p>6.44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1" calcext:value-type="float">
            <text:p>1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1.90260537651667" calcext:value-type="float">
            <text:p>1.90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8]+[.N28]" office:value-type="float" office:value="1355" calcext:value-type="float">
            <text:p>1355</text:p>
          </table:table-cell>
          <table:table-cell table:style-name="ce3" table:formula="of:=[.O28]/[.O$410]" office:value-type="float" office:value="1.71849353883422" calcext:value-type="float">
            <text:p>1.72</text:p>
          </table:table-cell>
          <table:table-cell table:formula="of:=[.D28]+[.H28]+[.L28]+[.P28]" office:value-type="float" office:value="16.7060627439563" calcext:value-type="float">
            <text:p>16.71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29:.G29])&gt;0;[.B29];0)" office:value-type="float" office:value="333475" calcext:value-type="float">
            <text:p>333475</text:p>
          </table:table-cell>
          <table:table-cell table:style-name="ce3" table:formula="of:=[.C29]/[.C$410]" office:value-type="float" office:value="12.7130428503785" calcext:value-type="float">
            <text:p>1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3200955371332" calcext:value-type="float">
            <text:p>1.73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88887197731992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29]+[.N29]" office:value-type="float" office:value="1415" calcext:value-type="float">
            <text:p>1415</text:p>
          </table:table-cell>
          <table:table-cell table:style-name="ce3" table:formula="of:=[.O29]/[.O$410]" office:value-type="float" office:value="1.79458919369035" calcext:value-type="float">
            <text:p>1.79</text:p>
          </table:table-cell>
          <table:table-cell table:formula="of:=[.D29]+[.H29]+[.L29]+[.P29]" office:value-type="float" office:value="16.4285287955142" calcext:value-type="float">
            <text:p>16.43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0:.G30])&gt;0;[.B30];0)" office:value-type="float" office:value="180740" calcext:value-type="float">
            <text:p>180740</text:p>
          </table:table-cell>
          <table:table-cell table:style-name="ce3" table:formula="of:=[.C30]/[.C$410]" office:value-type="float" office:value="6.8903377008094" calcext:value-type="float">
            <text:p>6.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6.4400996502897" calcext:value-type="float">
            <text:p>6.44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1" calcext:value-type="float">
            <text:p>1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1.90260537651667" calcext:value-type="float">
            <text:p>1.90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0]+[.N30]" office:value-type="float" office:value="832" calcext:value-type="float">
            <text:p>832</text:p>
          </table:table-cell>
          <table:table-cell table:style-name="ce3" table:formula="of:=[.O30]/[.O$410]" office:value-type="float" office:value="1.05519308067164" calcext:value-type="float">
            <text:p>1.06</text:p>
          </table:table-cell>
          <table:table-cell table:formula="of:=[.D30]+[.H30]+[.L30]+[.P30]" office:value-type="float" office:value="16.2882358082874" calcext:value-type="float">
            <text:p>16.29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1:.G31])&gt;0;[.B31];0)" office:value-type="float" office:value="178637" calcext:value-type="float">
            <text:p>178637</text:p>
          </table:table-cell>
          <table:table-cell table:style-name="ce3" table:formula="of:=[.C31]/[.C$410]" office:value-type="float" office:value="6.81016518678482" calcext:value-type="float">
            <text:p>6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1.73200955371332" calcext:value-type="float">
            <text:p>1.73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0" calcext:value-type="float">
            <text:p>0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0.188887197731992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31]+[.N31]" office:value-type="float" office:value="5849" calcext:value-type="float">
            <text:p>5849</text:p>
          </table:table-cell>
          <table:table-cell table:style-name="ce3" table:formula="of:=[.O31]/[.O$410]" office:value-type="float" office:value="7.41805808755821" calcext:value-type="float">
            <text:p>7.42</text:p>
          </table:table-cell>
          <table:table-cell table:formula="of:=[.D31]+[.H31]+[.L31]+[.P31]" office:value-type="float" office:value="16.1491200257883" calcext:value-type="float">
            <text:p>16.15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2:.G32])&gt;0;[.B32];0)" office:value-type="float" office:value="173518" calcext:value-type="float">
            <text:p>173518</text:p>
          </table:table-cell>
          <table:table-cell table:style-name="ce3" table:formula="of:=[.C32]/[.C$410]" office:value-type="float" office:value="6.61501392701696" calcext:value-type="float">
            <text:p>6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4400996502897" calcext:value-type="float">
            <text:p>6.44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1.90260537651667" calcext:value-type="float">
            <text:p>1.90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2]+[.N32]" office:value-type="float" office:value="846" calcext:value-type="float">
            <text:p>846</text:p>
          </table:table-cell>
          <table:table-cell table:style-name="ce3" table:formula="of:=[.O32]/[.O$410]" office:value-type="float" office:value="1.0729487334714" calcext:value-type="float">
            <text:p>1.07</text:p>
          </table:table-cell>
          <table:table-cell table:formula="of:=[.D32]+[.H32]+[.L32]+[.P32]" office:value-type="float" office:value="16.0306676872947" calcext:value-type="float">
            <text:p>16.03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3:.G33])&gt;0;[.B33];0)" office:value-type="float" office:value="135888" calcext:value-type="float">
            <text:p>135888</text:p>
          </table:table-cell>
          <table:table-cell table:style-name="ce3" table:formula="of:=[.C33]/[.C$410]" office:value-type="float" office:value="5.18044821006743" calcext:value-type="float">
            <text:p>5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1.73200955371332" calcext:value-type="float">
            <text:p>1.73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0" calcext:value-type="float">
            <text:p>0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0.188887197731992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33]+[.N33]" office:value-type="float" office:value="6913" calcext:value-type="float">
            <text:p>6913</text:p>
          </table:table-cell>
          <table:table-cell table:style-name="ce3" table:formula="of:=[.O33]/[.O$410]" office:value-type="float" office:value="8.76748770034021" calcext:value-type="float">
            <text:p>8.77</text:p>
          </table:table-cell>
          <table:table-cell table:formula="of:=[.D33]+[.H33]+[.L33]+[.P33]" office:value-type="float" office:value="15.868832661853" calcext:value-type="float">
            <text:p>15.87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4:.G34])&gt;0;[.B34];0)" office:value-type="float" office:value="164907" calcext:value-type="float">
            <text:p>164907</text:p>
          </table:table-cell>
          <table:table-cell table:style-name="ce3" table:formula="of:=[.C34]/[.C$410]" office:value-type="float" office:value="6.28673740858347" calcext:value-type="float">
            <text:p>6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4400996502897" calcext:value-type="float">
            <text:p>6.44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90260537651667" calcext:value-type="float">
            <text:p>1.90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4]+[.N34]" office:value-type="float" office:value="861" calcext:value-type="float">
            <text:p>861</text:p>
          </table:table-cell>
          <table:table-cell table:style-name="ce3" table:formula="of:=[.O34]/[.O$410]" office:value-type="float" office:value="1.09197264718544" calcext:value-type="float">
            <text:p>1.09</text:p>
          </table:table-cell>
          <table:table-cell table:formula="of:=[.D34]+[.H34]+[.L34]+[.P34]" office:value-type="float" office:value="15.7214150825753" calcext:value-type="float">
            <text:p>15.72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5:.G35])&gt;0;[.B35];0)" office:value-type="float" office:value="237662" calcext:value-type="float">
            <text:p>237662</text:p>
          </table:table-cell>
          <table:table-cell table:style-name="ce3" table:formula="of:=[.C35]/[.C$410]" office:value-type="float" office:value="9.06037091208235" calcext:value-type="float">
            <text:p>9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5]*[.S$15]+[.F35]*[.S$19]+[.G35]*[.S$21]" office:value-type="float" office:value="4.70809009657638" calcext:value-type="float">
            <text:p>4.71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0" calcext:value-type="float">
            <text:p>0</text:p>
          </table:table-cell>
          <table:table-cell table:style-name="ce3" table:formula="of:=[.I35]*[.I$411]+[.J35]*[.J$411]+[.K35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5]+[.N35]" office:value-type="float" office:value="174" calcext:value-type="float">
            <text:p>174</text:p>
          </table:table-cell>
          <table:table-cell table:style-name="ce3" table:formula="of:=[.O35]/[.O$410]" office:value-type="float" office:value="0.220677399082771" calcext:value-type="float">
            <text:p>0.22</text:p>
          </table:table-cell>
          <table:table-cell table:formula="of:=[.D35]+[.H35]+[.L35]+[.P35]" office:value-type="float" office:value="15.7028565865262" calcext:value-type="float">
            <text:p>15.70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6:.G36])&gt;0;[.B36];0)" office:value-type="float" office:value="135307" calcext:value-type="float">
            <text:p>135307</text:p>
          </table:table-cell>
          <table:table-cell table:style-name="ce3" table:formula="of:=[.C36]/[.C$410]" office:value-type="float" office:value="5.1582987898828" calcext:value-type="float">
            <text:p>5.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6.4400996502897" calcext:value-type="float">
            <text:p>6.44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1.90260537651667" calcext:value-type="float">
            <text:p>1.90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6]+[.N36]" office:value-type="float" office:value="1734" calcext:value-type="float">
            <text:p>1734</text:p>
          </table:table-cell>
          <table:table-cell table:style-name="ce3" table:formula="of:=[.O36]/[.O$410]" office:value-type="float" office:value="2.1991644253421" calcext:value-type="float">
            <text:p>2.20</text:p>
          </table:table-cell>
          <table:table-cell table:formula="of:=[.D36]+[.H36]+[.L36]+[.P36]" office:value-type="float" office:value="15.7001682420313" calcext:value-type="float">
            <text:p>15.70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7:.G37])&gt;0;[.B37];0)" office:value-type="float" office:value="160978" calcext:value-type="float">
            <text:p>160978</text:p>
          </table:table-cell>
          <table:table-cell table:style-name="ce3" table:formula="of:=[.C37]/[.C$410]" office:value-type="float" office:value="6.13695243112148" calcext:value-type="float">
            <text:p>6.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6.4400996502897" calcext:value-type="float">
            <text:p>6.44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1.90260537651667" calcext:value-type="float">
            <text:p>1.90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7]+[.N37]" office:value-type="float" office:value="876" calcext:value-type="float">
            <text:p>876</text:p>
          </table:table-cell>
          <table:table-cell table:style-name="ce3" table:formula="of:=[.O37]/[.O$410]" office:value-type="float" office:value="1.11099656089947" calcext:value-type="float">
            <text:p>1.11</text:p>
          </table:table-cell>
          <table:table-cell table:formula="of:=[.D37]+[.H37]+[.L37]+[.P37]" office:value-type="float" office:value="15.5906540188273" calcext:value-type="float">
            <text:p>15.59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8:.G38])&gt;0;[.B38];0)" office:value-type="float" office:value="305705" calcext:value-type="float">
            <text:p>305705</text:p>
          </table:table-cell>
          <table:table-cell table:style-name="ce3" table:formula="of:=[.C38]/[.C$410]" office:value-type="float" office:value="11.6543691868205" calcext:value-type="float">
            <text:p>1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1.73200955371332" calcext:value-type="float">
            <text:p>1.73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0" calcext:value-type="float">
            <text:p>0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0.188887197731992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8]+[.N38]" office:value-type="float" office:value="1451" calcext:value-type="float">
            <text:p>1451</text:p>
          </table:table-cell>
          <table:table-cell table:style-name="ce3" table:formula="of:=[.O38]/[.O$410]" office:value-type="float" office:value="1.84024658660403" calcext:value-type="float">
            <text:p>1.84</text:p>
          </table:table-cell>
          <table:table-cell table:formula="of:=[.D38]+[.H38]+[.L38]+[.P38]" office:value-type="float" office:value="15.4155125248698" calcext:value-type="float">
            <text:p>15.42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39:.G39])&gt;0;[.B39];0)" office:value-type="float" office:value="127297" calcext:value-type="float">
            <text:p>127297</text:p>
          </table:table-cell>
          <table:table-cell table:style-name="ce3" table:formula="of:=[.C39]/[.C$410]" office:value-type="float" office:value="4.85293415016009" calcext:value-type="float">
            <text:p>4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4400996502897" calcext:value-type="float">
            <text:p>6.44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1.90260537651667" calcext:value-type="float">
            <text:p>1.90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39]+[.N39]" office:value-type="float" office:value="1597" calcext:value-type="float">
            <text:p>1597</text:p>
          </table:table-cell>
          <table:table-cell table:style-name="ce3" table:formula="of:=[.O39]/[.O$410]" office:value-type="float" office:value="2.02541268008727" calcext:value-type="float">
            <text:p>2.03</text:p>
          </table:table-cell>
          <table:table-cell table:formula="of:=[.D39]+[.H39]+[.L39]+[.P39]" office:value-type="float" office:value="15.2210518570537" calcext:value-type="float">
            <text:p>15.22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0:.G40])&gt;0;[.B40];0)" office:value-type="float" office:value="223228" calcext:value-type="float">
            <text:p>223228</text:p>
          </table:table-cell>
          <table:table-cell table:style-name="ce3" table:formula="of:=[.C40]/[.C$410]" office:value-type="float" office:value="8.51010459376055" calcext:value-type="float">
            <text:p>8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0]*[.S$15]+[.F40]*[.S$19]+[.G40]*[.S$21]" office:value-type="float" office:value="4.70809009657638" calcext:value-type="float">
            <text:p>4.71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0" calcext:value-type="float">
            <text:p>0</text:p>
          </table:table-cell>
          <table:table-cell table:style-name="ce3" table:formula="of:=[.I40]*[.I$411]+[.J40]*[.J$411]+[.K40]*[.K$411]" office:value-type="float" office:value="1.71371817878468" calcext:value-type="float">
            <text:p>1.71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0]+[.N40]" office:value-type="float" office:value="210" calcext:value-type="float">
            <text:p>210</text:p>
          </table:table-cell>
          <table:table-cell table:style-name="ce3" table:formula="of:=[.O40]/[.O$410]" office:value-type="float" office:value="0.266334791996448" calcext:value-type="float">
            <text:p>0.27</text:p>
          </table:table-cell>
          <table:table-cell table:formula="of:=[.D40]+[.H40]+[.L40]+[.P40]" office:value-type="float" office:value="15.1982476611181" calcext:value-type="float">
            <text:p>15.20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1:.G41])&gt;0;[.B41];0)" office:value-type="float" office:value="147085" calcext:value-type="float">
            <text:p>147085</text:p>
          </table:table-cell>
          <table:table-cell table:style-name="ce3" table:formula="of:=[.C41]/[.C$410]" office:value-type="float" office:value="5.60731061593201" calcext:value-type="float">
            <text:p>5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4400996502897" calcext:value-type="float">
            <text:p>6.44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90260537651667" calcext:value-type="float">
            <text:p>1.90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1]+[.N41]" office:value-type="float" office:value="890" calcext:value-type="float">
            <text:p>890</text:p>
          </table:table-cell>
          <table:table-cell table:style-name="ce3" table:formula="of:=[.O41]/[.O$410]" office:value-type="float" office:value="1.12875221369923" calcext:value-type="float">
            <text:p>1.13</text:p>
          </table:table-cell>
          <table:table-cell table:formula="of:=[.D41]+[.H41]+[.L41]+[.P41]" office:value-type="float" office:value="15.0787678564376" calcext:value-type="float">
            <text:p>15.08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2:.G42])&gt;0;[.B42];0)" office:value-type="float" office:value="144776" calcext:value-type="float">
            <text:p>144776</text:p>
          </table:table-cell>
          <table:table-cell table:style-name="ce3" table:formula="of:=[.C42]/[.C$410]" office:value-type="float" office:value="5.51928477908809" calcext:value-type="float">
            <text:p>5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4400996502897" calcext:value-type="float">
            <text:p>6.44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1.90260537651667" calcext:value-type="float">
            <text:p>1.90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2]+[.N42]" office:value-type="float" office:value="906" calcext:value-type="float">
            <text:p>906</text:p>
          </table:table-cell>
          <table:table-cell table:style-name="ce3" table:formula="of:=[.O42]/[.O$410]" office:value-type="float" office:value="1.14904438832753" calcext:value-type="float">
            <text:p>1.15</text:p>
          </table:table-cell>
          <table:table-cell table:formula="of:=[.D42]+[.H42]+[.L42]+[.P42]" office:value-type="float" office:value="15.011034194222" calcext:value-type="float">
            <text:p>15.01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3:.G43])&gt;0;[.B43];0)" office:value-type="float" office:value="0" calcext:value-type="float">
            <text:p>0</text:p>
          </table:table-cell>
          <table:table-cell table:style-name="ce3" table:formula="of:=[.C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3]*[.S$15]+[.F43]*[.S$19]+[.G43]*[.S$21]" office:value-type="float" office:value="0" calcext:value-type="float">
            <text:p>0.00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0" calcext:value-type="float">
            <text:p>0</text:p>
          </table:table-cell>
          <table:table-cell table:style-name="ce1" table:formula="of:=IF([.G43]&gt;0;1;0)" office:value-type="float" office:value="0" calcext:value-type="float">
            <text:p>0</text:p>
          </table:table-cell>
          <table:table-cell table:style-name="ce3" table:formula="of:=[.I43]*[.I$411]+[.J43]*[.J$411]+[.K43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3]+[.N43]" office:value-type="float" office:value="11598" calcext:value-type="float">
            <text:p>11598</text:p>
          </table:table-cell>
          <table:table-cell table:style-name="ce3" table:formula="of:=[.O43]/[.O$410]" office:value-type="float" office:value="14.7092900836895" calcext:value-type="float">
            <text:p>14.71</text:p>
          </table:table-cell>
          <table:table-cell table:formula="of:=[.D43]+[.H43]+[.L43]+[.P43]" office:value-type="float" office:value="14.7092900836895" calcext:value-type="float">
            <text:p>14.71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4:.G44])&gt;0;[.B44];0)" office:value-type="float" office:value="0" calcext:value-type="float">
            <text:p>0</text:p>
          </table:table-cell>
          <table:table-cell table:style-name="ce3" table:formula="of:=[.C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 calcext:value-type="float">
            <text:p>0.00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0" calcext:value-type="float">
            <text:p>0</text:p>
          </table:table-cell>
          <table:table-cell table:style-name="ce1" table:formula="of:=IF([.G44]&gt;0;1;0)" office:value-type="float" office:value="0" calcext:value-type="float">
            <text:p>0</text:p>
          </table:table-cell>
          <table:table-cell table:style-name="ce3" table:formula="of:=[.I44]*[.I$411]+[.J44]*[.J$411]+[.K44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4]+[.N44]" office:value-type="float" office:value="11598" calcext:value-type="float">
            <text:p>11598</text:p>
          </table:table-cell>
          <table:table-cell table:style-name="ce3" table:formula="of:=[.O44]/[.O$410]" office:value-type="float" office:value="14.7092900836895" calcext:value-type="float">
            <text:p>14.71</text:p>
          </table:table-cell>
          <table:table-cell table:formula="of:=[.D44]+[.H44]+[.L44]+[.P44]" office:value-type="float" office:value="14.7092900836895" calcext:value-type="float">
            <text:p>14.71</text:p>
          </table:table-cell>
          <table:table-cell table:formula="of:=RANK([.Q44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5:.G45])&gt;0;[.B45];0)" office:value-type="float" office:value="0" calcext:value-type="float">
            <text:p>0</text:p>
          </table:table-cell>
          <table:table-cell table:style-name="ce3" table:formula="of:=[.C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 calcext:value-type="float">
            <text:p>0.00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0" calcext:value-type="float">
            <text:p>0</text:p>
          </table:table-cell>
          <table:table-cell table:style-name="ce3" table:formula="of:=[.I45]*[.I$411]+[.J45]*[.J$411]+[.K4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5]+[.N45]" office:value-type="float" office:value="11598" calcext:value-type="float">
            <text:p>11598</text:p>
          </table:table-cell>
          <table:table-cell table:style-name="ce3" table:formula="of:=[.O45]/[.O$410]" office:value-type="float" office:value="14.7092900836895" calcext:value-type="float">
            <text:p>14.71</text:p>
          </table:table-cell>
          <table:table-cell table:formula="of:=[.D45]+[.H45]+[.L45]+[.P45]" office:value-type="float" office:value="14.7092900836895" calcext:value-type="float">
            <text:p>14.71</text:p>
          </table:table-cell>
          <table:table-cell table:formula="of:=RANK([.Q45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6:.G46])&gt;0;[.B46];0)" office:value-type="float" office:value="134101" calcext:value-type="float">
            <text:p>134101</text:p>
          </table:table-cell>
          <table:table-cell table:style-name="ce3" table:formula="of:=[.C46]/[.C$410]" office:value-type="float" office:value="5.11232254075601" calcext:value-type="float">
            <text:p>5.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6.4400996502897" calcext:value-type="float">
            <text:p>6.44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1" calcext:value-type="float">
            <text:p>1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1.90260537651667" calcext:value-type="float">
            <text:p>1.90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6]+[.N46]" office:value-type="float" office:value="936" calcext:value-type="float">
            <text:p>936</text:p>
          </table:table-cell>
          <table:table-cell table:style-name="ce3" table:formula="of:=[.O46]/[.O$410]" office:value-type="float" office:value="1.1870922157556" calcext:value-type="float">
            <text:p>1.19</text:p>
          </table:table-cell>
          <table:table-cell table:formula="of:=[.D46]+[.H46]+[.L46]+[.P46]" office:value-type="float" office:value="14.642119783318" calcext:value-type="float">
            <text:p>14.64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7:.G47])&gt;0;[.B47];0)" office:value-type="float" office:value="131143" calcext:value-type="float">
            <text:p>131143</text:p>
          </table:table-cell>
          <table:table-cell table:style-name="ce3" table:formula="of:=[.C47]/[.C$410]" office:value-type="float" office:value="4.99955492473856" calcext:value-type="float">
            <text:p>5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6.4400996502897" calcext:value-type="float">
            <text:p>6.44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1" calcext:value-type="float">
            <text:p>1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1.90260537651667" calcext:value-type="float">
            <text:p>1.90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7]+[.N47]" office:value-type="float" office:value="952" calcext:value-type="float">
            <text:p>952</text:p>
          </table:table-cell>
          <table:table-cell table:style-name="ce3" table:formula="of:=[.O47]/[.O$410]" office:value-type="float" office:value="1.2073843903839" calcext:value-type="float">
            <text:p>1.21</text:p>
          </table:table-cell>
          <table:table-cell table:formula="of:=[.D47]+[.H47]+[.L47]+[.P47]" office:value-type="float" office:value="14.5496443419288" calcext:value-type="float">
            <text:p>14.55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8:.G48])&gt;0;[.B48];0)" office:value-type="float" office:value="106710" calcext:value-type="float">
            <text:p>106710</text:p>
          </table:table-cell>
          <table:table-cell table:style-name="ce3" table:formula="of:=[.C48]/[.C$410]" office:value-type="float" office:value="4.06809746626851" calcext:value-type="float">
            <text:p>4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6.4400996502897" calcext:value-type="float">
            <text:p>6.44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1" calcext:value-type="float">
            <text:p>1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1.90260537651667" calcext:value-type="float">
            <text:p>1.90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8]+[.N48]" office:value-type="float" office:value="1668" calcext:value-type="float">
            <text:p>1668</text:p>
          </table:table-cell>
          <table:table-cell table:style-name="ce3" table:formula="of:=[.O48]/[.O$410]" office:value-type="float" office:value="2.11545920500036" calcext:value-type="float">
            <text:p>2.12</text:p>
          </table:table-cell>
          <table:table-cell table:formula="of:=[.D48]+[.H48]+[.L48]+[.P48]" office:value-type="float" office:value="14.5262616980752" calcext:value-type="float">
            <text:p>14.53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49:.G49])&gt;0;[.B49];0)" office:value-type="float" office:value="272909" calcext:value-type="float">
            <text:p>272909</text:p>
          </table:table-cell>
          <table:table-cell table:style-name="ce3" table:formula="of:=[.C49]/[.C$410]" office:value-type="float" office:value="10.4040896956412" calcext:value-type="float">
            <text:p>10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1.73200955371332" calcext:value-type="float">
            <text:p>1.73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0.188887197731992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49]+[.N49]" office:value-type="float" office:value="1710" calcext:value-type="float">
            <text:p>1710</text:p>
          </table:table-cell>
          <table:table-cell table:style-name="ce3" table:formula="of:=[.O49]/[.O$410]" office:value-type="float" office:value="2.16872616339965" calcext:value-type="float">
            <text:p>2.17</text:p>
          </table:table-cell>
          <table:table-cell table:formula="of:=[.D49]+[.H49]+[.L49]+[.P49]" office:value-type="float" office:value="14.4937126104862" calcext:value-type="float">
            <text:p>14.49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0:.G50])&gt;0;[.B50];0)" office:value-type="float" office:value="201324" calcext:value-type="float">
            <text:p>201324</text:p>
          </table:table-cell>
          <table:table-cell table:style-name="ce3" table:formula="of:=[.C50]/[.C$410]" office:value-type="float" office:value="7.67506001592205" calcext:value-type="float">
            <text:p>7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0]*[.S$15]+[.F50]*[.S$19]+[.G50]*[.S$21]" office:value-type="float" office:value="4.70809009657638" calcext:value-type="float">
            <text:p>4.71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1" calcext:value-type="float">
            <text:p>1</text:p>
          </table:table-cell>
          <table:table-cell table:style-name="ce1" table:formula="of:=IF([.G50]&gt;0;1;0)" office:value-type="float" office:value="0" calcext:value-type="float">
            <text:p>0</text:p>
          </table:table-cell>
          <table:table-cell table:style-name="ce3" table:formula="of:=[.I50]*[.I$411]+[.J50]*[.J$411]+[.K50]*[.K$411]" office:value-type="float" office:value="1.71371817878468" calcext:value-type="float">
            <text:p>1.71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0]+[.N50]" office:value-type="float" office:value="208" calcext:value-type="float">
            <text:p>208</text:p>
          </table:table-cell>
          <table:table-cell table:style-name="ce3" table:formula="of:=[.O50]/[.O$410]" office:value-type="float" office:value="0.26379827016791" calcext:value-type="float">
            <text:p>0.26</text:p>
          </table:table-cell>
          <table:table-cell table:formula="of:=[.D50]+[.H50]+[.L50]+[.P50]" office:value-type="float" office:value="14.360666561451" calcext:value-type="float">
            <text:p>14.36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1:.G51])&gt;0;[.B51];0)" office:value-type="float" office:value="128358" calcext:value-type="float">
            <text:p>128358</text:p>
          </table:table-cell>
          <table:table-cell table:style-name="ce3" table:formula="of:=[.C51]/[.C$410]" office:value-type="float" office:value="4.8933825749723" calcext:value-type="float">
            <text:p>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73200955371332" calcext:value-type="float">
            <text:p>1.73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188887197731992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1]+[.N51]" office:value-type="float" office:value="5942" calcext:value-type="float">
            <text:p>5942</text:p>
          </table:table-cell>
          <table:table-cell table:style-name="ce3" table:formula="of:=[.O51]/[.O$410]" office:value-type="float" office:value="7.53600635258521" calcext:value-type="float">
            <text:p>7.54</text:p>
          </table:table-cell>
          <table:table-cell table:formula="of:=[.D51]+[.H51]+[.L51]+[.P51]" office:value-type="float" office:value="14.3502856790028" calcext:value-type="float">
            <text:p>14.35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2:.G52])&gt;0;[.B52];0)" office:value-type="float" office:value="98767" calcext:value-type="float">
            <text:p>98767</text:p>
          </table:table-cell>
          <table:table-cell table:style-name="ce3" table:formula="of:=[.C52]/[.C$410]" office:value-type="float" office:value="3.7652870626084" calcext:value-type="float">
            <text:p>3.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6.4400996502897" calcext:value-type="float">
            <text:p>6.44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1.90260537651667" calcext:value-type="float">
            <text:p>1.90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2]+[.N52]" office:value-type="float" office:value="1634" calcext:value-type="float">
            <text:p>1634</text:p>
          </table:table-cell>
          <table:table-cell table:style-name="ce3" table:formula="of:=[.O52]/[.O$410]" office:value-type="float" office:value="2.07233833391522" calcext:value-type="float">
            <text:p>2.07</text:p>
          </table:table-cell>
          <table:table-cell table:formula="of:=[.D52]+[.H52]+[.L52]+[.P52]" office:value-type="float" office:value="14.18033042333" calcext:value-type="float">
            <text:p>14.18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3:.G53])&gt;0;[.B53];0)" office:value-type="float" office:value="119809" calcext:value-type="float">
            <text:p>119809</text:p>
          </table:table-cell>
          <table:table-cell table:style-name="ce3" table:formula="of:=[.C53]/[.C$410]" office:value-type="float" office:value="4.56746967796987" calcext:value-type="float">
            <text:p>4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4400996502897" calcext:value-type="float">
            <text:p>6.44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90260537651667" calcext:value-type="float">
            <text:p>1.90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3]+[.N53]" office:value-type="float" office:value="985" calcext:value-type="float">
            <text:p>985</text:p>
          </table:table-cell>
          <table:table-cell table:style-name="ce3" table:formula="of:=[.O53]/[.O$410]" office:value-type="float" office:value="1.24923700055477" calcext:value-type="float">
            <text:p>1.25</text:p>
          </table:table-cell>
          <table:table-cell table:formula="of:=[.D53]+[.H53]+[.L53]+[.P53]" office:value-type="float" office:value="14.159411705331" calcext:value-type="float">
            <text:p>14.16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4:.G54])&gt;0;[.B54];0)" office:value-type="float" office:value="97321" calcext:value-type="float">
            <text:p>97321</text:p>
          </table:table-cell>
          <table:table-cell table:style-name="ce3" table:formula="of:=[.C54]/[.C$410]" office:value-type="float" office:value="3.71016131116782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1.73200955371332" calcext:value-type="float">
            <text:p>1.73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0" calcext:value-type="float">
            <text:p>0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0.188887197731992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4]+[.N54]" office:value-type="float" office:value="6722" calcext:value-type="float">
            <text:p>6722</text:p>
          </table:table-cell>
          <table:table-cell table:style-name="ce3" table:formula="of:=[.O54]/[.O$410]" office:value-type="float" office:value="8.52524986571487" calcext:value-type="float">
            <text:p>8.53</text:p>
          </table:table-cell>
          <table:table-cell table:formula="of:=[.D54]+[.H54]+[.L54]+[.P54]" office:value-type="float" office:value="14.156307928328" calcext:value-type="float">
            <text:p>14.16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5:.G55])&gt;0;[.B55];0)" office:value-type="float" office:value="100408" calcext:value-type="float">
            <text:p>100408</text:p>
          </table:table-cell>
          <table:table-cell table:style-name="ce3" table:formula="of:=[.C55]/[.C$410]" office:value-type="float" office:value="3.82784678467893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1.73200955371332" calcext:value-type="float">
            <text:p>1.73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0" calcext:value-type="float">
            <text:p>0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0.188887197731992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5]+[.N55]" office:value-type="float" office:value="6614" calcext:value-type="float">
            <text:p>6614</text:p>
          </table:table-cell>
          <table:table-cell table:style-name="ce3" table:formula="of:=[.O55]/[.O$410]" office:value-type="float" office:value="8.38827768697384" calcext:value-type="float">
            <text:p>8.39</text:p>
          </table:table-cell>
          <table:table-cell table:formula="of:=[.D55]+[.H55]+[.L55]+[.P55]" office:value-type="float" office:value="14.1370212230981" calcext:value-type="float">
            <text:p>14.14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6:.G56])&gt;0;[.B56];0)" office:value-type="float" office:value="94457" calcext:value-type="float">
            <text:p>94457</text:p>
          </table:table-cell>
          <table:table-cell table:style-name="ce3" table:formula="of:=[.C56]/[.C$410]" office:value-type="float" office:value="3.60097725022327" calcext:value-type="float">
            <text:p>3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6.4400996502897" calcext:value-type="float">
            <text:p>6.44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1.90260537651667" calcext:value-type="float">
            <text:p>1.90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6]+[.N56]" office:value-type="float" office:value="1714" calcext:value-type="float">
            <text:p>1714</text:p>
          </table:table-cell>
          <table:table-cell table:style-name="ce3" table:formula="of:=[.O56]/[.O$410]" office:value-type="float" office:value="2.17379920705672" calcext:value-type="float">
            <text:p>2.17</text:p>
          </table:table-cell>
          <table:table-cell table:formula="of:=[.D56]+[.H56]+[.L56]+[.P56]" office:value-type="float" office:value="14.1174814840864" calcext:value-type="float">
            <text:p>14.12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7:.G57])&gt;0;[.B57];0)" office:value-type="float" office:value="53932" calcext:value-type="float">
            <text:p>53932</text:p>
          </table:table-cell>
          <table:table-cell table:style-name="ce3" table:formula="of:=[.C57]/[.C$410]" office:value-type="float" office:value="2.05604566161366" calcext:value-type="float">
            <text:p>2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3200955371332" calcext:value-type="float">
            <text:p>1.73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88887197731992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7]+[.N57]" office:value-type="float" office:value="7992" calcext:value-type="float">
            <text:p>7992</text:p>
          </table:table-cell>
          <table:table-cell table:style-name="ce3" table:formula="of:=[.O57]/[.O$410]" office:value-type="float" office:value="10.1359412268362" calcext:value-type="float">
            <text:p>10.14</text:p>
          </table:table-cell>
          <table:table-cell table:formula="of:=[.D57]+[.H57]+[.L57]+[.P57]" office:value-type="float" office:value="14.1128836398952" calcext:value-type="float">
            <text:p>14.11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8:.G58])&gt;0;[.B58];0)" office:value-type="float" office:value="264183" calcext:value-type="float">
            <text:p>264183</text:p>
          </table:table-cell>
          <table:table-cell table:style-name="ce3" table:formula="of:=[.C58]/[.C$410]" office:value-type="float" office:value="10.0714290406824" calcext:value-type="float">
            <text:p>10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3200955371332" calcext:value-type="float">
            <text:p>1.73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88887197731992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8]+[.N58]" office:value-type="float" office:value="1604" calcext:value-type="float">
            <text:p>1604</text:p>
          </table:table-cell>
          <table:table-cell table:style-name="ce3" table:formula="of:=[.O58]/[.O$410]" office:value-type="float" office:value="2.03429050648715" calcext:value-type="float">
            <text:p>2.03</text:p>
          </table:table-cell>
          <table:table-cell table:formula="of:=[.D58]+[.H58]+[.L58]+[.P58]" office:value-type="float" office:value="14.0266162986148" calcext:value-type="float">
            <text:p>14.03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59:.G59])&gt;0;[.B59];0)" office:value-type="float" office:value="260668" calcext:value-type="float">
            <text:p>260668</text:p>
          </table:table-cell>
          <table:table-cell table:style-name="ce3" table:formula="of:=[.C59]/[.C$410]" office:value-type="float" office:value="9.93742695471166" calcext:value-type="float">
            <text:p>9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73200955371332" calcext:value-type="float">
            <text:p>1.73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188887197731992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59]+[.N59]" office:value-type="float" office:value="1619" calcext:value-type="float">
            <text:p>1619</text:p>
          </table:table-cell>
          <table:table-cell table:style-name="ce3" table:formula="of:=[.O59]/[.O$410]" office:value-type="float" office:value="2.05331442020119" calcext:value-type="float">
            <text:p>2.05</text:p>
          </table:table-cell>
          <table:table-cell table:formula="of:=[.D59]+[.H59]+[.L59]+[.P59]" office:value-type="float" office:value="13.9116381263582" calcext:value-type="float">
            <text:p>13.91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0:.G60])&gt;0;[.B60];0)" office:value-type="float" office:value="189978" calcext:value-type="float">
            <text:p>189978</text:p>
          </table:table-cell>
          <table:table-cell table:style-name="ce3" table:formula="of:=[.C60]/[.C$410]" office:value-type="float" office:value="7.24251729403767" calcext:value-type="float">
            <text:p>7.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0]*[.S$15]+[.F60]*[.S$19]+[.G60]*[.S$21]" office:value-type="float" office:value="4.70809009657638" calcext:value-type="float">
            <text:p>4.71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0" calcext:value-type="float">
            <text:p>0</text:p>
          </table:table-cell>
          <table:table-cell table:style-name="ce3" table:formula="of:=[.I60]*[.I$411]+[.J60]*[.J$411]+[.K60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0]+[.N60]" office:value-type="float" office:value="174" calcext:value-type="float">
            <text:p>174</text:p>
          </table:table-cell>
          <table:table-cell table:style-name="ce3" table:formula="of:=[.O60]/[.O$410]" office:value-type="float" office:value="0.220677399082771" calcext:value-type="float">
            <text:p>0.22</text:p>
          </table:table-cell>
          <table:table-cell table:formula="of:=[.D60]+[.H60]+[.L60]+[.P60]" office:value-type="float" office:value="13.8850029684815" calcext:value-type="float">
            <text:p>13.89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1:.G61])&gt;0;[.B61];0)" office:value-type="float" office:value="92669" calcext:value-type="float">
            <text:p>92669</text:p>
          </table:table-cell>
          <table:table-cell table:style-name="ce3" table:formula="of:=[.C61]/[.C$410]" office:value-type="float" office:value="3.53281345798554" calcext:value-type="float">
            <text:p>3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6.4400996502897" calcext:value-type="float">
            <text:p>6.44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1.90260537651667" calcext:value-type="float">
            <text:p>1.90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1]+[.N61]" office:value-type="float" office:value="1440" calcext:value-type="float">
            <text:p>1440</text:p>
          </table:table-cell>
          <table:table-cell table:style-name="ce3" table:formula="of:=[.O61]/[.O$410]" office:value-type="float" office:value="1.82629571654707" calcext:value-type="float">
            <text:p>1.83</text:p>
          </table:table-cell>
          <table:table-cell table:formula="of:=[.D61]+[.H61]+[.L61]+[.P61]" office:value-type="float" office:value="13.701814201339" calcext:value-type="float">
            <text:p>13.70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2:.G62])&gt;0;[.B62];0)" office:value-type="float" office:value="106777" calcext:value-type="float">
            <text:p>106777</text:p>
          </table:table-cell>
          <table:table-cell table:style-name="ce3" table:formula="of:=[.C62]/[.C$410]" office:value-type="float" office:value="4.07065170233111" calcext:value-type="float">
            <text:p>4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4400996502897" calcext:value-type="float">
            <text:p>6.44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90260537651667" calcext:value-type="float">
            <text:p>1.90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2]+[.N62]" office:value-type="float" office:value="1001" calcext:value-type="float">
            <text:p>1001</text:p>
          </table:table-cell>
          <table:table-cell table:style-name="ce3" table:formula="of:=[.O62]/[.O$410]" office:value-type="float" office:value="1.26952917518307" calcext:value-type="float">
            <text:p>1.27</text:p>
          </table:table-cell>
          <table:table-cell table:formula="of:=[.D62]+[.H62]+[.L62]+[.P62]" office:value-type="float" office:value="13.6828859043206" calcext:value-type="float">
            <text:p>13.68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3:.G63])&gt;0;[.B63];0)" office:value-type="float" office:value="104182" calcext:value-type="float">
            <text:p>104182</text:p>
          </table:table-cell>
          <table:table-cell table:style-name="ce3" table:formula="of:=[.C63]/[.C$410]" office:value-type="float" office:value="3.97172270856327" calcext:value-type="float">
            <text:p>3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4400996502897" calcext:value-type="float">
            <text:p>6.44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90260537651667" calcext:value-type="float">
            <text:p>1.90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3]+[.N63]" office:value-type="float" office:value="1017" calcext:value-type="float">
            <text:p>1017</text:p>
          </table:table-cell>
          <table:table-cell table:style-name="ce3" table:formula="of:=[.O63]/[.O$410]" office:value-type="float" office:value="1.28982134981137" calcext:value-type="float">
            <text:p>1.29</text:p>
          </table:table-cell>
          <table:table-cell table:formula="of:=[.D63]+[.H63]+[.L63]+[.P63]" office:value-type="float" office:value="13.604249085181" calcext:value-type="float">
            <text:p>13.60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4:.G64])&gt;0;[.B64];0)" office:value-type="float" office:value="105504" calcext:value-type="float">
            <text:p>105504</text:p>
          </table:table-cell>
          <table:table-cell table:style-name="ce3" table:formula="of:=[.C64]/[.C$410]" office:value-type="float" office:value="4.02212121714172" calcext:value-type="float">
            <text:p>4.0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1.73200955371332" calcext:value-type="float">
            <text:p>1.73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0" calcext:value-type="float">
            <text:p>0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0.188887197731992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64]+[.N64]" office:value-type="float" office:value="5960" calcext:value-type="float">
            <text:p>5960</text:p>
          </table:table-cell>
          <table:table-cell table:style-name="ce3" table:formula="of:=[.O64]/[.O$410]" office:value-type="float" office:value="7.55883504904204" calcext:value-type="float">
            <text:p>7.56</text:p>
          </table:table-cell>
          <table:table-cell table:formula="of:=[.D64]+[.H64]+[.L64]+[.P64]" office:value-type="float" office:value="13.5018530176291" calcext:value-type="float">
            <text:p>13.50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5:.G65])&gt;0;[.B65];0)" office:value-type="float" office:value="98586" calcext:value-type="float">
            <text:p>98586</text:p>
          </table:table-cell>
          <table:table-cell table:style-name="ce3" table:formula="of:=[.C65]/[.C$410]" office:value-type="float" office:value="3.75838681294675" calcext:value-type="float">
            <text:p>3.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4400996502897" calcext:value-type="float">
            <text:p>6.44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90260537651667" calcext:value-type="float">
            <text:p>1.90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5]+[.N65]" office:value-type="float" office:value="1068" calcext:value-type="float">
            <text:p>1068</text:p>
          </table:table-cell>
          <table:table-cell table:style-name="ce3" table:formula="of:=[.O65]/[.O$410]" office:value-type="float" office:value="1.35450265643908" calcext:value-type="float">
            <text:p>1.35</text:p>
          </table:table-cell>
          <table:table-cell table:formula="of:=[.D65]+[.H65]+[.L65]+[.P65]" office:value-type="float" office:value="13.4555944961922" calcext:value-type="float">
            <text:p>13.46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6:.G66])&gt;0;[.B66];0)" office:value-type="float" office:value="99540" calcext:value-type="float">
            <text:p>99540</text:p>
          </table:table-cell>
          <table:table-cell table:style-name="ce3" table:formula="of:=[.C66]/[.C$410]" office:value-type="float" office:value="3.79475608464406" calcext:value-type="float">
            <text:p>3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4400996502897" calcext:value-type="float">
            <text:p>6.44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90260537651667" calcext:value-type="float">
            <text:p>1.90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6]+[.N66]" office:value-type="float" office:value="1038" calcext:value-type="float">
            <text:p>1038</text:p>
          </table:table-cell>
          <table:table-cell table:style-name="ce3" table:formula="of:=[.O66]/[.O$410]" office:value-type="float" office:value="1.31645482901101" calcext:value-type="float">
            <text:p>1.32</text:p>
          </table:table-cell>
          <table:table-cell table:formula="of:=[.D66]+[.H66]+[.L66]+[.P66]" office:value-type="float" office:value="13.4539159404614" calcext:value-type="float">
            <text:p>13.45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7:.G67])&gt;0;[.B67];0)" office:value-type="float" office:value="95703" calcext:value-type="float">
            <text:p>95703</text:p>
          </table:table-cell>
          <table:table-cell table:style-name="ce3" table:formula="of:=[.C67]/[.C$410]" office:value-type="float" office:value="3.64847841640236" calcext:value-type="float">
            <text:p>3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4400996502897" calcext:value-type="float">
            <text:p>6.44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90260537651667" calcext:value-type="float">
            <text:p>1.90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7]+[.N67]" office:value-type="float" office:value="1121" calcext:value-type="float">
            <text:p>1121</text:p>
          </table:table-cell>
          <table:table-cell table:style-name="ce3" table:formula="of:=[.O67]/[.O$410]" office:value-type="float" office:value="1.42172048489532" calcext:value-type="float">
            <text:p>1.42</text:p>
          </table:table-cell>
          <table:table-cell table:formula="of:=[.D67]+[.H67]+[.L67]+[.P67]" office:value-type="float" office:value="13.4129039281041" calcext:value-type="float">
            <text:p>13.41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8:.G68])&gt;0;[.B68];0)" office:value-type="float" office:value="97285" calcext:value-type="float">
            <text:p>97285</text:p>
          </table:table-cell>
          <table:table-cell table:style-name="ce3" table:formula="of:=[.C68]/[.C$410]" office:value-type="float" office:value="3.70878888582075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4400996502897" calcext:value-type="float">
            <text:p>6.44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90260537651667" calcext:value-type="float">
            <text:p>1.90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8]+[.N68]" office:value-type="float" office:value="1058" calcext:value-type="float">
            <text:p>1058</text:p>
          </table:table-cell>
          <table:table-cell table:style-name="ce3" table:formula="of:=[.O68]/[.O$410]" office:value-type="float" office:value="1.34182004729639" calcext:value-type="float">
            <text:p>1.34</text:p>
          </table:table-cell>
          <table:table-cell table:formula="of:=[.D68]+[.H68]+[.L68]+[.P68]" office:value-type="float" office:value="13.3933139599235" calcext:value-type="float">
            <text:p>13.39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69:.G69])&gt;0;[.B69];0)" office:value-type="float" office:value="93927" calcext:value-type="float">
            <text:p>93927</text:p>
          </table:table-cell>
          <table:table-cell table:style-name="ce3" table:formula="of:=[.C69]/[.C$410]" office:value-type="float" office:value="3.58077209928032" calcext:value-type="float">
            <text:p>3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4400996502897" calcext:value-type="float">
            <text:p>6.44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90260537651667" calcext:value-type="float">
            <text:p>1.90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69]+[.N69]" office:value-type="float" office:value="1139" calcext:value-type="float">
            <text:p>1139</text:p>
          </table:table-cell>
          <table:table-cell table:style-name="ce3" table:formula="of:=[.O69]/[.O$410]" office:value-type="float" office:value="1.44454918135216" calcext:value-type="float">
            <text:p>1.44</text:p>
          </table:table-cell>
          <table:table-cell table:formula="of:=[.D69]+[.H69]+[.L69]+[.P69]" office:value-type="float" office:value="13.3680263074389" calcext:value-type="float">
            <text:p>13.37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0:.G70])&gt;0;[.B70];0)" office:value-type="float" office:value="176168" calcext:value-type="float">
            <text:p>176168</text:p>
          </table:table-cell>
          <table:table-cell table:style-name="ce3" table:formula="of:=[.C70]/[.C$410]" office:value-type="float" office:value="6.71603968173172" calcext:value-type="float">
            <text:p>6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0]*[.S$15]+[.F70]*[.S$19]+[.G70]*[.S$21]" office:value-type="float" office:value="4.70809009657638" calcext:value-type="float">
            <text:p>4.71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0" calcext:value-type="float">
            <text:p>0</text:p>
          </table:table-cell>
          <table:table-cell table:style-name="ce3" table:formula="of:=[.I70]*[.I$411]+[.J70]*[.J$411]+[.K70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0]+[.N70]" office:value-type="float" office:value="174" calcext:value-type="float">
            <text:p>174</text:p>
          </table:table-cell>
          <table:table-cell table:style-name="ce3" table:formula="of:=[.O70]/[.O$410]" office:value-type="float" office:value="0.220677399082771" calcext:value-type="float">
            <text:p>0.22</text:p>
          </table:table-cell>
          <table:table-cell table:formula="of:=[.D70]+[.H70]+[.L70]+[.P70]" office:value-type="float" office:value="13.3585253561755" calcext:value-type="float">
            <text:p>13.36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71:.G71])&gt;0;[.B71];0)" office:value-type="float" office:value="102947" calcext:value-type="float">
            <text:p>102947</text:p>
          </table:table-cell>
          <table:table-cell table:style-name="ce3" table:formula="of:=[.C71]/[.C$410]" office:value-type="float" office:value="3.92464089457356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1.73200955371332" calcext:value-type="float">
            <text:p>1.73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0" calcext:value-type="float">
            <text:p>0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0.188887197731992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71]+[.N71]" office:value-type="float" office:value="5889" calcext:value-type="float">
            <text:p>5889</text:p>
          </table:table-cell>
          <table:table-cell table:style-name="ce3" table:formula="of:=[.O71]/[.O$410]" office:value-type="float" office:value="7.46878852412896" calcext:value-type="float">
            <text:p>7.47</text:p>
          </table:table-cell>
          <table:table-cell table:formula="of:=[.D71]+[.H71]+[.L71]+[.P71]" office:value-type="float" office:value="13.3143261701478" calcext:value-type="float">
            <text:p>13.31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2:.G72])&gt;0;[.B72];0)" office:value-type="float" office:value="62836" calcext:value-type="float">
            <text:p>62836</text:p>
          </table:table-cell>
          <table:table-cell table:style-name="ce3" table:formula="of:=[.C72]/[.C$410]" office:value-type="float" office:value="2.39549219745524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6.4400996502897" calcext:value-type="float">
            <text:p>6.44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1.90260537651667" calcext:value-type="float">
            <text:p>1.90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2]+[.N72]" office:value-type="float" office:value="2019" calcext:value-type="float">
            <text:p>2019</text:p>
          </table:table-cell>
          <table:table-cell table:style-name="ce3" table:formula="of:=[.O72]/[.O$410]" office:value-type="float" office:value="2.56061878590871" calcext:value-type="float">
            <text:p>2.56</text:p>
          </table:table-cell>
          <table:table-cell table:formula="of:=[.D72]+[.H72]+[.L72]+[.P72]" office:value-type="float" office:value="13.2988160101703" calcext:value-type="float">
            <text:p>13.30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3:.G73])&gt;0;[.B73];0)" office:value-type="float" office:value="91031" calcext:value-type="float">
            <text:p>91031</text:p>
          </table:table-cell>
          <table:table-cell table:style-name="ce3" table:formula="of:=[.C73]/[.C$410]" office:value-type="float" office:value="3.47036810469393" calcext:value-type="float">
            <text:p>3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4400996502897" calcext:value-type="float">
            <text:p>6.44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90260537651667" calcext:value-type="float">
            <text:p>1.90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3]+[.N73]" office:value-type="float" office:value="1157" calcext:value-type="float">
            <text:p>1157</text:p>
          </table:table-cell>
          <table:table-cell table:style-name="ce3" table:formula="of:=[.O73]/[.O$410]" office:value-type="float" office:value="1.467377877809" calcext:value-type="float">
            <text:p>1.47</text:p>
          </table:table-cell>
          <table:table-cell table:formula="of:=[.D73]+[.H73]+[.L73]+[.P73]" office:value-type="float" office:value="13.2804510093093" calcext:value-type="float">
            <text:p>13.28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4:.G74])&gt;0;[.B74];0)" office:value-type="float" office:value="176301" calcext:value-type="float">
            <text:p>176301</text:p>
          </table:table-cell>
          <table:table-cell table:style-name="ce3" table:formula="of:=[.C74]/[.C$410]" office:value-type="float" office:value="6.72111003093061" calcext:value-type="float">
            <text:p>6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4]*[.S$15]+[.F74]*[.S$19]+[.G74]*[.S$21]" office:value-type="float" office:value="4.70809009657638" calcext:value-type="float">
            <text:p>4.71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0" calcext:value-type="float">
            <text:p>0</text:p>
          </table:table-cell>
          <table:table-cell table:style-name="ce3" table:formula="of:=[.I74]*[.I$411]+[.J74]*[.J$411]+[.K74]*[.K$411]" office:value-type="float" office:value="1.71371817878468" calcext:value-type="float">
            <text:p>1.71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4]+[.N74]" office:value-type="float" office:value="106" calcext:value-type="float">
            <text:p>106</text:p>
          </table:table-cell>
          <table:table-cell table:style-name="ce3" table:formula="of:=[.O74]/[.O$410]" office:value-type="float" office:value="0.134435656912493" calcext:value-type="float">
            <text:p>0.13</text:p>
          </table:table-cell>
          <table:table-cell table:formula="of:=[.D74]+[.H74]+[.L74]+[.P74]" office:value-type="float" office:value="13.2773539632042" calcext:value-type="float">
            <text:p>13.28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5:.G75])&gt;0;[.B75];0)" office:value-type="float" office:value="101367" calcext:value-type="float">
            <text:p>101367</text:p>
          </table:table-cell>
          <table:table-cell table:style-name="ce3" table:formula="of:=[.C75]/[.C$410]" office:value-type="float" office:value="3.8644066710077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1.73200955371332" calcext:value-type="float">
            <text:p>1.73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0" calcext:value-type="float">
            <text:p>0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0.188887197731992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75]+[.N75]" office:value-type="float" office:value="5843" calcext:value-type="float">
            <text:p>5843</text:p>
          </table:table-cell>
          <table:table-cell table:style-name="ce3" table:formula="of:=[.O75]/[.O$410]" office:value-type="float" office:value="7.41044852207259" calcext:value-type="float">
            <text:p>7.41</text:p>
          </table:table-cell>
          <table:table-cell table:formula="of:=[.D75]+[.H75]+[.L75]+[.P75]" office:value-type="float" office:value="13.1957519445257" calcext:value-type="float">
            <text:p>13.20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6:.G76])&gt;0;[.B76];0)" office:value-type="float" office:value="61742" calcext:value-type="float">
            <text:p>61742</text:p>
          </table:table-cell>
          <table:table-cell table:style-name="ce3" table:formula="of:=[.C76]/[.C$410]" office:value-type="float" office:value="2.35378571607488" calcext:value-type="float">
            <text:p>2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4400996502897" calcext:value-type="float">
            <text:p>6.44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1.90260537651667" calcext:value-type="float">
            <text:p>1.90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6]+[.N76]" office:value-type="float" office:value="1932" calcext:value-type="float">
            <text:p>1932</text:p>
          </table:table-cell>
          <table:table-cell table:style-name="ce3" table:formula="of:=[.O76]/[.O$410]" office:value-type="float" office:value="2.45028008636732" calcext:value-type="float">
            <text:p>2.45</text:p>
          </table:table-cell>
          <table:table-cell table:formula="of:=[.D76]+[.H76]+[.L76]+[.P76]" office:value-type="float" office:value="13.1467708292486" calcext:value-type="float">
            <text:p>13.15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7:.G77])&gt;0;[.B77];0)" office:value-type="float" office:value="119851" calcext:value-type="float">
            <text:p>119851</text:p>
          </table:table-cell>
          <table:table-cell table:style-name="ce3" table:formula="of:=[.C77]/[.C$410]" office:value-type="float" office:value="4.56907084087478" calcext:value-type="float">
            <text:p>4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4400996502897" calcext:value-type="float">
            <text:p>6.44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90260537651667" calcext:value-type="float">
            <text:p>1.90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7]+[.N77]" office:value-type="float" office:value="103" calcext:value-type="float">
            <text:p>103</text:p>
          </table:table-cell>
          <table:table-cell table:style-name="ce3" table:formula="of:=[.O77]/[.O$410]" office:value-type="float" office:value="0.130630874169686" calcext:value-type="float">
            <text:p>0.13</text:p>
          </table:table-cell>
          <table:table-cell table:formula="of:=[.D77]+[.H77]+[.L77]+[.P77]" office:value-type="float" office:value="13.0424067418508" calcext:value-type="float">
            <text:p>13.04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8:.G78])&gt;0;[.B78];0)" office:value-type="float" office:value="65356" calcext:value-type="float">
            <text:p>65356</text:p>
          </table:table-cell>
          <table:table-cell table:style-name="ce3" table:formula="of:=[.C78]/[.C$410]" office:value-type="float" office:value="2.49156197175002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4400996502897" calcext:value-type="float">
            <text:p>6.44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90260537651667" calcext:value-type="float">
            <text:p>1.90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8]+[.N78]" office:value-type="float" office:value="1717" calcext:value-type="float">
            <text:p>1717</text:p>
          </table:table-cell>
          <table:table-cell table:style-name="ce3" table:formula="of:=[.O78]/[.O$410]" office:value-type="float" office:value="2.17760398979953" calcext:value-type="float">
            <text:p>2.18</text:p>
          </table:table-cell>
          <table:table-cell table:formula="of:=[.D78]+[.H78]+[.L78]+[.P78]" office:value-type="float" office:value="13.0118709883559" calcext:value-type="float">
            <text:p>13.01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79:.G79])&gt;0;[.B79];0)" office:value-type="float" office:value="83072" calcext:value-type="float">
            <text:p>83072</text:p>
          </table:table-cell>
          <table:table-cell table:style-name="ce3" table:formula="of:=[.C79]/[.C$410]" office:value-type="float" office:value="3.16694773421289" calcext:value-type="float">
            <text:p>3.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4400996502897" calcext:value-type="float">
            <text:p>6.44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90260537651667" calcext:value-type="float">
            <text:p>1.90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79]+[.N79]" office:value-type="float" office:value="1176" calcext:value-type="float">
            <text:p>1176</text:p>
          </table:table-cell>
          <table:table-cell table:style-name="ce3" table:formula="of:=[.O79]/[.O$410]" office:value-type="float" office:value="1.49147483518011" calcext:value-type="float">
            <text:p>1.49</text:p>
          </table:table-cell>
          <table:table-cell table:formula="of:=[.D79]+[.H79]+[.L79]+[.P79]" office:value-type="float" office:value="13.0011275961994" calcext:value-type="float">
            <text:p>13.00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0:.G80])&gt;0;[.B80];0)" office:value-type="float" office:value="69216" calcext:value-type="float">
            <text:p>69216</text:p>
          </table:table-cell>
          <table:table-cell table:style-name="ce3" table:formula="of:=[.C80]/[.C$410]" office:value-type="float" office:value="2.6387164672968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4400996502897" calcext:value-type="float">
            <text:p>6.44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90260537651667" calcext:value-type="float">
            <text:p>1.90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0]+[.N80]" office:value-type="float" office:value="1572" calcext:value-type="float">
            <text:p>1572</text:p>
          </table:table-cell>
          <table:table-cell table:style-name="ce3" table:formula="of:=[.O80]/[.O$410]" office:value-type="float" office:value="1.99370615723055" calcext:value-type="float">
            <text:p>1.99</text:p>
          </table:table-cell>
          <table:table-cell table:formula="of:=[.D80]+[.H80]+[.L80]+[.P80]" office:value-type="float" office:value="12.9751276513337" calcext:value-type="float">
            <text:p>12.98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1:.G81])&gt;0;[.B81];0)" office:value-type="float" office:value="67725" calcext:value-type="float">
            <text:p>67725</text:p>
          </table:table-cell>
          <table:table-cell table:style-name="ce3" table:formula="of:=[.C81]/[.C$410]" office:value-type="float" office:value="2.58187518417238" calcext:value-type="float">
            <text:p>2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4400996502897" calcext:value-type="float">
            <text:p>6.44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90260537651667" calcext:value-type="float">
            <text:p>1.90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1]+[.N81]" office:value-type="float" office:value="1591" calcext:value-type="float">
            <text:p>1591</text:p>
          </table:table-cell>
          <table:table-cell table:style-name="ce3" table:formula="of:=[.O81]/[.O$410]" office:value-type="float" office:value="2.01780311460166" calcext:value-type="float">
            <text:p>2.02</text:p>
          </table:table-cell>
          <table:table-cell table:formula="of:=[.D81]+[.H81]+[.L81]+[.P81]" office:value-type="float" office:value="12.9423833255804" calcext:value-type="float">
            <text:p>12.94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2:.G82])&gt;0;[.B82];0)" office:value-type="float" office:value="59928" calcext:value-type="float">
            <text:p>59928</text:p>
          </table:table-cell>
          <table:table-cell table:style-name="ce3" table:formula="of:=[.C82]/[.C$410]" office:value-type="float" office:value="2.28463072775316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1.73200955371332" calcext:value-type="float">
            <text:p>1.73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0" calcext:value-type="float">
            <text:p>0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0.188887197731992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82]+[.N82]" office:value-type="float" office:value="6875" calcext:value-type="float">
            <text:p>6875</text:p>
          </table:table-cell>
          <table:table-cell table:style-name="ce3" table:formula="of:=[.O82]/[.O$410]" office:value-type="float" office:value="8.719293785598" calcext:value-type="float">
            <text:p>8.72</text:p>
          </table:table-cell>
          <table:table-cell table:formula="of:=[.D82]+[.H82]+[.L82]+[.P82]" office:value-type="float" office:value="12.9248212647965" calcext:value-type="float">
            <text:p>12.92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3:.G83])&gt;0;[.B83];0)" office:value-type="float" office:value="65829" calcext:value-type="float">
            <text:p>65829</text:p>
          </table:table-cell>
          <table:table-cell table:style-name="ce3" table:formula="of:=[.C83]/[.C$410]" office:value-type="float" office:value="2.50959411589345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4400996502897" calcext:value-type="float">
            <text:p>6.44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90260537651667" calcext:value-type="float">
            <text:p>1.90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3]+[.N83]" office:value-type="float" office:value="1613" calcext:value-type="float">
            <text:p>1613</text:p>
          </table:table-cell>
          <table:table-cell table:style-name="ce3" table:formula="of:=[.O83]/[.O$410]" office:value-type="float" office:value="2.04570485471557" calcext:value-type="float">
            <text:p>2.05</text:p>
          </table:table-cell>
          <table:table-cell table:formula="of:=[.D83]+[.H83]+[.L83]+[.P83]" office:value-type="float" office:value="12.8980039974154" calcext:value-type="float">
            <text:p>12.90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4:.G84])&gt;0;[.B84];0)" office:value-type="float" office:value="60480" calcext:value-type="float">
            <text:p>60480</text:p>
          </table:table-cell>
          <table:table-cell table:style-name="ce3" table:formula="of:=[.C84]/[.C$410]" office:value-type="float" office:value="2.30567458307487" calcext:value-type="float">
            <text:p>2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4400996502897" calcext:value-type="float">
            <text:p>6.44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90260537651667" calcext:value-type="float">
            <text:p>1.90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4]+[.N84]" office:value-type="float" office:value="1759" calcext:value-type="float">
            <text:p>1759</text:p>
          </table:table-cell>
          <table:table-cell table:style-name="ce3" table:formula="of:=[.O84]/[.O$410]" office:value-type="float" office:value="2.23087094819882" calcext:value-type="float">
            <text:p>2.23</text:p>
          </table:table-cell>
          <table:table-cell table:formula="of:=[.D84]+[.H84]+[.L84]+[.P84]" office:value-type="float" office:value="12.8792505580801" calcext:value-type="float">
            <text:p>12.88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5:.G85])&gt;0;[.B85];0)" office:value-type="float" office:value="73977" calcext:value-type="float">
            <text:p>73977</text:p>
          </table:table-cell>
          <table:table-cell table:style-name="ce3" table:formula="of:=[.C85]/[.C$410]" office:value-type="float" office:value="2.82021971944659" calcext:value-type="float">
            <text:p>2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4400996502897" calcext:value-type="float">
            <text:p>6.44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90260537651667" calcext:value-type="float">
            <text:p>1.90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5]+[.N85]" office:value-type="float" office:value="1282" calcext:value-type="float">
            <text:p>1282</text:p>
          </table:table-cell>
          <table:table-cell table:style-name="ce3" table:formula="of:=[.O85]/[.O$410]" office:value-type="float" office:value="1.6259104920926" calcext:value-type="float">
            <text:p>1.63</text:p>
          </table:table-cell>
          <table:table-cell table:formula="of:=[.D85]+[.H85]+[.L85]+[.P85]" office:value-type="float" office:value="12.7888352383456" calcext:value-type="float">
            <text:p>12.79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6:.G86])&gt;0;[.B86];0)" office:value-type="float" office:value="112238" calcext:value-type="float">
            <text:p>112238</text:p>
          </table:table-cell>
          <table:table-cell table:style-name="ce3" table:formula="of:=[.C86]/[.C$410]" office:value-type="float" office:value="4.27884100289612" calcext:value-type="float">
            <text:p>4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4400996502897" calcext:value-type="float">
            <text:p>6.44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90260537651667" calcext:value-type="float">
            <text:p>1.90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6]+[.N86]" office:value-type="float" office:value="128" calcext:value-type="float">
            <text:p>128</text:p>
          </table:table-cell>
          <table:table-cell table:style-name="ce3" table:formula="of:=[.O86]/[.O$410]" office:value-type="float" office:value="0.162337397026406" calcext:value-type="float">
            <text:p>0.16</text:p>
          </table:table-cell>
          <table:table-cell table:formula="of:=[.D86]+[.H86]+[.L86]+[.P86]" office:value-type="float" office:value="12.7838834267289" calcext:value-type="float">
            <text:p>12.78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87:.G87])&gt;0;[.B87];0)" office:value-type="float" office:value="90152" calcext:value-type="float">
            <text:p>90152</text:p>
          </table:table-cell>
          <table:table-cell table:style-name="ce3" table:formula="of:=[.C87]/[.C$410]" office:value-type="float" office:value="3.43685805246967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1.73200955371332" calcext:value-type="float">
            <text:p>1.73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0" calcext:value-type="float">
            <text:p>0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0.188887197731992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87]+[.N87]" office:value-type="float" office:value="5815" calcext:value-type="float">
            <text:p>5815</text:p>
          </table:table-cell>
          <table:table-cell table:style-name="ce3" table:formula="of:=[.O87]/[.O$410]" office:value-type="float" office:value="7.37493721647307" calcext:value-type="float">
            <text:p>7.37</text:p>
          </table:table-cell>
          <table:table-cell table:formula="of:=[.D87]+[.H87]+[.L87]+[.P87]" office:value-type="float" office:value="12.7326920203881" calcext:value-type="float">
            <text:p>12.73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8:.G88])&gt;0;[.B88];0)" office:value-type="float" office:value="71227" calcext:value-type="float">
            <text:p>71227</text:p>
          </table:table-cell>
          <table:table-cell table:style-name="ce3" table:formula="of:=[.C88]/[.C$410]" office:value-type="float" office:value="2.71538167210109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4400996502897" calcext:value-type="float">
            <text:p>6.44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90260537651667" calcext:value-type="float">
            <text:p>1.90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8]+[.N88]" office:value-type="float" office:value="1302" calcext:value-type="float">
            <text:p>1302</text:p>
          </table:table-cell>
          <table:table-cell table:style-name="ce3" table:formula="of:=[.O88]/[.O$410]" office:value-type="float" office:value="1.65127571037798" calcext:value-type="float">
            <text:p>1.65</text:p>
          </table:table-cell>
          <table:table-cell table:formula="of:=[.D88]+[.H88]+[.L88]+[.P88]" office:value-type="float" office:value="12.7093624092854" calcext:value-type="float">
            <text:p>12.71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9:.G89])&gt;0;[.B89];0)" office:value-type="float" office:value="70440" calcext:value-type="float">
            <text:p>70440</text:p>
          </table:table-cell>
          <table:table-cell table:style-name="ce3" table:formula="of:=[.C89]/[.C$410]" office:value-type="float" office:value="2.68537892909712" calcext:value-type="float">
            <text:p>2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4400996502897" calcext:value-type="float">
            <text:p>6.44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90260537651667" calcext:value-type="float">
            <text:p>1.90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9]+[.N89]" office:value-type="float" office:value="1322" calcext:value-type="float">
            <text:p>1322</text:p>
          </table:table-cell>
          <table:table-cell table:style-name="ce3" table:formula="of:=[.O89]/[.O$410]" office:value-type="float" office:value="1.67664092866335" calcext:value-type="float">
            <text:p>1.68</text:p>
          </table:table-cell>
          <table:table-cell table:formula="of:=[.D89]+[.H89]+[.L89]+[.P89]" office:value-type="float" office:value="12.7047248845669" calcext:value-type="float">
            <text:p>12.70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0:.G90])&gt;0;[.B90];0)" office:value-type="float" office:value="69225" calcext:value-type="float">
            <text:p>69225</text:p>
          </table:table-cell>
          <table:table-cell table:style-name="ce3" table:formula="of:=[.C90]/[.C$410]" office:value-type="float" office:value="2.63905957363357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4400996502897" calcext:value-type="float">
            <text:p>6.44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90260537651667" calcext:value-type="float">
            <text:p>1.90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0]+[.N90]" office:value-type="float" office:value="1342" calcext:value-type="float">
            <text:p>1342</text:p>
          </table:table-cell>
          <table:table-cell table:style-name="ce3" table:formula="of:=[.O90]/[.O$410]" office:value-type="float" office:value="1.70200614694873" calcext:value-type="float">
            <text:p>1.70</text:p>
          </table:table-cell>
          <table:table-cell table:formula="of:=[.D90]+[.H90]+[.L90]+[.P90]" office:value-type="float" office:value="12.6837707473887" calcext:value-type="float">
            <text:p>12.68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1:.G91])&gt;0;[.B91];0)" office:value-type="float" office:value="159360" calcext:value-type="float">
            <text:p>159360</text:p>
          </table:table-cell>
          <table:table-cell table:style-name="ce3" table:formula="of:=[.C91]/[.C$410]" office:value-type="float" office:value="6.07526953635601" calcext:value-type="float">
            <text:p>6.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1]*[.S$15]+[.F91]*[.S$19]+[.G91]*[.S$21]" office:value-type="float" office:value="4.70809009657638" calcext:value-type="float">
            <text:p>4.71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0" calcext:value-type="float">
            <text:p>0</text:p>
          </table:table-cell>
          <table:table-cell table:style-name="ce3" table:formula="of:=[.I91]*[.I$411]+[.J91]*[.J$411]+[.K91]*[.K$411]" office:value-type="float" office:value="1.71371817878468" calcext:value-type="float">
            <text:p>1.71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1]+[.N91]" office:value-type="float" office:value="118" calcext:value-type="float">
            <text:p>118</text:p>
          </table:table-cell>
          <table:table-cell table:style-name="ce3" table:formula="of:=[.O91]/[.O$410]" office:value-type="float" office:value="0.149654787883718" calcext:value-type="float">
            <text:p>0.15</text:p>
          </table:table-cell>
          <table:table-cell table:formula="of:=[.D91]+[.H91]+[.L91]+[.P91]" office:value-type="float" office:value="12.6467325996008" calcext:value-type="float">
            <text:p>12.65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2:.G92])&gt;0;[.B92];0)" office:value-type="float" office:value="223534" calcext:value-type="float">
            <text:p>223534</text:p>
          </table:table-cell>
          <table:table-cell table:style-name="ce3" table:formula="of:=[.C92]/[.C$410]" office:value-type="float" office:value="8.52177020921063" calcext:value-type="float">
            <text:p>8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1.73200955371332" calcext:value-type="float">
            <text:p>1.73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0" calcext:value-type="float">
            <text:p>0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0.188887197731992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2]+[.N92]" office:value-type="float" office:value="1736" calcext:value-type="float">
            <text:p>1736</text:p>
          </table:table-cell>
          <table:table-cell table:style-name="ce3" table:formula="of:=[.O92]/[.O$410]" office:value-type="float" office:value="2.20170094717064" calcext:value-type="float">
            <text:p>2.20</text:p>
          </table:table-cell>
          <table:table-cell table:formula="of:=[.D92]+[.H92]+[.L92]+[.P92]" office:value-type="float" office:value="12.6443679078266" calcext:value-type="float">
            <text:p>12.64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3:.G93])&gt;0;[.B93];0)" office:value-type="float" office:value="67346" calcext:value-type="float">
            <text:p>67346</text:p>
          </table:table-cell>
          <table:table-cell table:style-name="ce3" table:formula="of:=[.C93]/[.C$410]" office:value-type="float" office:value="2.56742659510186" calcext:value-type="float">
            <text:p>2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4400996502897" calcext:value-type="float">
            <text:p>6.44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1.90260537651667" calcext:value-type="float">
            <text:p>1.90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3]+[.N93]" office:value-type="float" office:value="1363" calcext:value-type="float">
            <text:p>1363</text:p>
          </table:table-cell>
          <table:table-cell table:style-name="ce3" table:formula="of:=[.O93]/[.O$410]" office:value-type="float" office:value="1.72863962614837" calcext:value-type="float">
            <text:p>1.73</text:p>
          </table:table-cell>
          <table:table-cell table:formula="of:=[.D93]+[.H93]+[.L93]+[.P93]" office:value-type="float" office:value="12.6387712480566" calcext:value-type="float">
            <text:p>12.64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4:.G94])&gt;0;[.B94];0)" office:value-type="float" office:value="110958" calcext:value-type="float">
            <text:p>110958</text:p>
          </table:table-cell>
          <table:table-cell table:style-name="ce3" table:formula="of:=[.C94]/[.C$410]" office:value-type="float" office:value="4.23004365722258" calcext:value-type="float">
            <text:p>4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4400996502897" calcext:value-type="float">
            <text:p>6.44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90260537651667" calcext:value-type="float">
            <text:p>1.90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4]+[.N94]" office:value-type="float" office:value="38" calcext:value-type="float">
            <text:p>38</text:p>
          </table:table-cell>
          <table:table-cell table:style-name="ce3" table:formula="of:=[.O94]/[.O$410]" office:value-type="float" office:value="0.0481939147422144" calcext:value-type="float">
            <text:p>0.05</text:p>
          </table:table-cell>
          <table:table-cell table:formula="of:=[.D94]+[.H94]+[.L94]+[.P94]" office:value-type="float" office:value="12.6209425987712" calcext:value-type="float">
            <text:p>12.62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95:.G95])&gt;0;[.B95];0)" office:value-type="float" office:value="52551" calcext:value-type="float">
            <text:p>52551</text:p>
          </table:table-cell>
          <table:table-cell table:style-name="ce3" table:formula="of:=[.C95]/[.C$410]" office:value-type="float" office:value="2.00339790038306" calcext:value-type="float">
            <text:p>2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4400996502897" calcext:value-type="float">
            <text:p>6.44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90260537651667" calcext:value-type="float">
            <text:p>1.90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95]+[.N95]" office:value-type="float" office:value="1792" calcext:value-type="float">
            <text:p>1792</text:p>
          </table:table-cell>
          <table:table-cell table:style-name="ce3" table:formula="of:=[.O95]/[.O$410]" office:value-type="float" office:value="2.27272355836969" calcext:value-type="float">
            <text:p>2.27</text:p>
          </table:table-cell>
          <table:table-cell table:formula="of:=[.D95]+[.H95]+[.L95]+[.P95]" office:value-type="float" office:value="12.6188264855591" calcext:value-type="float">
            <text:p>12.62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96:.G96])&gt;0;[.B96];0)" office:value-type="float" office:value="58937" calcext:value-type="float">
            <text:p>58937</text:p>
          </table:table-cell>
          <table:table-cell table:style-name="ce3" table:formula="of:=[.C96]/[.C$410]" office:value-type="float" office:value="2.24685090778247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4400996502897" calcext:value-type="float">
            <text:p>6.44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90260537651667" calcext:value-type="float">
            <text:p>1.90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96]+[.N96]" office:value-type="float" office:value="1573" calcext:value-type="float">
            <text:p>1573</text:p>
          </table:table-cell>
          <table:table-cell table:style-name="ce3" table:formula="of:=[.O96]/[.O$410]" office:value-type="float" office:value="1.99497441814482" calcext:value-type="float">
            <text:p>1.99</text:p>
          </table:table-cell>
          <table:table-cell table:formula="of:=[.D96]+[.H96]+[.L96]+[.P96]" office:value-type="float" office:value="12.5845303527337" calcext:value-type="float">
            <text:p>12.58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7:.G97])&gt;0;[.B97];0)" office:value-type="float" office:value="64566" calcext:value-type="float">
            <text:p>64566</text:p>
          </table:table-cell>
          <table:table-cell table:style-name="ce3" table:formula="of:=[.C97]/[.C$410]" office:value-type="float" office:value="2.46144485996713" calcext:value-type="float">
            <text:p>2.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4400996502897" calcext:value-type="float">
            <text:p>6.44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90260537651667" calcext:value-type="float">
            <text:p>1.90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7]+[.N97]" office:value-type="float" office:value="1384" calcext:value-type="float">
            <text:p>1384</text:p>
          </table:table-cell>
          <table:table-cell table:style-name="ce3" table:formula="of:=[.O97]/[.O$410]" office:value-type="float" office:value="1.75527310534802" calcext:value-type="float">
            <text:p>1.76</text:p>
          </table:table-cell>
          <table:table-cell table:formula="of:=[.D97]+[.H97]+[.L97]+[.P97]" office:value-type="float" office:value="12.5594229921215" calcext:value-type="float">
            <text:p>12.56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8:.G98])&gt;0;[.B98];0)" office:value-type="float" office:value="63415" calcext:value-type="float">
            <text:p>63415</text:p>
          </table:table-cell>
          <table:table-cell table:style-name="ce3" table:formula="of:=[.C98]/[.C$410]" office:value-type="float" office:value="2.41756537178725" calcext:value-type="float">
            <text:p>2.4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4400996502897" calcext:value-type="float">
            <text:p>6.44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90260537651667" calcext:value-type="float">
            <text:p>1.90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8]+[.N98]" office:value-type="float" office:value="1405" calcext:value-type="float">
            <text:p>1405</text:p>
          </table:table-cell>
          <table:table-cell table:style-name="ce3" table:formula="of:=[.O98]/[.O$410]" office:value-type="float" office:value="1.78190658454766" calcext:value-type="float">
            <text:p>1.78</text:p>
          </table:table-cell>
          <table:table-cell table:formula="of:=[.D98]+[.H98]+[.L98]+[.P98]" office:value-type="float" office:value="12.5421769831413" calcext:value-type="float">
            <text:p>12.54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99:.G99])&gt;0;[.B99];0)" office:value-type="float" office:value="97987" calcext:value-type="float">
            <text:p>97987</text:p>
          </table:table-cell>
          <table:table-cell table:style-name="ce3" table:formula="of:=[.C99]/[.C$410]" office:value-type="float" office:value="3.73555118008858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4400996502897" calcext:value-type="float">
            <text:p>6.44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1.90260537651667" calcext:value-type="float">
            <text:p>1.90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99]+[.N99]" office:value-type="float" office:value="308" calcext:value-type="float">
            <text:p>308</text:p>
          </table:table-cell>
          <table:table-cell table:style-name="ce3" table:formula="of:=[.O99]/[.O$410]" office:value-type="float" office:value="0.39062436159479" calcext:value-type="float">
            <text:p>0.39</text:p>
          </table:table-cell>
          <table:table-cell table:formula="of:=[.D99]+[.H99]+[.L99]+[.P99]" office:value-type="float" office:value="12.4688805684897" calcext:value-type="float">
            <text:p>12.47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0:.G100])&gt;0;[.B100];0)" office:value-type="float" office:value="134686" calcext:value-type="float">
            <text:p>134686</text:p>
          </table:table-cell>
          <table:table-cell table:style-name="ce3" table:formula="of:=[.C100]/[.C$410]" office:value-type="float" office:value="5.13462445264587" calcext:value-type="float">
            <text:p>5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0]*[.S$15]+[.F100]*[.S$19]+[.G100]*[.S$21]" office:value-type="float" office:value="4.70809009657638" calcext:value-type="float">
            <text:p>4.71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0" calcext:value-type="float">
            <text:p>0</text:p>
          </table:table-cell>
          <table:table-cell table:style-name="ce3" table:formula="of:=[.I100]*[.I$411]+[.J100]*[.J$411]+[.K100]*[.K$411]" office:value-type="float" office:value="1.71371817878468" calcext:value-type="float">
            <text:p>1.71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0]+[.N100]" office:value-type="float" office:value="660" calcext:value-type="float">
            <text:p>660</text:p>
          </table:table-cell>
          <table:table-cell table:style-name="ce3" table:formula="of:=[.O100]/[.O$410]" office:value-type="float" office:value="0.837052203417408" calcext:value-type="float">
            <text:p>0.84</text:p>
          </table:table-cell>
          <table:table-cell table:formula="of:=[.D100]+[.H100]+[.L100]+[.P100]" office:value-type="float" office:value="12.3934849314243" calcext:value-type="float">
            <text:p>12.39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1:.G101])&gt;0;[.B101];0)" office:value-type="float" office:value="150114" calcext:value-type="float">
            <text:p>150114</text:p>
          </table:table-cell>
          <table:table-cell table:style-name="ce3" table:formula="of:=[.C101]/[.C$410]" office:value-type="float" office:value="5.72278495971729" calcext:value-type="float">
            <text:p>5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1]*[.S$15]+[.F101]*[.S$19]+[.G101]*[.S$21]" office:value-type="float" office:value="4.70809009657638" calcext:value-type="float">
            <text:p>4.71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0" calcext:value-type="float">
            <text:p>0</text:p>
          </table:table-cell>
          <table:table-cell table:style-name="ce3" table:formula="of:=[.I101]*[.I$411]+[.J101]*[.J$411]+[.K101]*[.K$411]" office:value-type="float" office:value="1.71371817878468" calcext:value-type="float">
            <text:p>1.71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1]+[.N101]" office:value-type="float" office:value="174" calcext:value-type="float">
            <text:p>174</text:p>
          </table:table-cell>
          <table:table-cell table:style-name="ce3" table:formula="of:=[.O101]/[.O$410]" office:value-type="float" office:value="0.220677399082771" calcext:value-type="float">
            <text:p>0.22</text:p>
          </table:table-cell>
          <table:table-cell table:formula="of:=[.D101]+[.H101]+[.L101]+[.P101]" office:value-type="float" office:value="12.3652706341611" calcext:value-type="float">
            <text:p>12.37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2:.G102])&gt;0;[.B102];0)" office:value-type="float" office:value="104166" calcext:value-type="float">
            <text:p>104166</text:p>
          </table:table-cell>
          <table:table-cell table:style-name="ce3" table:formula="of:=[.C102]/[.C$410]" office:value-type="float" office:value="3.97111274174235" calcext:value-type="float">
            <text:p>3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6.4400996502897" calcext:value-type="float">
            <text:p>6.44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1.90260537651667" calcext:value-type="float">
            <text:p>1.90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2]+[.N102]" office:value-type="float" office:value="10" calcext:value-type="float">
            <text:p>10</text:p>
          </table:table-cell>
          <table:table-cell table:style-name="ce3" table:formula="of:=[.O102]/[.O$410]" office:value-type="float" office:value="0.012682609142688" calcext:value-type="float">
            <text:p>0.01</text:p>
          </table:table-cell>
          <table:table-cell table:formula="of:=[.D102]+[.H102]+[.L102]+[.P102]" office:value-type="float" office:value="12.3265003776914" calcext:value-type="float">
            <text:p>12.33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3:.G103])&gt;0;[.B103];0)" office:value-type="float" office:value="146420" calcext:value-type="float">
            <text:p>146420</text:p>
          </table:table-cell>
          <table:table-cell table:style-name="ce3" table:formula="of:=[.C103]/[.C$410]" office:value-type="float" office:value="5.58195886993755" calcext:value-type="float">
            <text:p>5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3]*[.S$15]+[.F103]*[.S$19]+[.G103]*[.S$21]" office:value-type="float" office:value="4.70809009657638" calcext:value-type="float">
            <text:p>4.71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0" calcext:value-type="float">
            <text:p>0</text:p>
          </table:table-cell>
          <table:table-cell table:style-name="ce3" table:formula="of:=[.I103]*[.I$411]+[.J103]*[.J$411]+[.K103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3]+[.N103]" office:value-type="float" office:value="174" calcext:value-type="float">
            <text:p>174</text:p>
          </table:table-cell>
          <table:table-cell table:style-name="ce3" table:formula="of:=[.O103]/[.O$410]" office:value-type="float" office:value="0.220677399082771" calcext:value-type="float">
            <text:p>0.22</text:p>
          </table:table-cell>
          <table:table-cell table:formula="of:=[.D103]+[.H103]+[.L103]+[.P103]" office:value-type="float" office:value="12.2244445443814" calcext:value-type="float">
            <text:p>12.22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4:.G104])&gt;0;[.B104];0)" office:value-type="float" office:value="73893" calcext:value-type="float">
            <text:p>73893</text:p>
          </table:table-cell>
          <table:table-cell table:style-name="ce3" table:formula="of:=[.C104]/[.C$410]" office:value-type="float" office:value="2.81701739363677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1.73200955371332" calcext:value-type="float">
            <text:p>1.73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0" calcext:value-type="float">
            <text:p>0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0.188887197731992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04]+[.N104]" office:value-type="float" office:value="5897" calcext:value-type="float">
            <text:p>5897</text:p>
          </table:table-cell>
          <table:table-cell table:style-name="ce3" table:formula="of:=[.O104]/[.O$410]" office:value-type="float" office:value="7.47893461144311" calcext:value-type="float">
            <text:p>7.48</text:p>
          </table:table-cell>
          <table:table-cell table:formula="of:=[.D104]+[.H104]+[.L104]+[.P104]" office:value-type="float" office:value="12.2168487565252" calcext:value-type="float">
            <text:p>12.22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5:.G105])&gt;0;[.B105];0)" office:value-type="float" office:value="146830" calcext:value-type="float">
            <text:p>146830</text:p>
          </table:table-cell>
          <table:table-cell table:style-name="ce3" table:formula="of:=[.C105]/[.C$410]" office:value-type="float" office:value="5.5975892697236" calcext:value-type="float">
            <text:p>5.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5]*[.S$15]+[.F105]*[.S$19]+[.G105]*[.S$21]" office:value-type="float" office:value="4.70809009657638" calcext:value-type="float">
            <text:p>4.71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0" calcext:value-type="float">
            <text:p>0</text:p>
          </table:table-cell>
          <table:table-cell table:style-name="ce3" table:formula="of:=[.I105]*[.I$411]+[.J105]*[.J$411]+[.K105]*[.K$411]" office:value-type="float" office:value="1.71371817878468" calcext:value-type="float">
            <text:p>1.71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5]+[.N105]" office:value-type="float" office:value="110" calcext:value-type="float">
            <text:p>110</text:p>
          </table:table-cell>
          <table:table-cell table:style-name="ce3" table:formula="of:=[.O105]/[.O$410]" office:value-type="float" office:value="0.139508700569568" calcext:value-type="float">
            <text:p>0.14</text:p>
          </table:table-cell>
          <table:table-cell table:formula="of:=[.D105]+[.H105]+[.L105]+[.P105]" office:value-type="float" office:value="12.1589062456542" calcext:value-type="float">
            <text:p>12.16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6:.G106])&gt;0;[.B106];0)" office:value-type="float" office:value="73420" calcext:value-type="float">
            <text:p>73420</text:p>
          </table:table-cell>
          <table:table-cell table:style-name="ce3" table:formula="of:=[.C106]/[.C$410]" office:value-type="float" office:value="2.7989852494933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6]*[.S$15]+[.F106]*[.S$19]+[.G106]*[.S$21]" office:value-type="float" office:value="1.73200955371332" calcext:value-type="float">
            <text:p>1.73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0" calcext:value-type="float">
            <text:p>0</text:p>
          </table:table-cell>
          <table:table-cell table:style-name="ce1" table:formula="of:=IF([.G106]&gt;0;1;0)" office:value-type="float" office:value="1" calcext:value-type="float">
            <text:p>1</text:p>
          </table:table-cell>
          <table:table-cell table:style-name="ce3" table:formula="of:=[.I106]*[.I$411]+[.J106]*[.J$411]+[.K106]*[.K$411]" office:value-type="float" office:value="0.188887197731992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06]+[.N106]" office:value-type="float" office:value="5836" calcext:value-type="float">
            <text:p>5836</text:p>
          </table:table-cell>
          <table:table-cell table:style-name="ce3" table:formula="of:=[.O106]/[.O$410]" office:value-type="float" office:value="7.40157069567271" calcext:value-type="float">
            <text:p>7.40</text:p>
          </table:table-cell>
          <table:table-cell table:formula="of:=[.D106]+[.H106]+[.L106]+[.P106]" office:value-type="float" office:value="12.1214526966114" calcext:value-type="float">
            <text:p>12.12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7:.G107])&gt;0;[.B107];0)" office:value-type="float" office:value="145884" calcext:value-type="float">
            <text:p>145884</text:p>
          </table:table-cell>
          <table:table-cell table:style-name="ce3" table:formula="of:=[.C107]/[.C$410]" office:value-type="float" office:value="5.56152498143675" calcext:value-type="float">
            <text:p>5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7]*[.S$15]+[.F107]*[.S$19]+[.G107]*[.S$21]" office:value-type="float" office:value="4.70809009657638" calcext:value-type="float">
            <text:p>4.71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0" calcext:value-type="float">
            <text:p>0</text:p>
          </table:table-cell>
          <table:table-cell table:style-name="ce3" table:formula="of:=[.I107]*[.I$411]+[.J107]*[.J$411]+[.K107]*[.K$411]" office:value-type="float" office:value="1.71371817878468" calcext:value-type="float">
            <text:p>1.71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7]+[.N107]" office:value-type="float" office:value="66" calcext:value-type="float">
            <text:p>66</text:p>
          </table:table-cell>
          <table:table-cell table:style-name="ce3" table:formula="of:=[.O107]/[.O$410]" office:value-type="float" office:value="0.0837052203417408" calcext:value-type="float">
            <text:p>0.08</text:p>
          </table:table-cell>
          <table:table-cell table:formula="of:=[.D107]+[.H107]+[.L107]+[.P107]" office:value-type="float" office:value="12.0670384771396" calcext:value-type="float">
            <text:p>12.07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8:.G108])&gt;0;[.B108];0)" office:value-type="float" office:value="76073" calcext:value-type="float">
            <text:p>76073</text:p>
          </table:table-cell>
          <table:table-cell table:style-name="ce3" table:formula="of:=[.C108]/[.C$410]" office:value-type="float" office:value="2.90012537298702" calcext:value-type="float">
            <text:p>2.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6.4400996502897" calcext:value-type="float">
            <text:p>6.44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1.90260537651667" calcext:value-type="float">
            <text:p>1.90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8]+[.N108]" office:value-type="float" office:value="647" calcext:value-type="float">
            <text:p>647</text:p>
          </table:table-cell>
          <table:table-cell table:style-name="ce3" table:formula="of:=[.O108]/[.O$410]" office:value-type="float" office:value="0.820564811531913" calcext:value-type="float">
            <text:p>0.82</text:p>
          </table:table-cell>
          <table:table-cell table:formula="of:=[.D108]+[.H108]+[.L108]+[.P108]" office:value-type="float" office:value="12.0633952113253" calcext:value-type="float">
            <text:p>12.06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9:.G109])&gt;0;[.B109];0)" office:value-type="float" office:value="206256" calcext:value-type="float">
            <text:p>206256</text:p>
          </table:table-cell>
          <table:table-cell table:style-name="ce3" table:formula="of:=[.C109]/[.C$410]" office:value-type="float" office:value="7.86308228847042" calcext:value-type="float">
            <text:p>7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73200955371332" calcext:value-type="float">
            <text:p>1.73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188887197731992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9]+[.N109]" office:value-type="float" office:value="1793" calcext:value-type="float">
            <text:p>1793</text:p>
          </table:table-cell>
          <table:table-cell table:style-name="ce3" table:formula="of:=[.O109]/[.O$410]" office:value-type="float" office:value="2.27399181928396" calcext:value-type="float">
            <text:p>2.27</text:p>
          </table:table-cell>
          <table:table-cell table:formula="of:=[.D109]+[.H109]+[.L109]+[.P109]" office:value-type="float" office:value="12.0579708591997" calcext:value-type="float">
            <text:p>12.06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0:.G110])&gt;0;[.B110];0)" office:value-type="float" office:value="97027" calcext:value-type="float">
            <text:p>97027</text:p>
          </table:table-cell>
          <table:table-cell table:style-name="ce3" table:formula="of:=[.C110]/[.C$410]" office:value-type="float" office:value="3.69895317083343" calcext:value-type="float">
            <text:p>3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6.4400996502897" calcext:value-type="float">
            <text:p>6.44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1" calcext:value-type="float">
            <text:p>1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1.90260537651667" calcext:value-type="float">
            <text:p>1.90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0]+[.N110]" office:value-type="float" office:value="11" calcext:value-type="float">
            <text:p>11</text:p>
          </table:table-cell>
          <table:table-cell table:style-name="ce3" table:formula="of:=[.O110]/[.O$410]" office:value-type="float" office:value="0.0139508700569568" calcext:value-type="float">
            <text:p>0.01</text:p>
          </table:table-cell>
          <table:table-cell table:formula="of:=[.D110]+[.H110]+[.L110]+[.P110]" office:value-type="float" office:value="12.0556090676968" calcext:value-type="float">
            <text:p>12.06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1:.G111])&gt;0;[.B111];0)" office:value-type="float" office:value="204085" calcext:value-type="float">
            <text:p>204085</text:p>
          </table:table-cell>
          <table:table-cell table:style-name="ce3" table:formula="of:=[.C111]/[.C$410]" office:value-type="float" office:value="7.78031741545694" calcext:value-type="float">
            <text:p>7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3200955371332" calcext:value-type="float">
            <text:p>1.73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88887197731992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1]+[.N111]" office:value-type="float" office:value="1809" calcext:value-type="float">
            <text:p>1809</text:p>
          </table:table-cell>
          <table:table-cell table:style-name="ce3" table:formula="of:=[.O111]/[.O$410]" office:value-type="float" office:value="2.29428399391226" calcext:value-type="float">
            <text:p>2.29</text:p>
          </table:table-cell>
          <table:table-cell table:formula="of:=[.D111]+[.H111]+[.L111]+[.P111]" office:value-type="float" office:value="11.9954981608145" calcext:value-type="float">
            <text:p>12.00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2:.G112])&gt;0;[.B112];0)" office:value-type="float" office:value="201960" calcext:value-type="float">
            <text:p>201960</text:p>
          </table:table-cell>
          <table:table-cell table:style-name="ce3" table:formula="of:=[.C112]/[.C$410]" office:value-type="float" office:value="7.69930619705359" calcext:value-type="float">
            <text:p>7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73200955371332" calcext:value-type="float">
            <text:p>1.73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188887197731992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2]+[.N112]" office:value-type="float" office:value="1826" calcext:value-type="float">
            <text:p>1826</text:p>
          </table:table-cell>
          <table:table-cell table:style-name="ce3" table:formula="of:=[.O112]/[.O$410]" office:value-type="float" office:value="2.31584442945483" calcext:value-type="float">
            <text:p>2.32</text:p>
          </table:table-cell>
          <table:table-cell table:formula="of:=[.D112]+[.H112]+[.L112]+[.P112]" office:value-type="float" office:value="11.9360473779537" calcext:value-type="float">
            <text:p>11.94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3:.G113])&gt;0;[.B113];0)" office:value-type="float" office:value="197888" calcext:value-type="float">
            <text:p>197888</text:p>
          </table:table-cell>
          <table:table-cell table:style-name="ce3" table:formula="of:=[.C113]/[.C$410]" office:value-type="float" office:value="7.54406964112964" calcext:value-type="float">
            <text:p>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73200955371332" calcext:value-type="float">
            <text:p>1.73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188887197731992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3]+[.N113]" office:value-type="float" office:value="1842" calcext:value-type="float">
            <text:p>1842</text:p>
          </table:table-cell>
          <table:table-cell table:style-name="ce3" table:formula="of:=[.O113]/[.O$410]" office:value-type="float" office:value="2.33613660408313" calcext:value-type="float">
            <text:p>2.34</text:p>
          </table:table-cell>
          <table:table-cell table:formula="of:=[.D113]+[.H113]+[.L113]+[.P113]" office:value-type="float" office:value="11.8011029966581" calcext:value-type="float">
            <text:p>11.80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4:.G114])&gt;0;[.B114];0)" office:value-type="float" office:value="86673" calcext:value-type="float">
            <text:p>86673</text:p>
          </table:table-cell>
          <table:table-cell table:style-name="ce3" table:formula="of:=[.C114]/[.C$410]" office:value-type="float" office:value="3.30422839184604" calcext:value-type="float">
            <text:p>3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6.4400996502897" calcext:value-type="float">
            <text:p>6.44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1.90260537651667" calcext:value-type="float">
            <text:p>1.90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4]+[.N114]" office:value-type="float" office:value="65" calcext:value-type="float">
            <text:p>65</text:p>
          </table:table-cell>
          <table:table-cell table:style-name="ce3" table:formula="of:=[.O114]/[.O$410]" office:value-type="float" office:value="0.082436959427472" calcext:value-type="float">
            <text:p>0.08</text:p>
          </table:table-cell>
          <table:table-cell table:formula="of:=[.D114]+[.H114]+[.L114]+[.P114]" office:value-type="float" office:value="11.7293703780799" calcext:value-type="float">
            <text:p>11.73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5:.G115])&gt;0;[.B115];0)" office:value-type="float" office:value="35665" calcext:value-type="float">
            <text:p>35665</text:p>
          </table:table-cell>
          <table:table-cell table:style-name="ce3" table:formula="of:=[.C115]/[.C$410]" office:value-type="float" office:value="1.35965416675538" calcext:value-type="float">
            <text:p>1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6.4400996502897" calcext:value-type="float">
            <text:p>6.44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1.90260537651667" calcext:value-type="float">
            <text:p>1.90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5]+[.N115]" office:value-type="float" office:value="1566" calcext:value-type="float">
            <text:p>1566</text:p>
          </table:table-cell>
          <table:table-cell table:style-name="ce3" table:formula="of:=[.O115]/[.O$410]" office:value-type="float" office:value="1.98609659174494" calcext:value-type="float">
            <text:p>1.99</text:p>
          </table:table-cell>
          <table:table-cell table:formula="of:=[.D115]+[.H115]+[.L115]+[.P115]" office:value-type="float" office:value="11.6884557853067" calcext:value-type="float">
            <text:p>11.69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6:.G116])&gt;0;[.B116];0)" office:value-type="float" office:value="78159" calcext:value-type="float">
            <text:p>78159</text:p>
          </table:table-cell>
          <table:table-cell table:style-name="ce3" table:formula="of:=[.C116]/[.C$410]" office:value-type="float" office:value="2.97964979726437" calcext:value-type="float">
            <text:p>2.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6.4400996502897" calcext:value-type="float">
            <text:p>6.44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1.90260537651667" calcext:value-type="float">
            <text:p>1.90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6]+[.N116]" office:value-type="float" office:value="270" calcext:value-type="float">
            <text:p>270</text:p>
          </table:table-cell>
          <table:table-cell table:style-name="ce3" table:formula="of:=[.O116]/[.O$410]" office:value-type="float" office:value="0.342430446852576" calcext:value-type="float">
            <text:p>0.34</text:p>
          </table:table-cell>
          <table:table-cell table:formula="of:=[.D116]+[.H116]+[.L116]+[.P116]" office:value-type="float" office:value="11.6647852709233" calcext:value-type="float">
            <text:p>11.66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7:.G117])&gt;0;[.B117];0)" office:value-type="float" office:value="59690" calcext:value-type="float">
            <text:p>59690</text:p>
          </table:table-cell>
          <table:table-cell table:style-name="ce3" table:formula="of:=[.C117]/[.C$410]" office:value-type="float" office:value="2.27555747129198" calcext:value-type="float">
            <text:p>2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6.4400996502897" calcext:value-type="float">
            <text:p>6.44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1" calcext:value-type="float">
            <text:p>1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1.90260537651667" calcext:value-type="float">
            <text:p>1.90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7]+[.N117]" office:value-type="float" office:value="809" calcext:value-type="float">
            <text:p>809</text:p>
          </table:table-cell>
          <table:table-cell table:style-name="ce3" table:formula="of:=[.O117]/[.O$410]" office:value-type="float" office:value="1.02602307964346" calcext:value-type="float">
            <text:p>1.03</text:p>
          </table:table-cell>
          <table:table-cell table:formula="of:=[.D117]+[.H117]+[.L117]+[.P117]" office:value-type="float" office:value="11.6442855777418" calcext:value-type="float">
            <text:p>11.64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8:.G118])&gt;0;[.B118];0)" office:value-type="float" office:value="192060" calcext:value-type="float">
            <text:p>192060</text:p>
          </table:table-cell>
          <table:table-cell table:style-name="ce3" table:formula="of:=[.C118]/[.C$410]" office:value-type="float" office:value="7.32188922660979" calcext:value-type="float">
            <text:p>7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73200955371332" calcext:value-type="float">
            <text:p>1.73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188887197731992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8]+[.N118]" office:value-type="float" office:value="1859" calcext:value-type="float">
            <text:p>1859</text:p>
          </table:table-cell>
          <table:table-cell table:style-name="ce3" table:formula="of:=[.O118]/[.O$410]" office:value-type="float" office:value="2.3576970396257" calcext:value-type="float">
            <text:p>2.36</text:p>
          </table:table-cell>
          <table:table-cell table:formula="of:=[.D118]+[.H118]+[.L118]+[.P118]" office:value-type="float" office:value="11.6004830176808" calcext:value-type="float">
            <text:p>11.60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9:.G119])&gt;0;[.B119];0)" office:value-type="float" office:value="191455" calcext:value-type="float">
            <text:p>191455</text:p>
          </table:table-cell>
          <table:table-cell table:style-name="ce3" table:formula="of:=[.C119]/[.C$410]" office:value-type="float" office:value="7.29882485619378" calcext:value-type="float">
            <text:p>7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3200955371332" calcext:value-type="float">
            <text:p>1.73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88887197731992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9]+[.N119]" office:value-type="float" office:value="1875" calcext:value-type="float">
            <text:p>1875</text:p>
          </table:table-cell>
          <table:table-cell table:style-name="ce3" table:formula="of:=[.O119]/[.O$410]" office:value-type="float" office:value="2.377989214254" calcext:value-type="float">
            <text:p>2.38</text:p>
          </table:table-cell>
          <table:table-cell table:formula="of:=[.D119]+[.H119]+[.L119]+[.P119]" office:value-type="float" office:value="11.5977108218931" calcext:value-type="float">
            <text:p>11.60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20:.G120])&gt;0;[.B120];0)" office:value-type="float" office:value="59215" calcext:value-type="float">
            <text:p>59215</text:p>
          </table:table-cell>
          <table:table-cell table:style-name="ce3" table:formula="of:=[.C120]/[.C$410]" office:value-type="float" office:value="2.25744908129594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3200955371332" calcext:value-type="float">
            <text:p>1.73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8887197731992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20]+[.N120]" office:value-type="float" office:value="5849" calcext:value-type="float">
            <text:p>5849</text:p>
          </table:table-cell>
          <table:table-cell table:style-name="ce3" table:formula="of:=[.O120]/[.O$410]" office:value-type="float" office:value="7.41805808755821" calcext:value-type="float">
            <text:p>7.42</text:p>
          </table:table-cell>
          <table:table-cell table:formula="of:=[.D120]+[.H120]+[.L120]+[.P120]" office:value-type="float" office:value="11.5964039202995" calcext:value-type="float">
            <text:p>11.60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1:.G121])&gt;0;[.B121];0)" office:value-type="float" office:value="190852" calcext:value-type="float">
            <text:p>190852</text:p>
          </table:table-cell>
          <table:table-cell table:style-name="ce3" table:formula="of:=[.C121]/[.C$410]" office:value-type="float" office:value="7.27583673163039" calcext:value-type="float">
            <text:p>7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3200955371332" calcext:value-type="float">
            <text:p>1.73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8887197731992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1]+[.N121]" office:value-type="float" office:value="1892" calcext:value-type="float">
            <text:p>1892</text:p>
          </table:table-cell>
          <table:table-cell table:style-name="ce3" table:formula="of:=[.O121]/[.O$410]" office:value-type="float" office:value="2.39954964979657" calcext:value-type="float">
            <text:p>2.40</text:p>
          </table:table-cell>
          <table:table-cell table:formula="of:=[.D121]+[.H121]+[.L121]+[.P121]" office:value-type="float" office:value="11.5962831328723" calcext:value-type="float">
            <text:p>11.60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2:.G122])&gt;0;[.B122];0)" office:value-type="float" office:value="126962" calcext:value-type="float">
            <text:p>126962</text:p>
          </table:table-cell>
          <table:table-cell table:style-name="ce3" table:formula="of:=[.C122]/[.C$410]" office:value-type="float" office:value="4.84016296984709" calcext:value-type="float">
            <text:p>4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2]*[.S$15]+[.F122]*[.S$19]+[.G122]*[.S$21]" office:value-type="float" office:value="4.70809009657638" calcext:value-type="float">
            <text:p>4.71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1" calcext:value-type="float">
            <text:p>1</text:p>
          </table:table-cell>
          <table:table-cell table:style-name="ce1" table:formula="of:=IF([.G122]&gt;0;1;0)" office:value-type="float" office:value="0" calcext:value-type="float">
            <text:p>0</text:p>
          </table:table-cell>
          <table:table-cell table:style-name="ce3" table:formula="of:=[.I122]*[.I$411]+[.J122]*[.J$411]+[.K122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2]+[.N122]" office:value-type="float" office:value="174" calcext:value-type="float">
            <text:p>174</text:p>
          </table:table-cell>
          <table:table-cell table:style-name="ce3" table:formula="of:=[.O122]/[.O$410]" office:value-type="float" office:value="0.220677399082771" calcext:value-type="float">
            <text:p>0.22</text:p>
          </table:table-cell>
          <table:table-cell table:formula="of:=[.D122]+[.H122]+[.L122]+[.P122]" office:value-type="float" office:value="11.4826486442909" calcext:value-type="float">
            <text:p>11.48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3:.G123])&gt;0;[.B123];0)" office:value-type="float" office:value="185994" calcext:value-type="float">
            <text:p>185994</text:p>
          </table:table-cell>
          <table:table-cell table:style-name="ce3" table:formula="of:=[.C123]/[.C$410]" office:value-type="float" office:value="7.09063555562877" calcext:value-type="float">
            <text:p>7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1.73200955371332" calcext:value-type="float">
            <text:p>1.73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0" calcext:value-type="float">
            <text:p>0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0.188887197731992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3]+[.N123]" office:value-type="float" office:value="1929" calcext:value-type="float">
            <text:p>1929</text:p>
          </table:table-cell>
          <table:table-cell table:style-name="ce3" table:formula="of:=[.O123]/[.O$410]" office:value-type="float" office:value="2.44647530362451" calcext:value-type="float">
            <text:p>2.45</text:p>
          </table:table-cell>
          <table:table-cell table:formula="of:=[.D123]+[.H123]+[.L123]+[.P123]" office:value-type="float" office:value="11.4580076106986" calcext:value-type="float">
            <text:p>11.46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24:.G124])&gt;0;[.B124];0)" office:value-type="float" office:value="81418" calcext:value-type="float">
            <text:p>81418</text:p>
          </table:table-cell>
          <table:table-cell table:style-name="ce3" table:formula="of:=[.C124]/[.C$410]" office:value-type="float" office:value="3.10389241410036" calcext:value-type="float">
            <text:p>3.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6.4400996502897" calcext:value-type="float">
            <text:p>6.44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1.90260537651667" calcext:value-type="float">
            <text:p>1.90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24]+[.N124]" office:value-type="float" office:value="7" calcext:value-type="float">
            <text:p>7</text:p>
          </table:table-cell>
          <table:table-cell table:style-name="ce3" table:formula="of:=[.O124]/[.O$410]" office:value-type="float" office:value="0.0088778263998816" calcext:value-type="float">
            <text:p>0.01</text:p>
          </table:table-cell>
          <table:table-cell table:formula="of:=[.D124]+[.H124]+[.L124]+[.P124]" office:value-type="float" office:value="11.4554752673066" calcext:value-type="float">
            <text:p>11.46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5:.G125])&gt;0;[.B125];0)" office:value-type="float" office:value="184401" calcext:value-type="float">
            <text:p>184401</text:p>
          </table:table-cell>
          <table:table-cell table:style-name="ce3" table:formula="of:=[.C125]/[.C$410]" office:value-type="float" office:value="7.02990573402099" calcext:value-type="float">
            <text:p>7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1.73200955371332" calcext:value-type="float">
            <text:p>1.73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0" calcext:value-type="float">
            <text:p>0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0.188887197731992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5]+[.N125]" office:value-type="float" office:value="1946" calcext:value-type="float">
            <text:p>1946</text:p>
          </table:table-cell>
          <table:table-cell table:style-name="ce3" table:formula="of:=[.O125]/[.O$410]" office:value-type="float" office:value="2.46803573916708" calcext:value-type="float">
            <text:p>2.47</text:p>
          </table:table-cell>
          <table:table-cell table:formula="of:=[.D125]+[.H125]+[.L125]+[.P125]" office:value-type="float" office:value="11.4188382246334" calcext:value-type="float">
            <text:p>11.42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6:.G126])&gt;0;[.B126];0)" office:value-type="float" office:value="127407" calcext:value-type="float">
            <text:p>127407</text:p>
          </table:table-cell>
          <table:table-cell table:style-name="ce3" table:formula="of:=[.C126]/[.C$410]" office:value-type="float" office:value="4.85712767205391" calcext:value-type="float">
            <text:p>4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6]*[.S$15]+[.F126]*[.S$19]+[.G126]*[.S$21]" office:value-type="float" office:value="4.70809009657638" calcext:value-type="float">
            <text:p>4.71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1" calcext:value-type="float">
            <text:p>1</text:p>
          </table:table-cell>
          <table:table-cell table:style-name="ce1" table:formula="of:=IF([.G126]&gt;0;1;0)" office:value-type="float" office:value="0" calcext:value-type="float">
            <text:p>0</text:p>
          </table:table-cell>
          <table:table-cell table:style-name="ce3" table:formula="of:=[.I126]*[.I$411]+[.J126]*[.J$411]+[.K126]*[.K$411]" office:value-type="float" office:value="1.71371817878468" calcext:value-type="float">
            <text:p>1.71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6]+[.N126]" office:value-type="float" office:value="75" calcext:value-type="float">
            <text:p>75</text:p>
          </table:table-cell>
          <table:table-cell table:style-name="ce3" table:formula="of:=[.O126]/[.O$410]" office:value-type="float" office:value="0.0951195685701599" calcext:value-type="float">
            <text:p>0.10</text:p>
          </table:table-cell>
          <table:table-cell table:formula="of:=[.D126]+[.H126]+[.L126]+[.P126]" office:value-type="float" office:value="11.3740555159851" calcext:value-type="float">
            <text:p>11.37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7:.G127])&gt;0;[.B127];0)" office:value-type="float" office:value="181934" calcext:value-type="float">
            <text:p>181934</text:p>
          </table:table-cell>
          <table:table-cell table:style-name="ce3" table:formula="of:=[.C127]/[.C$410]" office:value-type="float" office:value="6.9358564748205" calcext:value-type="float">
            <text:p>6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1.73200955371332" calcext:value-type="float">
            <text:p>1.73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0" calcext:value-type="float">
            <text:p>0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0.188887197731992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7]+[.N127]" office:value-type="float" office:value="1963" calcext:value-type="float">
            <text:p>1963</text:p>
          </table:table-cell>
          <table:table-cell table:style-name="ce3" table:formula="of:=[.O127]/[.O$410]" office:value-type="float" office:value="2.48959617470965" calcext:value-type="float">
            <text:p>2.49</text:p>
          </table:table-cell>
          <table:table-cell table:formula="of:=[.D127]+[.H127]+[.L127]+[.P127]" office:value-type="float" office:value="11.3463494009755" calcext:value-type="float">
            <text:p>11.35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8:.G128])&gt;0;[.B128];0)" office:value-type="float" office:value="122889" calcext:value-type="float">
            <text:p>122889</text:p>
          </table:table-cell>
          <table:table-cell table:style-name="ce3" table:formula="of:=[.C128]/[.C$410]" office:value-type="float" office:value="4.68488829099683" calcext:value-type="float">
            <text:p>4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8]*[.S$15]+[.F128]*[.S$19]+[.G128]*[.S$21]" office:value-type="float" office:value="4.70809009657638" calcext:value-type="float">
            <text:p>4.71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1" calcext:value-type="float">
            <text:p>1</text:p>
          </table:table-cell>
          <table:table-cell table:style-name="ce1" table:formula="of:=IF([.G128]&gt;0;1;0)" office:value-type="float" office:value="0" calcext:value-type="float">
            <text:p>0</text:p>
          </table:table-cell>
          <table:table-cell table:style-name="ce3" table:formula="of:=[.I128]*[.I$411]+[.J128]*[.J$411]+[.K128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8]+[.N128]" office:value-type="float" office:value="174" calcext:value-type="float">
            <text:p>174</text:p>
          </table:table-cell>
          <table:table-cell table:style-name="ce3" table:formula="of:=[.O128]/[.O$410]" office:value-type="float" office:value="0.220677399082771" calcext:value-type="float">
            <text:p>0.22</text:p>
          </table:table-cell>
          <table:table-cell table:formula="of:=[.D128]+[.H128]+[.L128]+[.P128]" office:value-type="float" office:value="11.3273739654407" calcext:value-type="float">
            <text:p>11.33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29:.G129])&gt;0;[.B129];0)" office:value-type="float" office:value="41044" calcext:value-type="float">
            <text:p>41044</text:p>
          </table:table-cell>
          <table:table-cell table:style-name="ce3" table:formula="of:=[.C129]/[.C$410]" office:value-type="float" office:value="1.56471738736318" calcext:value-type="float">
            <text:p>1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73200955371332" calcext:value-type="float">
            <text:p>1.73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188887197731992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29]+[.N129]" office:value-type="float" office:value="5898" calcext:value-type="float">
            <text:p>5898</text:p>
          </table:table-cell>
          <table:table-cell table:style-name="ce3" table:formula="of:=[.O129]/[.O$410]" office:value-type="float" office:value="7.48020287235738" calcext:value-type="float">
            <text:p>7.48</text:p>
          </table:table-cell>
          <table:table-cell table:formula="of:=[.D129]+[.H129]+[.L129]+[.P129]" office:value-type="float" office:value="10.9658170111659" calcext:value-type="float">
            <text:p>10.97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0:.G130])&gt;0;[.B130];0)" office:value-type="float" office:value="59164" calcext:value-type="float">
            <text:p>59164</text:p>
          </table:table-cell>
          <table:table-cell table:style-name="ce3" table:formula="of:=[.C130]/[.C$410]" office:value-type="float" office:value="2.25550481205426" calcext:value-type="float">
            <text:p>2.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6.4400996502897" calcext:value-type="float">
            <text:p>6.44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1" calcext:value-type="float">
            <text:p>1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1.90260537651667" calcext:value-type="float">
            <text:p>1.90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0]+[.N130]" office:value-type="float" office:value="129" calcext:value-type="float">
            <text:p>129</text:p>
          </table:table-cell>
          <table:table-cell table:style-name="ce3" table:formula="of:=[.O130]/[.O$410]" office:value-type="float" office:value="0.163605657940675" calcext:value-type="float">
            <text:p>0.16</text:p>
          </table:table-cell>
          <table:table-cell table:formula="of:=[.D130]+[.H130]+[.L130]+[.P130]" office:value-type="float" office:value="10.7618154968013" calcext:value-type="float">
            <text:p>10.76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1:.G131])&gt;0;[.B131];0)" office:value-type="float" office:value="160445" calcext:value-type="float">
            <text:p>160445</text:p>
          </table:table-cell>
          <table:table-cell table:style-name="ce3" table:formula="of:=[.C131]/[.C$410]" office:value-type="float" office:value="6.1166329113996" calcext:value-type="float">
            <text:p>6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1.73200955371332" calcext:value-type="float">
            <text:p>1.73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0" calcext:value-type="float">
            <text:p>0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0.188887197731992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1]+[.N131]" office:value-type="float" office:value="2034" calcext:value-type="float">
            <text:p>2034</text:p>
          </table:table-cell>
          <table:table-cell table:style-name="ce3" table:formula="of:=[.O131]/[.O$410]" office:value-type="float" office:value="2.57964269962274" calcext:value-type="float">
            <text:p>2.58</text:p>
          </table:table-cell>
          <table:table-cell table:formula="of:=[.D131]+[.H131]+[.L131]+[.P131]" office:value-type="float" office:value="10.6171723624677" calcext:value-type="float">
            <text:p>10.62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2:.G132])&gt;0;[.B132];0)" office:value-type="float" office:value="159494" calcext:value-type="float">
            <text:p>159494</text:p>
          </table:table-cell>
          <table:table-cell table:style-name="ce3" table:formula="of:=[.C132]/[.C$410]" office:value-type="float" office:value="6.08037800848121" calcext:value-type="float">
            <text:p>6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3200955371332" calcext:value-type="float">
            <text:p>1.73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8887197731992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2]+[.N132]" office:value-type="float" office:value="2051" calcext:value-type="float">
            <text:p>2051</text:p>
          </table:table-cell>
          <table:table-cell table:style-name="ce3" table:formula="of:=[.O132]/[.O$410]" office:value-type="float" office:value="2.60120313516531" calcext:value-type="float">
            <text:p>2.60</text:p>
          </table:table-cell>
          <table:table-cell table:formula="of:=[.D132]+[.H132]+[.L132]+[.P132]" office:value-type="float" office:value="10.6024778950918" calcext:value-type="float">
            <text:p>10.60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3:.G133])&gt;0;[.B133];0)" office:value-type="float" office:value="158042" calcext:value-type="float">
            <text:p>158042</text:p>
          </table:table-cell>
          <table:table-cell table:style-name="ce3" table:formula="of:=[.C133]/[.C$410]" office:value-type="float" office:value="6.02502351948279" calcext:value-type="float">
            <text:p>6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3200955371332" calcext:value-type="float">
            <text:p>1.73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8887197731992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3]+[.N133]" office:value-type="float" office:value="2068" calcext:value-type="float">
            <text:p>2068</text:p>
          </table:table-cell>
          <table:table-cell table:style-name="ce3" table:formula="of:=[.O133]/[.O$410]" office:value-type="float" office:value="2.62276357070788" calcext:value-type="float">
            <text:p>2.62</text:p>
          </table:table-cell>
          <table:table-cell table:formula="of:=[.D133]+[.H133]+[.L133]+[.P133]" office:value-type="float" office:value="10.568683841636" calcext:value-type="float">
            <text:p>10.57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4:.G134])&gt;0;[.B134];0)" office:value-type="float" office:value="65930" calcext:value-type="float">
            <text:p>65930</text:p>
          </table:table-cell>
          <table:table-cell table:style-name="ce3" table:formula="of:=[.C134]/[.C$410]" office:value-type="float" office:value="2.5134445314505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3200955371332" calcext:value-type="float">
            <text:p>1.73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8887197731992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4]+[.N134]" office:value-type="float" office:value="4764" calcext:value-type="float">
            <text:p>4764</text:p>
          </table:table-cell>
          <table:table-cell table:style-name="ce3" table:formula="of:=[.O134]/[.O$410]" office:value-type="float" office:value="6.04199499557656" calcext:value-type="float">
            <text:p>6.04</text:p>
          </table:table-cell>
          <table:table-cell table:formula="of:=[.D134]+[.H134]+[.L134]+[.P134]" office:value-type="float" office:value="10.4763362784724" calcext:value-type="float">
            <text:p>10.48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5:.G135])&gt;0;[.B135];0)" office:value-type="float" office:value="62864" calcext:value-type="float">
            <text:p>62864</text:p>
          </table:table-cell>
          <table:table-cell table:style-name="ce3" table:formula="of:=[.C135]/[.C$410]" office:value-type="float" office:value="2.39655963939185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3200955371332" calcext:value-type="float">
            <text:p>1.73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8887197731992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5]+[.N135]" office:value-type="float" office:value="4851" calcext:value-type="float">
            <text:p>4851</text:p>
          </table:table-cell>
          <table:table-cell table:style-name="ce3" table:formula="of:=[.O135]/[.O$410]" office:value-type="float" office:value="6.15233369511795" calcext:value-type="float">
            <text:p>6.15</text:p>
          </table:table-cell>
          <table:table-cell table:formula="of:=[.D135]+[.H135]+[.L135]+[.P135]" office:value-type="float" office:value="10.4697900859551" calcext:value-type="float">
            <text:p>10.47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6:.G136])&gt;0;[.B136];0)" office:value-type="float" office:value="63016" calcext:value-type="float">
            <text:p>63016</text:p>
          </table:table-cell>
          <table:table-cell table:style-name="ce3" table:formula="of:=[.C136]/[.C$410]" office:value-type="float" office:value="2.40235432419058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3200955371332" calcext:value-type="float">
            <text:p>1.73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8887197731992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6]+[.N136]" office:value-type="float" office:value="4829" calcext:value-type="float">
            <text:p>4829</text:p>
          </table:table-cell>
          <table:table-cell table:style-name="ce3" table:formula="of:=[.O136]/[.O$410]" office:value-type="float" office:value="6.12443195500403" calcext:value-type="float">
            <text:p>6.12</text:p>
          </table:table-cell>
          <table:table-cell table:formula="of:=[.D136]+[.H136]+[.L136]+[.P136]" office:value-type="float" office:value="10.4476830306399" calcext:value-type="float">
            <text:p>10.45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7:.G137])&gt;0;[.B137];0)" office:value-type="float" office:value="64416" calcext:value-type="float">
            <text:p>64416</text:p>
          </table:table-cell>
          <table:table-cell table:style-name="ce3" table:formula="of:=[.C137]/[.C$410]" office:value-type="float" office:value="2.45572642102102" calcext:value-type="float">
            <text:p>2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3200955371332" calcext:value-type="float">
            <text:p>1.73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8887197731992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7]+[.N137]" office:value-type="float" office:value="4786" calcext:value-type="float">
            <text:p>4786</text:p>
          </table:table-cell>
          <table:table-cell table:style-name="ce3" table:formula="of:=[.O137]/[.O$410]" office:value-type="float" office:value="6.06989673569047" calcext:value-type="float">
            <text:p>6.07</text:p>
          </table:table-cell>
          <table:table-cell table:formula="of:=[.D137]+[.H137]+[.L137]+[.P137]" office:value-type="float" office:value="10.4465199081568" calcext:value-type="float">
            <text:p>10.45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38:.G138])&gt;0;[.B138];0)" office:value-type="float" office:value="55638" calcext:value-type="float">
            <text:p>55638</text:p>
          </table:table-cell>
          <table:table-cell table:style-name="ce3" table:formula="of:=[.C138]/[.C$410]" office:value-type="float" office:value="2.12108337389418" calcext:value-type="float">
            <text:p>2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3200955371332" calcext:value-type="float">
            <text:p>1.73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8887197731992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38]+[.N138]" office:value-type="float" office:value="5048" calcext:value-type="float">
            <text:p>5048</text:p>
          </table:table-cell>
          <table:table-cell table:style-name="ce3" table:formula="of:=[.O138]/[.O$410]" office:value-type="float" office:value="6.4021810952289" calcext:value-type="float">
            <text:p>6.40</text:p>
          </table:table-cell>
          <table:table-cell table:formula="of:=[.D138]+[.H138]+[.L138]+[.P138]" office:value-type="float" office:value="10.4441612205684" calcext:value-type="float">
            <text:p>10.44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39:.G139])&gt;0;[.B139];0)" office:value-type="float" office:value="63471" calcext:value-type="float">
            <text:p>63471</text:p>
          </table:table-cell>
          <table:table-cell table:style-name="ce3" table:formula="of:=[.C139]/[.C$410]" office:value-type="float" office:value="2.41970025566047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3200955371332" calcext:value-type="float">
            <text:p>1.73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8887197731992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39]+[.N139]" office:value-type="float" office:value="4807" calcext:value-type="float">
            <text:p>4807</text:p>
          </table:table-cell>
          <table:table-cell table:style-name="ce3" table:formula="of:=[.O139]/[.O$410]" office:value-type="float" office:value="6.09653021489012" calcext:value-type="float">
            <text:p>6.10</text:p>
          </table:table-cell>
          <table:table-cell table:formula="of:=[.D139]+[.H139]+[.L139]+[.P139]" office:value-type="float" office:value="10.4371272219959" calcext:value-type="float">
            <text:p>10.44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0:.G140])&gt;0;[.B140];0)" office:value-type="float" office:value="61210" calcext:value-type="float">
            <text:p>61210</text:p>
          </table:table-cell>
          <table:table-cell table:style-name="ce3" table:formula="of:=[.C140]/[.C$410]" office:value-type="float" office:value="2.33350431927931" calcext:value-type="float">
            <text:p>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3200955371332" calcext:value-type="float">
            <text:p>1.73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8887197731992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0]+[.N140]" office:value-type="float" office:value="4873" calcext:value-type="float">
            <text:p>4873</text:p>
          </table:table-cell>
          <table:table-cell table:style-name="ce3" table:formula="of:=[.O140]/[.O$410]" office:value-type="float" office:value="6.18023543523186" calcext:value-type="float">
            <text:p>6.18</text:p>
          </table:table-cell>
          <table:table-cell table:formula="of:=[.D140]+[.H140]+[.L140]+[.P140]" office:value-type="float" office:value="10.4346365059565" calcext:value-type="float">
            <text:p>10.43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1:.G141])&gt;0;[.B141];0)" office:value-type="float" office:value="59746" calcext:value-type="float">
            <text:p>59746</text:p>
          </table:table-cell>
          <table:table-cell table:style-name="ce3" table:formula="of:=[.C141]/[.C$410]" office:value-type="float" office:value="2.2776923551652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3200955371332" calcext:value-type="float">
            <text:p>1.73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8887197731992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1]+[.N141]" office:value-type="float" office:value="4916" calcext:value-type="float">
            <text:p>4916</text:p>
          </table:table-cell>
          <table:table-cell table:style-name="ce3" table:formula="of:=[.O141]/[.O$410]" office:value-type="float" office:value="6.23477065454542" calcext:value-type="float">
            <text:p>6.23</text:p>
          </table:table-cell>
          <table:table-cell table:formula="of:=[.D141]+[.H141]+[.L141]+[.P141]" office:value-type="float" office:value="10.4333597611559" calcext:value-type="float">
            <text:p>10.43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2:.G142])&gt;0;[.B142];0)" office:value-type="float" office:value="66170" calcext:value-type="float">
            <text:p>66170</text:p>
          </table:table-cell>
          <table:table-cell table:style-name="ce3" table:formula="of:=[.C142]/[.C$410]" office:value-type="float" office:value="2.52259403376429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3200955371332" calcext:value-type="float">
            <text:p>1.73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8887197731992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2]+[.N142]" office:value-type="float" office:value="4721" calcext:value-type="float">
            <text:p>4721</text:p>
          </table:table-cell>
          <table:table-cell table:style-name="ce3" table:formula="of:=[.O142]/[.O$410]" office:value-type="float" office:value="5.987459776263" calcext:value-type="float">
            <text:p>5.99</text:p>
          </table:table-cell>
          <table:table-cell table:formula="of:=[.D142]+[.H142]+[.L142]+[.P142]" office:value-type="float" office:value="10.4309505614726" calcext:value-type="float">
            <text:p>10.43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3:.G143])&gt;0;[.B143];0)" office:value-type="float" office:value="56710" calcext:value-type="float">
            <text:p>56710</text:p>
          </table:table-cell>
          <table:table-cell table:style-name="ce3" table:formula="of:=[.C143]/[.C$410]" office:value-type="float" office:value="2.16195115089577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3200955371332" calcext:value-type="float">
            <text:p>1.73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8887197731992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3]+[.N143]" office:value-type="float" office:value="5004" calcext:value-type="float">
            <text:p>5004</text:p>
          </table:table-cell>
          <table:table-cell table:style-name="ce3" table:formula="of:=[.O143]/[.O$410]" office:value-type="float" office:value="6.34637761500107" calcext:value-type="float">
            <text:p>6.35</text:p>
          </table:table-cell>
          <table:table-cell table:formula="of:=[.D143]+[.H143]+[.L143]+[.P143]" office:value-type="float" office:value="10.4292255173422" calcext:value-type="float">
            <text:p>10.43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4:.G144])&gt;0;[.B144];0)" office:value-type="float" office:value="51444" calcext:value-type="float">
            <text:p>51444</text:p>
          </table:table-cell>
          <table:table-cell table:style-name="ce3" table:formula="of:=[.C144]/[.C$410]" office:value-type="float" office:value="1.96119582096071" calcext:value-type="float">
            <text:p>1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3200955371332" calcext:value-type="float">
            <text:p>1.73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8887197731992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4]+[.N144]" office:value-type="float" office:value="5159" calcext:value-type="float">
            <text:p>5159</text:p>
          </table:table-cell>
          <table:table-cell table:style-name="ce3" table:formula="of:=[.O144]/[.O$410]" office:value-type="float" office:value="6.54295805671274" calcext:value-type="float">
            <text:p>6.54</text:p>
          </table:table-cell>
          <table:table-cell table:formula="of:=[.D144]+[.H144]+[.L144]+[.P144]" office:value-type="float" office:value="10.4250506291188" calcext:value-type="float">
            <text:p>10.43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5:.G145])&gt;0;[.B145];0)" office:value-type="float" office:value="52121" calcext:value-type="float">
            <text:p>52121</text:p>
          </table:table-cell>
          <table:table-cell table:style-name="ce3" table:formula="of:=[.C145]/[.C$410]" office:value-type="float" office:value="1.98700504207086" calcext:value-type="float">
            <text:p>1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3200955371332" calcext:value-type="float">
            <text:p>1.73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8887197731992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5]+[.N145]" office:value-type="float" office:value="5137" calcext:value-type="float">
            <text:p>5137</text:p>
          </table:table-cell>
          <table:table-cell table:style-name="ce3" table:formula="of:=[.O145]/[.O$410]" office:value-type="float" office:value="6.51505631659882" calcext:value-type="float">
            <text:p>6.52</text:p>
          </table:table-cell>
          <table:table-cell table:formula="of:=[.D145]+[.H145]+[.L145]+[.P145]" office:value-type="float" office:value="10.422958110115" calcext:value-type="float">
            <text:p>10.42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6:.G146])&gt;0;[.B146];0)" office:value-type="float" office:value="57187" calcext:value-type="float">
            <text:p>57187</text:p>
          </table:table-cell>
          <table:table-cell table:style-name="ce3" table:formula="of:=[.C146]/[.C$410]" office:value-type="float" office:value="2.18013578674442" calcext:value-type="float">
            <text:p>2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3200955371332" calcext:value-type="float">
            <text:p>1.73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8887197731992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6]+[.N146]" office:value-type="float" office:value="4982" calcext:value-type="float">
            <text:p>4982</text:p>
          </table:table-cell>
          <table:table-cell table:style-name="ce3" table:formula="of:=[.O146]/[.O$410]" office:value-type="float" office:value="6.31847587488716" calcext:value-type="float">
            <text:p>6.32</text:p>
          </table:table-cell>
          <table:table-cell table:formula="of:=[.D146]+[.H146]+[.L146]+[.P146]" office:value-type="float" office:value="10.4195084130769" calcext:value-type="float">
            <text:p>10.42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7:.G147])&gt;0;[.B147];0)" office:value-type="float" office:value="66495" calcext:value-type="float">
            <text:p>66495</text:p>
          </table:table-cell>
          <table:table-cell table:style-name="ce3" table:formula="of:=[.C147]/[.C$410]" office:value-type="float" office:value="2.53498398481421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3200955371332" calcext:value-type="float">
            <text:p>1.73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8887197731992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7]+[.N147]" office:value-type="float" office:value="4699" calcext:value-type="float">
            <text:p>4699</text:p>
          </table:table-cell>
          <table:table-cell table:style-name="ce3" table:formula="of:=[.O147]/[.O$410]" office:value-type="float" office:value="5.95955803614909" calcext:value-type="float">
            <text:p>5.96</text:p>
          </table:table-cell>
          <table:table-cell table:formula="of:=[.D147]+[.H147]+[.L147]+[.P147]" office:value-type="float" office:value="10.4154387724086" calcext:value-type="float">
            <text:p>10.42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8:.G148])&gt;0;[.B148];0)" office:value-type="float" office:value="57725" calcext:value-type="float">
            <text:p>57725</text:p>
          </table:table-cell>
          <table:table-cell table:style-name="ce3" table:formula="of:=[.C148]/[.C$410]" office:value-type="float" office:value="2.20064592109783" calcext:value-type="float">
            <text:p>2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3200955371332" calcext:value-type="float">
            <text:p>1.73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8887197731992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8]+[.N148]" office:value-type="float" office:value="4960" calcext:value-type="float">
            <text:p>4960</text:p>
          </table:table-cell>
          <table:table-cell table:style-name="ce3" table:formula="of:=[.O148]/[.O$410]" office:value-type="float" office:value="6.29057413477325" calcext:value-type="float">
            <text:p>6.29</text:p>
          </table:table-cell>
          <table:table-cell table:formula="of:=[.D148]+[.H148]+[.L148]+[.P148]" office:value-type="float" office:value="10.4121168073164" calcext:value-type="float">
            <text:p>10.41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49:.G149])&gt;0;[.B149];0)" office:value-type="float" office:value="66934" calcext:value-type="float">
            <text:p>66934</text:p>
          </table:table-cell>
          <table:table-cell table:style-name="ce3" table:formula="of:=[.C149]/[.C$410]" office:value-type="float" office:value="2.55171994946319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3200955371332" calcext:value-type="float">
            <text:p>1.73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8887197731992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49]+[.N149]" office:value-type="float" office:value="4677" calcext:value-type="float">
            <text:p>4677</text:p>
          </table:table-cell>
          <table:table-cell table:style-name="ce3" table:formula="of:=[.O149]/[.O$410]" office:value-type="float" office:value="5.93165629603517" calcext:value-type="float">
            <text:p>5.93</text:p>
          </table:table-cell>
          <table:table-cell table:formula="of:=[.D149]+[.H149]+[.L149]+[.P149]" office:value-type="float" office:value="10.4042729969437" calcext:value-type="float">
            <text:p>10.40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0:.G150])&gt;0;[.B150];0)" office:value-type="float" office:value="53089" calcext:value-type="float">
            <text:p>53089</text:p>
          </table:table-cell>
          <table:table-cell table:style-name="ce3" table:formula="of:=[.C150]/[.C$410]" office:value-type="float" office:value="2.02390803473647" calcext:value-type="float">
            <text:p>2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3200955371332" calcext:value-type="float">
            <text:p>1.73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8887197731992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0]+[.N150]" office:value-type="float" office:value="5092" calcext:value-type="float">
            <text:p>5092</text:p>
          </table:table-cell>
          <table:table-cell table:style-name="ce3" table:formula="of:=[.O150]/[.O$410]" office:value-type="float" office:value="6.45798457545673" calcext:value-type="float">
            <text:p>6.46</text:p>
          </table:table-cell>
          <table:table-cell table:formula="of:=[.D150]+[.H150]+[.L150]+[.P150]" office:value-type="float" office:value="10.4027893616385" calcext:value-type="float">
            <text:p>10.40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1:.G151])&gt;0;[.B151];0)" office:value-type="float" office:value="45972" calcext:value-type="float">
            <text:p>45972</text:p>
          </table:table-cell>
          <table:table-cell table:style-name="ce3" table:formula="of:=[.C151]/[.C$410]" office:value-type="float" office:value="1.75258716820632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3200955371332" calcext:value-type="float">
            <text:p>1.73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8887197731992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1]+[.N151]" office:value-type="float" office:value="5292" calcext:value-type="float">
            <text:p>5292</text:p>
          </table:table-cell>
          <table:table-cell table:style-name="ce3" table:formula="of:=[.O151]/[.O$410]" office:value-type="float" office:value="6.71163675831049" calcext:value-type="float">
            <text:p>6.71</text:p>
          </table:table-cell>
          <table:table-cell table:formula="of:=[.D151]+[.H151]+[.L151]+[.P151]" office:value-type="float" office:value="10.3851206779621" calcext:value-type="float">
            <text:p>10.39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2:.G152])&gt;0;[.B152];0)" office:value-type="float" office:value="67075" calcext:value-type="float">
            <text:p>67075</text:p>
          </table:table-cell>
          <table:table-cell table:style-name="ce3" table:formula="of:=[.C152]/[.C$410]" office:value-type="float" office:value="2.55709528207254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3200955371332" calcext:value-type="float">
            <text:p>1.73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8887197731992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2]+[.N152]" office:value-type="float" office:value="4656" calcext:value-type="float">
            <text:p>4656</text:p>
          </table:table-cell>
          <table:table-cell table:style-name="ce3" table:formula="of:=[.O152]/[.O$410]" office:value-type="float" office:value="5.90502281683553" calcext:value-type="float">
            <text:p>5.91</text:p>
          </table:table-cell>
          <table:table-cell table:formula="of:=[.D152]+[.H152]+[.L152]+[.P152]" office:value-type="float" office:value="10.3830148503534" calcext:value-type="float">
            <text:p>10.38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3:.G153])&gt;0;[.B153];0)" office:value-type="float" office:value="48842" calcext:value-type="float">
            <text:p>48842</text:p>
          </table:table-cell>
          <table:table-cell table:style-name="ce3" table:formula="of:=[.C153]/[.C$410]" office:value-type="float" office:value="1.86199996670871" calcext:value-type="float">
            <text:p>1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3200955371332" calcext:value-type="float">
            <text:p>1.73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8887197731992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3]+[.N153]" office:value-type="float" office:value="5203" calcext:value-type="float">
            <text:p>5203</text:p>
          </table:table-cell>
          <table:table-cell table:style-name="ce3" table:formula="of:=[.O153]/[.O$410]" office:value-type="float" office:value="6.59876153694056" calcext:value-type="float">
            <text:p>6.60</text:p>
          </table:table-cell>
          <table:table-cell table:formula="of:=[.D153]+[.H153]+[.L153]+[.P153]" office:value-type="float" office:value="10.3816582550946" calcext:value-type="float">
            <text:p>10.38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4:.G154])&gt;0;[.B154];0)" office:value-type="float" office:value="46358" calcext:value-type="float">
            <text:p>46358</text:p>
          </table:table-cell>
          <table:table-cell table:style-name="ce3" table:formula="of:=[.C154]/[.C$410]" office:value-type="float" office:value="1.76730261776099" calcext:value-type="float">
            <text:p>1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3200955371332" calcext:value-type="float">
            <text:p>1.73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8887197731992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4]+[.N154]" office:value-type="float" office:value="5270" calcext:value-type="float">
            <text:p>5270</text:p>
          </table:table-cell>
          <table:table-cell table:style-name="ce3" table:formula="of:=[.O154]/[.O$410]" office:value-type="float" office:value="6.68373501819657" calcext:value-type="float">
            <text:p>6.68</text:p>
          </table:table-cell>
          <table:table-cell table:formula="of:=[.D154]+[.H154]+[.L154]+[.P154]" office:value-type="float" office:value="10.3719343874029" calcext:value-type="float">
            <text:p>10.37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5:.G155])&gt;0;[.B155];0)" office:value-type="float" office:value="67302" calcext:value-type="float">
            <text:p>67302</text:p>
          </table:table-cell>
          <table:table-cell table:style-name="ce3" table:formula="of:=[.C155]/[.C$410]" office:value-type="float" office:value="2.56574918634433" calcext:value-type="float">
            <text:p>2.5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3200955371332" calcext:value-type="float">
            <text:p>1.73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8887197731992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5]+[.N155]" office:value-type="float" office:value="4634" calcext:value-type="float">
            <text:p>4634</text:p>
          </table:table-cell>
          <table:table-cell table:style-name="ce3" table:formula="of:=[.O155]/[.O$410]" office:value-type="float" office:value="5.87712107672162" calcext:value-type="float">
            <text:p>5.88</text:p>
          </table:table-cell>
          <table:table-cell table:formula="of:=[.D155]+[.H155]+[.L155]+[.P155]" office:value-type="float" office:value="10.3637670145113" calcext:value-type="float">
            <text:p>10.36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6:.G156])&gt;0;[.B156];0)" office:value-type="float" office:value="69348" calcext:value-type="float">
            <text:p>69348</text:p>
          </table:table-cell>
          <table:table-cell table:style-name="ce3" table:formula="of:=[.C156]/[.C$410]" office:value-type="float" office:value="2.64374869356938" calcext:value-type="float">
            <text:p>2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3200955371332" calcext:value-type="float">
            <text:p>1.73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8887197731992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6]+[.N156]" office:value-type="float" office:value="4570" calcext:value-type="float">
            <text:p>4570</text:p>
          </table:table-cell>
          <table:table-cell table:style-name="ce3" table:formula="of:=[.O156]/[.O$410]" office:value-type="float" office:value="5.79595237820841" calcext:value-type="float">
            <text:p>5.80</text:p>
          </table:table-cell>
          <table:table-cell table:formula="of:=[.D156]+[.H156]+[.L156]+[.P156]" office:value-type="float" office:value="10.3605978232231" calcext:value-type="float">
            <text:p>10.36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57:.G157])&gt;0;[.B157];0)" office:value-type="float" office:value="46714" calcext:value-type="float">
            <text:p>46714</text:p>
          </table:table-cell>
          <table:table-cell table:style-name="ce3" table:formula="of:=[.C157]/[.C$410]" office:value-type="float" office:value="1.78087437952645" calcext:value-type="float">
            <text:p>1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3200955371332" calcext:value-type="float">
            <text:p>1.73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8887197731992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57]+[.N157]" office:value-type="float" office:value="5248" calcext:value-type="float">
            <text:p>5248</text:p>
          </table:table-cell>
          <table:table-cell table:style-name="ce3" table:formula="of:=[.O157]/[.O$410]" office:value-type="float" office:value="6.65583327808266" calcext:value-type="float">
            <text:p>6.66</text:p>
          </table:table-cell>
          <table:table-cell table:formula="of:=[.D157]+[.H157]+[.L157]+[.P157]" office:value-type="float" office:value="10.3576044090544" calcext:value-type="float">
            <text:p>10.36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58:.G158])&gt;0;[.B158];0)" office:value-type="float" office:value="100710" calcext:value-type="float">
            <text:p>100710</text:p>
          </table:table-cell>
          <table:table-cell table:style-name="ce3" table:formula="of:=[.C158]/[.C$410]" office:value-type="float" office:value="3.83935990842378" calcext:value-type="float">
            <text:p>3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58]*[.S$15]+[.F158]*[.S$19]+[.G158]*[.S$21]" office:value-type="float" office:value="4.70809009657638" calcext:value-type="float">
            <text:p>4.71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1" calcext:value-type="float">
            <text:p>1</text:p>
          </table:table-cell>
          <table:table-cell table:style-name="ce1" table:formula="of:=IF([.G158]&gt;0;1;0)" office:value-type="float" office:value="0" calcext:value-type="float">
            <text:p>0</text:p>
          </table:table-cell>
          <table:table-cell table:style-name="ce3" table:formula="of:=[.I158]*[.I$411]+[.J158]*[.J$411]+[.K158]*[.K$411]" office:value-type="float" office:value="1.71371817878468" calcext:value-type="float">
            <text:p>1.71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58]+[.N158]" office:value-type="float" office:value="76" calcext:value-type="float">
            <text:p>76</text:p>
          </table:table-cell>
          <table:table-cell table:style-name="ce3" table:formula="of:=[.O158]/[.O$410]" office:value-type="float" office:value="0.0963878294844288" calcext:value-type="float">
            <text:p>0.10</text:p>
          </table:table-cell>
          <table:table-cell table:formula="of:=[.D158]+[.H158]+[.L158]+[.P158]" office:value-type="float" office:value="10.3575560132693" calcext:value-type="float">
            <text:p>10.36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59:.G159])&gt;0;[.B159];0)" office:value-type="float" office:value="67658" calcext:value-type="float">
            <text:p>67658</text:p>
          </table:table-cell>
          <table:table-cell table:style-name="ce3" table:formula="of:=[.C159]/[.C$410]" office:value-type="float" office:value="2.57932094810978" calcext:value-type="float">
            <text:p>2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3200955371332" calcext:value-type="float">
            <text:p>1.73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8887197731992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59]+[.N159]" office:value-type="float" office:value="4613" calcext:value-type="float">
            <text:p>4613</text:p>
          </table:table-cell>
          <table:table-cell table:style-name="ce3" table:formula="of:=[.O159]/[.O$410]" office:value-type="float" office:value="5.85048759752197" calcext:value-type="float">
            <text:p>5.85</text:p>
          </table:table-cell>
          <table:table-cell table:formula="of:=[.D159]+[.H159]+[.L159]+[.P159]" office:value-type="float" office:value="10.3507052970771" calcext:value-type="float">
            <text:p>10.35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0:.G160])&gt;0;[.B160];0)" office:value-type="float" office:value="42822" calcext:value-type="float">
            <text:p>42822</text:p>
          </table:table-cell>
          <table:table-cell table:style-name="ce3" table:formula="of:=[.C160]/[.C$410]" office:value-type="float" office:value="1.63249995033783" calcext:value-type="float">
            <text:p>1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3200955371332" calcext:value-type="float">
            <text:p>1.73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8887197731992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0]+[.N160]" office:value-type="float" office:value="5359" calcext:value-type="float">
            <text:p>5359</text:p>
          </table:table-cell>
          <table:table-cell table:style-name="ce3" table:formula="of:=[.O160]/[.O$410]" office:value-type="float" office:value="6.7966102395665" calcext:value-type="float">
            <text:p>6.80</text:p>
          </table:table-cell>
          <table:table-cell table:formula="of:=[.D160]+[.H160]+[.L160]+[.P160]" office:value-type="float" office:value="10.3500069413496" calcext:value-type="float">
            <text:p>10.35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1:.G161])&gt;0;[.B161];0)" office:value-type="float" office:value="47268" calcext:value-type="float">
            <text:p>47268</text:p>
          </table:table-cell>
          <table:table-cell table:style-name="ce3" table:formula="of:=[.C161]/[.C$410]" office:value-type="float" office:value="1.80199448070078" calcext:value-type="float">
            <text:p>1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3200955371332" calcext:value-type="float">
            <text:p>1.73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8887197731992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1]+[.N161]" office:value-type="float" office:value="5225" calcext:value-type="float">
            <text:p>5225</text:p>
          </table:table-cell>
          <table:table-cell table:style-name="ce3" table:formula="of:=[.O161]/[.O$410]" office:value-type="float" office:value="6.62666327705448" calcext:value-type="float">
            <text:p>6.63</text:p>
          </table:table-cell>
          <table:table-cell table:formula="of:=[.D161]+[.H161]+[.L161]+[.P161]" office:value-type="float" office:value="10.3495545092006" calcext:value-type="float">
            <text:p>10.35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2:.G162])&gt;0;[.B162];0)" office:value-type="float" office:value="69539" calcext:value-type="float">
            <text:p>69539</text:p>
          </table:table-cell>
          <table:table-cell table:style-name="ce3" table:formula="of:=[.C162]/[.C$410]" office:value-type="float" office:value="2.65103017249411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3200955371332" calcext:value-type="float">
            <text:p>1.73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8887197731992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2]+[.N162]" office:value-type="float" office:value="4549" calcext:value-type="float">
            <text:p>4549</text:p>
          </table:table-cell>
          <table:table-cell table:style-name="ce3" table:formula="of:=[.O162]/[.O$410]" office:value-type="float" office:value="5.76931889900877" calcext:value-type="float">
            <text:p>5.77</text:p>
          </table:table-cell>
          <table:table-cell table:formula="of:=[.D162]+[.H162]+[.L162]+[.P162]" office:value-type="float" office:value="10.3412458229482" calcext:value-type="float">
            <text:p>10.34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63:.G163])&gt;0;[.B163];0)" office:value-type="float" office:value="43682" calcext:value-type="float">
            <text:p>43682</text:p>
          </table:table-cell>
          <table:table-cell table:style-name="ce3" table:formula="of:=[.C163]/[.C$410]" office:value-type="float" office:value="1.66528566696225" calcext:value-type="float">
            <text:p>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3200955371332" calcext:value-type="float">
            <text:p>1.73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8887197731992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63]+[.N163]" office:value-type="float" office:value="5315" calcext:value-type="float">
            <text:p>5315</text:p>
          </table:table-cell>
          <table:table-cell table:style-name="ce3" table:formula="of:=[.O163]/[.O$410]" office:value-type="float" office:value="6.74080675933867" calcext:value-type="float">
            <text:p>6.74</text:p>
          </table:table-cell>
          <table:table-cell table:formula="of:=[.D163]+[.H163]+[.L163]+[.P163]" office:value-type="float" office:value="10.3269891777462" calcext:value-type="float">
            <text:p>10.33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4:.G164])&gt;0;[.B164];0)" office:value-type="float" office:value="69855" calcext:value-type="float">
            <text:p>69855</text:p>
          </table:table-cell>
          <table:table-cell table:style-name="ce3" table:formula="of:=[.C164]/[.C$410]" office:value-type="float" office:value="2.66307701720726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3200955371332" calcext:value-type="float">
            <text:p>1.73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8887197731992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4]+[.N164]" office:value-type="float" office:value="4527" calcext:value-type="float">
            <text:p>4527</text:p>
          </table:table-cell>
          <table:table-cell table:style-name="ce3" table:formula="of:=[.O164]/[.O$410]" office:value-type="float" office:value="5.74141715889486" calcext:value-type="float">
            <text:p>5.74</text:p>
          </table:table-cell>
          <table:table-cell table:formula="of:=[.D164]+[.H164]+[.L164]+[.P164]" office:value-type="float" office:value="10.3253909275474" calcext:value-type="float">
            <text:p>10.33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65:.G165])&gt;0;[.B165];0)" office:value-type="float" office:value="42862" calcext:value-type="float">
            <text:p>42862</text:p>
          </table:table-cell>
          <table:table-cell table:style-name="ce3" table:formula="of:=[.C165]/[.C$410]" office:value-type="float" office:value="1.63402486739013" calcext:value-type="float">
            <text:p>1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3200955371332" calcext:value-type="float">
            <text:p>1.73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8887197731992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65]+[.N165]" office:value-type="float" office:value="5337" calcext:value-type="float">
            <text:p>5337</text:p>
          </table:table-cell>
          <table:table-cell table:style-name="ce3" table:formula="of:=[.O165]/[.O$410]" office:value-type="float" office:value="6.76870849945258" calcext:value-type="float">
            <text:p>6.77</text:p>
          </table:table-cell>
          <table:table-cell table:formula="of:=[.D165]+[.H165]+[.L165]+[.P165]" office:value-type="float" office:value="10.323630118288" calcext:value-type="float">
            <text:p>10.32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6:.G166])&gt;0;[.B166];0)" office:value-type="float" office:value="70486" calcext:value-type="float">
            <text:p>70486</text:p>
          </table:table-cell>
          <table:table-cell table:style-name="ce3" table:formula="of:=[.C166]/[.C$410]" office:value-type="float" office:value="2.68713258370727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3200955371332" calcext:value-type="float">
            <text:p>1.73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8887197731992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6]+[.N166]" office:value-type="float" office:value="4506" calcext:value-type="float">
            <text:p>4506</text:p>
          </table:table-cell>
          <table:table-cell table:style-name="ce3" table:formula="of:=[.O166]/[.O$410]" office:value-type="float" office:value="5.71478367969521" calcext:value-type="float">
            <text:p>5.71</text:p>
          </table:table-cell>
          <table:table-cell table:formula="of:=[.D166]+[.H166]+[.L166]+[.P166]" office:value-type="float" office:value="10.3228130148478" calcext:value-type="float">
            <text:p>10.32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67:.G167])&gt;0;[.B167];0)" office:value-type="float" office:value="38206" calcext:value-type="float">
            <text:p>38206</text:p>
          </table:table-cell>
          <table:table-cell table:style-name="ce3" table:formula="of:=[.C167]/[.C$410]" office:value-type="float" office:value="1.45652452250262" calcext:value-type="float">
            <text:p>1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3200955371332" calcext:value-type="float">
            <text:p>1.73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8887197731992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67]+[.N167]" office:value-type="float" office:value="5472" calcext:value-type="float">
            <text:p>5472</text:p>
          </table:table-cell>
          <table:table-cell table:style-name="ce3" table:formula="of:=[.O167]/[.O$410]" office:value-type="float" office:value="6.93992372287887" calcext:value-type="float">
            <text:p>6.94</text:p>
          </table:table-cell>
          <table:table-cell table:formula="of:=[.D167]+[.H167]+[.L167]+[.P167]" office:value-type="float" office:value="10.3173449968268" calcext:value-type="float">
            <text:p>10.32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68:.G168])&gt;0;[.B168];0)" office:value-type="float" office:value="38597" calcext:value-type="float">
            <text:p>38597</text:p>
          </table:table-cell>
          <table:table-cell table:style-name="ce3" table:formula="of:=[.C168]/[.C$410]" office:value-type="float" office:value="1.47143058668884" calcext:value-type="float">
            <text:p>1.4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3200955371332" calcext:value-type="float">
            <text:p>1.73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8887197731992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68]+[.N168]" office:value-type="float" office:value="5449" calcext:value-type="float">
            <text:p>5449</text:p>
          </table:table-cell>
          <table:table-cell table:style-name="ce3" table:formula="of:=[.O168]/[.O$410]" office:value-type="float" office:value="6.91075372185069" calcext:value-type="float">
            <text:p>6.91</text:p>
          </table:table-cell>
          <table:table-cell table:formula="of:=[.D168]+[.H168]+[.L168]+[.P168]" office:value-type="float" office:value="10.3030810599848" calcext:value-type="float">
            <text:p>10.30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9:.G169])&gt;0;[.B169];0)" office:value-type="float" office:value="150420" calcext:value-type="float">
            <text:p>150420</text:p>
          </table:table-cell>
          <table:table-cell table:style-name="ce3" table:formula="of:=[.C169]/[.C$410]" office:value-type="float" office:value="5.73445057516737" calcext:value-type="float">
            <text:p>5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3200955371332" calcext:value-type="float">
            <text:p>1.73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8887197731992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9]+[.N169]" office:value-type="float" office:value="2085" calcext:value-type="float">
            <text:p>2085</text:p>
          </table:table-cell>
          <table:table-cell table:style-name="ce3" table:formula="of:=[.O169]/[.O$410]" office:value-type="float" office:value="2.64432400625045" calcext:value-type="float">
            <text:p>2.64</text:p>
          </table:table-cell>
          <table:table-cell table:formula="of:=[.D169]+[.H169]+[.L169]+[.P169]" office:value-type="float" office:value="10.2996713328631" calcext:value-type="float">
            <text:p>10.30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0:.G170])&gt;0;[.B170];0)" office:value-type="float" office:value="71170" calcext:value-type="float">
            <text:p>71170</text:p>
          </table:table-cell>
          <table:table-cell table:style-name="ce3" table:formula="of:=[.C170]/[.C$410]" office:value-type="float" office:value="2.71320866530157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3200955371332" calcext:value-type="float">
            <text:p>1.73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8887197731992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0]+[.N170]" office:value-type="float" office:value="4421" calcext:value-type="float">
            <text:p>4421</text:p>
          </table:table-cell>
          <table:table-cell table:style-name="ce3" table:formula="of:=[.O170]/[.O$410]" office:value-type="float" office:value="5.60698150198236" calcext:value-type="float">
            <text:p>5.61</text:p>
          </table:table-cell>
          <table:table-cell table:formula="of:=[.D170]+[.H170]+[.L170]+[.P170]" office:value-type="float" office:value="10.2410869187292" calcext:value-type="float">
            <text:p>10.24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1:.G171])&gt;0;[.B171];0)" office:value-type="float" office:value="71790" calcext:value-type="float">
            <text:p>71790</text:p>
          </table:table-cell>
          <table:table-cell table:style-name="ce3" table:formula="of:=[.C171]/[.C$410]" office:value-type="float" office:value="2.73684487961219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3200955371332" calcext:value-type="float">
            <text:p>1.73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8887197731992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1]+[.N171]" office:value-type="float" office:value="4400" calcext:value-type="float">
            <text:p>4400</text:p>
          </table:table-cell>
          <table:table-cell table:style-name="ce3" table:formula="of:=[.O171]/[.O$410]" office:value-type="float" office:value="5.58034802278272" calcext:value-type="float">
            <text:p>5.58</text:p>
          </table:table-cell>
          <table:table-cell table:formula="of:=[.D171]+[.H171]+[.L171]+[.P171]" office:value-type="float" office:value="10.2380896538402" calcext:value-type="float">
            <text:p>10.24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2:.G172])&gt;0;[.B172];0)" office:value-type="float" office:value="71812" calcext:value-type="float">
            <text:p>71812</text:p>
          </table:table-cell>
          <table:table-cell table:style-name="ce3" table:formula="of:=[.C172]/[.C$410]" office:value-type="float" office:value="2.73768358399095" calcext:value-type="float">
            <text:p>2.7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3200955371332" calcext:value-type="float">
            <text:p>1.73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8887197731992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2]+[.N172]" office:value-type="float" office:value="4378" calcext:value-type="float">
            <text:p>4378</text:p>
          </table:table-cell>
          <table:table-cell table:style-name="ce3" table:formula="of:=[.O172]/[.O$410]" office:value-type="float" office:value="5.5524462826688" calcext:value-type="float">
            <text:p>5.55</text:p>
          </table:table-cell>
          <table:table-cell table:formula="of:=[.D172]+[.H172]+[.L172]+[.P172]" office:value-type="float" office:value="10.2110266181051" calcext:value-type="float">
            <text:p>10.21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3:.G173])&gt;0;[.B173];0)" office:value-type="float" office:value="72362" calcext:value-type="float">
            <text:p>72362</text:p>
          </table:table-cell>
          <table:table-cell table:style-name="ce3" table:formula="of:=[.C173]/[.C$410]" office:value-type="float" office:value="2.75865119346005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3200955371332" calcext:value-type="float">
            <text:p>1.73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8887197731992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3]+[.N173]" office:value-type="float" office:value="4336" calcext:value-type="float">
            <text:p>4336</text:p>
          </table:table-cell>
          <table:table-cell table:style-name="ce3" table:formula="of:=[.O173]/[.O$410]" office:value-type="float" office:value="5.49917932426951" calcext:value-type="float">
            <text:p>5.50</text:p>
          </table:table-cell>
          <table:table-cell table:formula="of:=[.D173]+[.H173]+[.L173]+[.P173]" office:value-type="float" office:value="10.1787272691749" calcext:value-type="float">
            <text:p>10.18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4:.G174])&gt;0;[.B174];0)" office:value-type="float" office:value="146322" calcext:value-type="float">
            <text:p>146322</text:p>
          </table:table-cell>
          <table:table-cell table:style-name="ce3" table:formula="of:=[.C174]/[.C$410]" office:value-type="float" office:value="5.57822282315942" calcext:value-type="float">
            <text:p>5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3200955371332" calcext:value-type="float">
            <text:p>1.73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8887197731992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4]+[.N174]" office:value-type="float" office:value="2102" calcext:value-type="float">
            <text:p>2102</text:p>
          </table:table-cell>
          <table:table-cell table:style-name="ce3" table:formula="of:=[.O174]/[.O$410]" office:value-type="float" office:value="2.66588444179302" calcext:value-type="float">
            <text:p>2.67</text:p>
          </table:table-cell>
          <table:table-cell table:formula="of:=[.D174]+[.H174]+[.L174]+[.P174]" office:value-type="float" office:value="10.1650040163977" calcext:value-type="float">
            <text:p>10.17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5:.G175])&gt;0;[.B175];0)" office:value-type="float" office:value="72647" calcext:value-type="float">
            <text:p>72647</text:p>
          </table:table-cell>
          <table:table-cell table:style-name="ce3" table:formula="of:=[.C175]/[.C$410]" office:value-type="float" office:value="2.76951622745768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3200955371332" calcext:value-type="float">
            <text:p>1.73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8887197731992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5]+[.N175]" office:value-type="float" office:value="4315" calcext:value-type="float">
            <text:p>4315</text:p>
          </table:table-cell>
          <table:table-cell table:style-name="ce3" table:formula="of:=[.O175]/[.O$410]" office:value-type="float" office:value="5.47254584506987" calcext:value-type="float">
            <text:p>5.47</text:p>
          </table:table-cell>
          <table:table-cell table:formula="of:=[.D175]+[.H175]+[.L175]+[.P175]" office:value-type="float" office:value="10.1629588239729" calcext:value-type="float">
            <text:p>10.16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6:.G176])&gt;0;[.B176];0)" office:value-type="float" office:value="72774" calcext:value-type="float">
            <text:p>72774</text:p>
          </table:table-cell>
          <table:table-cell table:style-name="ce3" table:formula="of:=[.C176]/[.C$410]" office:value-type="float" office:value="2.77435783909872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3200955371332" calcext:value-type="float">
            <text:p>1.73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8887197731992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6]+[.N176]" office:value-type="float" office:value="4294" calcext:value-type="float">
            <text:p>4294</text:p>
          </table:table-cell>
          <table:table-cell table:style-name="ce3" table:formula="of:=[.O176]/[.O$410]" office:value-type="float" office:value="5.44591236587022" calcext:value-type="float">
            <text:p>5.45</text:p>
          </table:table-cell>
          <table:table-cell table:formula="of:=[.D176]+[.H176]+[.L176]+[.P176]" office:value-type="float" office:value="10.1411669564143" calcext:value-type="float">
            <text:p>10.14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7:.G177])&gt;0;[.B177];0)" office:value-type="float" office:value="72848" calcext:value-type="float">
            <text:p>72848</text:p>
          </table:table-cell>
          <table:table-cell table:style-name="ce3" table:formula="of:=[.C177]/[.C$410]" office:value-type="float" office:value="2.77717893564547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3200955371332" calcext:value-type="float">
            <text:p>1.73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8887197731992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7]+[.N177]" office:value-type="float" office:value="4273" calcext:value-type="float">
            <text:p>4273</text:p>
          </table:table-cell>
          <table:table-cell table:style-name="ce3" table:formula="of:=[.O177]/[.O$410]" office:value-type="float" office:value="5.41927888667058" calcext:value-type="float">
            <text:p>5.42</text:p>
          </table:table-cell>
          <table:table-cell table:formula="of:=[.D177]+[.H177]+[.L177]+[.P177]" office:value-type="float" office:value="10.1173545737614" calcext:value-type="float">
            <text:p>10.12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78:.G178])&gt;0;[.B178];0)" office:value-type="float" office:value="73086" calcext:value-type="float">
            <text:p>73086</text:p>
          </table:table-cell>
          <table:table-cell table:style-name="ce3" table:formula="of:=[.C178]/[.C$410]" office:value-type="float" office:value="2.78625219210665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3200955371332" calcext:value-type="float">
            <text:p>1.73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8887197731992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78]+[.N178]" office:value-type="float" office:value="4252" calcext:value-type="float">
            <text:p>4252</text:p>
          </table:table-cell>
          <table:table-cell table:style-name="ce3" table:formula="of:=[.O178]/[.O$410]" office:value-type="float" office:value="5.39264540747094" calcext:value-type="float">
            <text:p>5.39</text:p>
          </table:table-cell>
          <table:table-cell table:formula="of:=[.D178]+[.H178]+[.L178]+[.P178]" office:value-type="float" office:value="10.0997943510229" calcext:value-type="float">
            <text:p>10.10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79:.G179])&gt;0;[.B179];0)" office:value-type="float" office:value="73275" calcext:value-type="float">
            <text:p>73275</text:p>
          </table:table-cell>
          <table:table-cell table:style-name="ce3" table:formula="of:=[.C179]/[.C$410]" office:value-type="float" office:value="2.79345742517876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3200955371332" calcext:value-type="float">
            <text:p>1.73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8887197731992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79]+[.N179]" office:value-type="float" office:value="4231" calcext:value-type="float">
            <text:p>4231</text:p>
          </table:table-cell>
          <table:table-cell table:style-name="ce3" table:formula="of:=[.O179]/[.O$410]" office:value-type="float" office:value="5.36601192827129" calcext:value-type="float">
            <text:p>5.37</text:p>
          </table:table-cell>
          <table:table-cell table:formula="of:=[.D179]+[.H179]+[.L179]+[.P179]" office:value-type="float" office:value="10.0803661048954" calcext:value-type="float">
            <text:p>10.08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80:.G180])&gt;0;[.B180];0)" office:value-type="float" office:value="89240" calcext:value-type="float">
            <text:p>89240</text:p>
          </table:table-cell>
          <table:table-cell table:style-name="ce3" table:formula="of:=[.C180]/[.C$410]" office:value-type="float" office:value="3.40208994367728" calcext:value-type="float">
            <text:p>3.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80]*[.S$15]+[.F180]*[.S$19]+[.G180]*[.S$21]" office:value-type="float" office:value="4.70809009657638" calcext:value-type="float">
            <text:p>4.71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1" calcext:value-type="float">
            <text:p>1</text:p>
          </table:table-cell>
          <table:table-cell table:style-name="ce1" table:formula="of:=IF([.G180]&gt;0;1;0)" office:value-type="float" office:value="0" calcext:value-type="float">
            <text:p>0</text:p>
          </table:table-cell>
          <table:table-cell table:style-name="ce3" table:formula="of:=[.I180]*[.I$411]+[.J180]*[.J$411]+[.K180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80]+[.N180]" office:value-type="float" office:value="174" calcext:value-type="float">
            <text:p>174</text:p>
          </table:table-cell>
          <table:table-cell table:style-name="ce3" table:formula="of:=[.O180]/[.O$410]" office:value-type="float" office:value="0.220677399082771" calcext:value-type="float">
            <text:p>0.22</text:p>
          </table:table-cell>
          <table:table-cell table:formula="of:=[.D180]+[.H180]+[.L180]+[.P180]" office:value-type="float" office:value="10.0445756181211" calcext:value-type="float">
            <text:p>10.04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1:.G181])&gt;0;[.B181];0)" office:value-type="float" office:value="73579" calcext:value-type="float">
            <text:p>73579</text:p>
          </table:table-cell>
          <table:table-cell table:style-name="ce3" table:formula="of:=[.C181]/[.C$410]" office:value-type="float" office:value="2.80504679477622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3200955371332" calcext:value-type="float">
            <text:p>1.73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8887197731992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1]+[.N181]" office:value-type="float" office:value="4189" calcext:value-type="float">
            <text:p>4189</text:p>
          </table:table-cell>
          <table:table-cell table:style-name="ce3" table:formula="of:=[.O181]/[.O$410]" office:value-type="float" office:value="5.312744969872" calcext:value-type="float">
            <text:p>5.31</text:p>
          </table:table-cell>
          <table:table-cell table:formula="of:=[.D181]+[.H181]+[.L181]+[.P181]" office:value-type="float" office:value="10.0386885160935" calcext:value-type="float">
            <text:p>10.04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2:.G182])&gt;0;[.B182];0)" office:value-type="float" office:value="142392" calcext:value-type="float">
            <text:p>142392</text:p>
          </table:table-cell>
          <table:table-cell table:style-name="ce3" table:formula="of:=[.C182]/[.C$410]" office:value-type="float" office:value="5.42839972277112" calcext:value-type="float">
            <text:p>5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3200955371332" calcext:value-type="float">
            <text:p>1.73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8887197731992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2]+[.N182]" office:value-type="float" office:value="2119" calcext:value-type="float">
            <text:p>2119</text:p>
          </table:table-cell>
          <table:table-cell table:style-name="ce3" table:formula="of:=[.O182]/[.O$410]" office:value-type="float" office:value="2.68744487733559" calcext:value-type="float">
            <text:p>2.69</text:p>
          </table:table-cell>
          <table:table-cell table:formula="of:=[.D182]+[.H182]+[.L182]+[.P182]" office:value-type="float" office:value="10.036741351552" calcext:value-type="float">
            <text:p>10.04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3:.G183])&gt;0;[.B183];0)" office:value-type="float" office:value="77353" calcext:value-type="float">
            <text:p>77353</text:p>
          </table:table-cell>
          <table:table-cell table:style-name="ce3" table:formula="of:=[.C183]/[.C$410]" office:value-type="float" office:value="2.94892271866056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3200955371332" calcext:value-type="float">
            <text:p>1.73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8887197731992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3]+[.N183]" office:value-type="float" office:value="4044" calcext:value-type="float">
            <text:p>4044</text:p>
          </table:table-cell>
          <table:table-cell table:style-name="ce3" table:formula="of:=[.O183]/[.O$410]" office:value-type="float" office:value="5.12884713730302" calcext:value-type="float">
            <text:p>5.13</text:p>
          </table:table-cell>
          <table:table-cell table:formula="of:=[.D183]+[.H183]+[.L183]+[.P183]" office:value-type="float" office:value="9.9986666074089" calcext:value-type="float">
            <text:p>10.00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84:.G184])&gt;0;[.B184];0)" office:value-type="float" office:value="73889" calcext:value-type="float">
            <text:p>73889</text:p>
          </table:table-cell>
          <table:table-cell table:style-name="ce3" table:formula="of:=[.C184]/[.C$410]" office:value-type="float" office:value="2.81686490193154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3200955371332" calcext:value-type="float">
            <text:p>1.73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8887197731992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84]+[.N184]" office:value-type="float" office:value="4147" calcext:value-type="float">
            <text:p>4147</text:p>
          </table:table-cell>
          <table:table-cell table:style-name="ce3" table:formula="of:=[.O184]/[.O$410]" office:value-type="float" office:value="5.25947801147271" calcext:value-type="float">
            <text:p>5.26</text:p>
          </table:table-cell>
          <table:table-cell table:formula="of:=[.D184]+[.H184]+[.L184]+[.P184]" office:value-type="float" office:value="9.99723966484956" calcext:value-type="float">
            <text:p>10.00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5:.G185])&gt;0;[.B185];0)" office:value-type="float" office:value="76636" calcext:value-type="float">
            <text:p>76636</text:p>
          </table:table-cell>
          <table:table-cell table:style-name="ce3" table:formula="of:=[.C185]/[.C$410]" office:value-type="float" office:value="2.92158858049811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3200955371332" calcext:value-type="float">
            <text:p>1.73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8887197731992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5]+[.N185]" office:value-type="float" office:value="4064" calcext:value-type="float">
            <text:p>4064</text:p>
          </table:table-cell>
          <table:table-cell table:style-name="ce3" table:formula="of:=[.O185]/[.O$410]" office:value-type="float" office:value="5.1542123555884" calcext:value-type="float">
            <text:p>5.15</text:p>
          </table:table-cell>
          <table:table-cell table:formula="of:=[.D185]+[.H185]+[.L185]+[.P185]" office:value-type="float" office:value="9.99669768753183" calcext:value-type="float">
            <text:p>10.00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86:.G186])&gt;0;[.B186];0)" office:value-type="float" office:value="27458" calcext:value-type="float">
            <text:p>27458</text:p>
          </table:table-cell>
          <table:table-cell table:style-name="ce3" table:formula="of:=[.C186]/[.C$410]" office:value-type="float" office:value="1.0467793105501" calcext:value-type="float">
            <text:p>1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3200955371332" calcext:value-type="float">
            <text:p>1.73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8887197731992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86]+[.N186]" office:value-type="float" office:value="5540" calcext:value-type="float">
            <text:p>5540</text:p>
          </table:table-cell>
          <table:table-cell table:style-name="ce3" table:formula="of:=[.O186]/[.O$410]" office:value-type="float" office:value="7.02616546504915" calcext:value-type="float">
            <text:p>7.03</text:p>
          </table:table-cell>
          <table:table-cell table:formula="of:=[.D186]+[.H186]+[.L186]+[.P186]" office:value-type="float" office:value="9.99384152704456" calcext:value-type="float">
            <text:p>9.99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7:.G187])&gt;0;[.B187];0)" office:value-type="float" office:value="77698" calcext:value-type="float">
            <text:p>77698</text:p>
          </table:table-cell>
          <table:table-cell table:style-name="ce3" table:formula="of:=[.C187]/[.C$410]" office:value-type="float" office:value="2.96207512823663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3200955371332" calcext:value-type="float">
            <text:p>1.73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8887197731992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7]+[.N187]" office:value-type="float" office:value="4023" calcext:value-type="float">
            <text:p>4023</text:p>
          </table:table-cell>
          <table:table-cell table:style-name="ce3" table:formula="of:=[.O187]/[.O$410]" office:value-type="float" office:value="5.10221365810338" calcext:value-type="float">
            <text:p>5.10</text:p>
          </table:table-cell>
          <table:table-cell table:formula="of:=[.D187]+[.H187]+[.L187]+[.P187]" office:value-type="float" office:value="9.98518553778532" calcext:value-type="float">
            <text:p>9.99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88:.G188])&gt;0;[.B188];0)" office:value-type="float" office:value="74015" calcext:value-type="float">
            <text:p>74015</text:p>
          </table:table-cell>
          <table:table-cell table:style-name="ce3" table:formula="of:=[.C188]/[.C$410]" office:value-type="float" office:value="2.82166839064628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3200955371332" calcext:value-type="float">
            <text:p>1.73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8887197731992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88]+[.N188]" office:value-type="float" office:value="4106" calcext:value-type="float">
            <text:p>4106</text:p>
          </table:table-cell>
          <table:table-cell table:style-name="ce3" table:formula="of:=[.O188]/[.O$410]" office:value-type="float" office:value="5.20747931398769" calcext:value-type="float">
            <text:p>5.21</text:p>
          </table:table-cell>
          <table:table-cell table:formula="of:=[.D188]+[.H188]+[.L188]+[.P188]" office:value-type="float" office:value="9.95004445607928" calcext:value-type="float">
            <text:p>9.95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89:.G189])&gt;0;[.B189];0)" office:value-type="float" office:value="78058" calcext:value-type="float">
            <text:p>78058</text:p>
          </table:table-cell>
          <table:table-cell table:style-name="ce3" table:formula="of:=[.C189]/[.C$410]" office:value-type="float" office:value="2.97579938170732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3200955371332" calcext:value-type="float">
            <text:p>1.73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8887197731992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89]+[.N189]" office:value-type="float" office:value="3982" calcext:value-type="float">
            <text:p>3982</text:p>
          </table:table-cell>
          <table:table-cell table:style-name="ce3" table:formula="of:=[.O189]/[.O$410]" office:value-type="float" office:value="5.05021496061836" calcext:value-type="float">
            <text:p>5.05</text:p>
          </table:table-cell>
          <table:table-cell table:formula="of:=[.D189]+[.H189]+[.L189]+[.P189]" office:value-type="float" office:value="9.94691109377099" calcext:value-type="float">
            <text:p>9.95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0:.G190])&gt;0;[.B190];0)" office:value-type="float" office:value="139435" calcext:value-type="float">
            <text:p>139435</text:p>
          </table:table-cell>
          <table:table-cell table:style-name="ce3" table:formula="of:=[.C190]/[.C$410]" office:value-type="float" office:value="5.31567022967998" calcext:value-type="float">
            <text:p>5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3200955371332" calcext:value-type="float">
            <text:p>1.73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8887197731992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0]+[.N190]" office:value-type="float" office:value="2137" calcext:value-type="float">
            <text:p>2137</text:p>
          </table:table-cell>
          <table:table-cell table:style-name="ce3" table:formula="of:=[.O190]/[.O$410]" office:value-type="float" office:value="2.71027357379242" calcext:value-type="float">
            <text:p>2.71</text:p>
          </table:table-cell>
          <table:table-cell table:formula="of:=[.D190]+[.H190]+[.L190]+[.P190]" office:value-type="float" office:value="9.94684055491771" calcext:value-type="float">
            <text:p>9.95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1:.G191])&gt;0;[.B191];0)" office:value-type="float" office:value="74543" calcext:value-type="float">
            <text:p>74543</text:p>
          </table:table-cell>
          <table:table-cell table:style-name="ce3" table:formula="of:=[.C191]/[.C$410]" office:value-type="float" office:value="2.84179729573661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3200955371332" calcext:value-type="float">
            <text:p>1.73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8887197731992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1]+[.N191]" office:value-type="float" office:value="4085" calcext:value-type="float">
            <text:p>4085</text:p>
          </table:table-cell>
          <table:table-cell table:style-name="ce3" table:formula="of:=[.O191]/[.O$410]" office:value-type="float" office:value="5.18084583478805" calcext:value-type="float">
            <text:p>5.18</text:p>
          </table:table-cell>
          <table:table-cell table:formula="of:=[.D191]+[.H191]+[.L191]+[.P191]" office:value-type="float" office:value="9.94353988196997" calcext:value-type="float">
            <text:p>9.94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2:.G192])&gt;0;[.B192];0)" office:value-type="float" office:value="78385" calcext:value-type="float">
            <text:p>78385</text:p>
          </table:table-cell>
          <table:table-cell table:style-name="ce3" table:formula="of:=[.C192]/[.C$410]" office:value-type="float" office:value="2.98826557860985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3200955371332" calcext:value-type="float">
            <text:p>1.73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8887197731992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2]+[.N192]" office:value-type="float" office:value="3961" calcext:value-type="float">
            <text:p>3961</text:p>
          </table:table-cell>
          <table:table-cell table:style-name="ce3" table:formula="of:=[.O192]/[.O$410]" office:value-type="float" office:value="5.02358148141872" calcext:value-type="float">
            <text:p>5.02</text:p>
          </table:table-cell>
          <table:table-cell table:formula="of:=[.D192]+[.H192]+[.L192]+[.P192]" office:value-type="float" office:value="9.93274381147388" calcext:value-type="float">
            <text:p>9.93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93:.G193])&gt;0;[.B193];0)" office:value-type="float" office:value="78703" calcext:value-type="float">
            <text:p>78703</text:p>
          </table:table-cell>
          <table:table-cell table:style-name="ce3" table:formula="of:=[.C193]/[.C$410]" office:value-type="float" office:value="3.00038866917562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3200955371332" calcext:value-type="float">
            <text:p>1.73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8887197731992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93]+[.N193]" office:value-type="float" office:value="3920" calcext:value-type="float">
            <text:p>3920</text:p>
          </table:table-cell>
          <table:table-cell table:style-name="ce3" table:formula="of:=[.O193]/[.O$410]" office:value-type="float" office:value="4.97158278393369" calcext:value-type="float">
            <text:p>4.97</text:p>
          </table:table-cell>
          <table:table-cell table:formula="of:=[.D193]+[.H193]+[.L193]+[.P193]" office:value-type="float" office:value="9.89286820455463" calcext:value-type="float">
            <text:p>9.89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4:.G194])&gt;0;[.B194];0)" office:value-type="float" office:value="137308" calcext:value-type="float">
            <text:p>137308</text:p>
          </table:table-cell>
          <table:table-cell table:style-name="ce3" table:formula="of:=[.C194]/[.C$410]" office:value-type="float" office:value="5.23458276542402" calcext:value-type="float">
            <text:p>5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3200955371332" calcext:value-type="float">
            <text:p>1.73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8887197731992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4]+[.N194]" office:value-type="float" office:value="2154" calcext:value-type="float">
            <text:p>2154</text:p>
          </table:table-cell>
          <table:table-cell table:style-name="ce3" table:formula="of:=[.O194]/[.O$410]" office:value-type="float" office:value="2.73183400933499" calcext:value-type="float">
            <text:p>2.73</text:p>
          </table:table-cell>
          <table:table-cell table:formula="of:=[.D194]+[.H194]+[.L194]+[.P194]" office:value-type="float" office:value="9.88731352620433" calcext:value-type="float">
            <text:p>9.89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5:.G195])&gt;0;[.B195];0)" office:value-type="float" office:value="134822" calcext:value-type="float">
            <text:p>134822</text:p>
          </table:table-cell>
          <table:table-cell table:style-name="ce3" table:formula="of:=[.C195]/[.C$410]" office:value-type="float" office:value="5.13980917062369" calcext:value-type="float">
            <text:p>5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3200955371332" calcext:value-type="float">
            <text:p>1.73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8887197731992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5]+[.N195]" office:value-type="float" office:value="2224" calcext:value-type="float">
            <text:p>2224</text:p>
          </table:table-cell>
          <table:table-cell table:style-name="ce3" table:formula="of:=[.O195]/[.O$410]" office:value-type="float" office:value="2.82061227333381" calcext:value-type="float">
            <text:p>2.82</text:p>
          </table:table-cell>
          <table:table-cell table:formula="of:=[.D195]+[.H195]+[.L195]+[.P195]" office:value-type="float" office:value="9.88131819540281" calcext:value-type="float">
            <text:p>9.88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96:.G196])&gt;0;[.B196];0)" office:value-type="float" office:value="78808" calcext:value-type="float">
            <text:p>78808</text:p>
          </table:table-cell>
          <table:table-cell table:style-name="ce3" table:formula="of:=[.C196]/[.C$410]" office:value-type="float" office:value="3.00439157643791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3200955371332" calcext:value-type="float">
            <text:p>1.73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8887197731992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96]+[.N196]" office:value-type="float" office:value="3899" calcext:value-type="float">
            <text:p>3899</text:p>
          </table:table-cell>
          <table:table-cell table:style-name="ce3" table:formula="of:=[.O196]/[.O$410]" office:value-type="float" office:value="4.94494930473405" calcext:value-type="float">
            <text:p>4.94</text:p>
          </table:table-cell>
          <table:table-cell table:formula="of:=[.D196]+[.H196]+[.L196]+[.P196]" office:value-type="float" office:value="9.87023763261727" calcext:value-type="float">
            <text:p>9.87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97:.G197])&gt;0;[.B197];0)" office:value-type="float" office:value="79319" calcext:value-type="float">
            <text:p>79319</text:p>
          </table:table-cell>
          <table:table-cell table:style-name="ce3" table:formula="of:=[.C197]/[.C$410]" office:value-type="float" office:value="3.02387239178102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3200955371332" calcext:value-type="float">
            <text:p>1.73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8887197731992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97]+[.N197]" office:value-type="float" office:value="3879" calcext:value-type="float">
            <text:p>3879</text:p>
          </table:table-cell>
          <table:table-cell table:style-name="ce3" table:formula="of:=[.O197]/[.O$410]" office:value-type="float" office:value="4.91958408644867" calcext:value-type="float">
            <text:p>4.92</text:p>
          </table:table-cell>
          <table:table-cell table:formula="of:=[.D197]+[.H197]+[.L197]+[.P197]" office:value-type="float" office:value="9.864353229675" calcext:value-type="float">
            <text:p>9.86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98:.G198])&gt;0;[.B198];0)" office:value-type="float" office:value="79811" calcext:value-type="float">
            <text:p>79811</text:p>
          </table:table-cell>
          <table:table-cell table:style-name="ce3" table:formula="of:=[.C198]/[.C$410]" office:value-type="float" office:value="3.04262887152428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3200955371332" calcext:value-type="float">
            <text:p>1.73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8887197731992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98]+[.N198]" office:value-type="float" office:value="3859" calcext:value-type="float">
            <text:p>3859</text:p>
          </table:table-cell>
          <table:table-cell table:style-name="ce3" table:formula="of:=[.O198]/[.O$410]" office:value-type="float" office:value="4.8942188681633" calcext:value-type="float">
            <text:p>4.89</text:p>
          </table:table-cell>
          <table:table-cell table:formula="of:=[.D198]+[.H198]+[.L198]+[.P198]" office:value-type="float" office:value="9.85774449113289" calcext:value-type="float">
            <text:p>9.86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199:.G199])&gt;0;[.B199];0)" office:value-type="float" office:value="81337" calcext:value-type="float">
            <text:p>81337</text:p>
          </table:table-cell>
          <table:table-cell table:style-name="ce3" table:formula="of:=[.C199]/[.C$410]" office:value-type="float" office:value="3.10080445706946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3200955371332" calcext:value-type="float">
            <text:p>1.73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8887197731992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199]+[.N199]" office:value-type="float" office:value="3797" calcext:value-type="float">
            <text:p>3797</text:p>
          </table:table-cell>
          <table:table-cell table:style-name="ce3" table:formula="of:=[.O199]/[.O$410]" office:value-type="float" office:value="4.81558669147863" calcext:value-type="float">
            <text:p>4.82</text:p>
          </table:table-cell>
          <table:table-cell table:formula="of:=[.D199]+[.H199]+[.L199]+[.P199]" office:value-type="float" office:value="9.8372878999934" calcext:value-type="float">
            <text:p>9.84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0:.G200])&gt;0;[.B200];0)" office:value-type="float" office:value="79890" calcext:value-type="float">
            <text:p>79890</text:p>
          </table:table-cell>
          <table:table-cell table:style-name="ce3" table:formula="of:=[.C200]/[.C$410]" office:value-type="float" office:value="3.04564058270257" calcext:value-type="float">
            <text:p>3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3200955371332" calcext:value-type="float">
            <text:p>1.73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8887197731992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0]+[.N200]" office:value-type="float" office:value="3838" calcext:value-type="float">
            <text:p>3838</text:p>
          </table:table-cell>
          <table:table-cell table:style-name="ce3" table:formula="of:=[.O200]/[.O$410]" office:value-type="float" office:value="4.86758538896365" calcext:value-type="float">
            <text:p>4.87</text:p>
          </table:table-cell>
          <table:table-cell table:formula="of:=[.D200]+[.H200]+[.L200]+[.P200]" office:value-type="float" office:value="9.83412272311154" calcext:value-type="float">
            <text:p>9.83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1:.G201])&gt;0;[.B201];0)" office:value-type="float" office:value="80500" calcext:value-type="float">
            <text:p>80500</text:p>
          </table:table-cell>
          <table:table-cell table:style-name="ce3" table:formula="of:=[.C201]/[.C$410]" office:value-type="float" office:value="3.06889556775012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3200955371332" calcext:value-type="float">
            <text:p>1.73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8887197731992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1]+[.N201]" office:value-type="float" office:value="3818" calcext:value-type="float">
            <text:p>3818</text:p>
          </table:table-cell>
          <table:table-cell table:style-name="ce3" table:formula="of:=[.O201]/[.O$410]" office:value-type="float" office:value="4.84222017067828" calcext:value-type="float">
            <text:p>4.84</text:p>
          </table:table-cell>
          <table:table-cell table:formula="of:=[.D201]+[.H201]+[.L201]+[.P201]" office:value-type="float" office:value="9.83201248987371" calcext:value-type="float">
            <text:p>9.83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2:.G202])&gt;0;[.B202];0)" office:value-type="float" office:value="81416" calcext:value-type="float">
            <text:p>81416</text:p>
          </table:table-cell>
          <table:table-cell table:style-name="ce3" table:formula="of:=[.C202]/[.C$410]" office:value-type="float" office:value="3.10381616824775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3200955371332" calcext:value-type="float">
            <text:p>1.73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8887197731992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2]+[.N202]" office:value-type="float" office:value="3777" calcext:value-type="float">
            <text:p>3777</text:p>
          </table:table-cell>
          <table:table-cell table:style-name="ce3" table:formula="of:=[.O202]/[.O$410]" office:value-type="float" office:value="4.79022147319326" calcext:value-type="float">
            <text:p>4.79</text:p>
          </table:table-cell>
          <table:table-cell table:formula="of:=[.D202]+[.H202]+[.L202]+[.P202]" office:value-type="float" office:value="9.81493439288631" calcext:value-type="float">
            <text:p>9.81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3:.G203])&gt;0;[.B203];0)" office:value-type="float" office:value="81783" calcext:value-type="float">
            <text:p>81783</text:p>
          </table:table-cell>
          <table:table-cell table:style-name="ce3" table:formula="of:=[.C203]/[.C$410]" office:value-type="float" office:value="3.11780728220258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3200955371332" calcext:value-type="float">
            <text:p>1.73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8887197731992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3]+[.N203]" office:value-type="float" office:value="3757" calcext:value-type="float">
            <text:p>3757</text:p>
          </table:table-cell>
          <table:table-cell table:style-name="ce3" table:formula="of:=[.O203]/[.O$410]" office:value-type="float" office:value="4.76485625490788" calcext:value-type="float">
            <text:p>4.76</text:p>
          </table:table-cell>
          <table:table-cell table:formula="of:=[.D203]+[.H203]+[.L203]+[.P203]" office:value-type="float" office:value="9.80356028855578" calcext:value-type="float">
            <text:p>9.80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4:.G204])&gt;0;[.B204];0)" office:value-type="float" office:value="81994" calcext:value-type="float">
            <text:p>81994</text:p>
          </table:table-cell>
          <table:table-cell table:style-name="ce3" table:formula="of:=[.C204]/[.C$410]" office:value-type="float" office:value="3.12585121965346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3200955371332" calcext:value-type="float">
            <text:p>1.73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8887197731992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4]+[.N204]" office:value-type="float" office:value="3737" calcext:value-type="float">
            <text:p>3737</text:p>
          </table:table-cell>
          <table:table-cell table:style-name="ce3" table:formula="of:=[.O204]/[.O$410]" office:value-type="float" office:value="4.7394910366225" calcext:value-type="float">
            <text:p>4.74</text:p>
          </table:table-cell>
          <table:table-cell table:formula="of:=[.D204]+[.H204]+[.L204]+[.P204]" office:value-type="float" office:value="9.78623900772127" calcext:value-type="float">
            <text:p>9.79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5:.G205])&gt;0;[.B205];0)" office:value-type="float" office:value="82276" calcext:value-type="float">
            <text:p>82276</text:p>
          </table:table-cell>
          <table:table-cell table:style-name="ce3" table:formula="of:=[.C205]/[.C$410]" office:value-type="float" office:value="3.13660188487216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3200955371332" calcext:value-type="float">
            <text:p>1.73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8887197731992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5]+[.N205]" office:value-type="float" office:value="3696" calcext:value-type="float">
            <text:p>3696</text:p>
          </table:table-cell>
          <table:table-cell table:style-name="ce3" table:formula="of:=[.O205]/[.O$410]" office:value-type="float" office:value="4.68749233913748" calcext:value-type="float">
            <text:p>4.69</text:p>
          </table:table-cell>
          <table:table-cell table:formula="of:=[.D205]+[.H205]+[.L205]+[.P205]" office:value-type="float" office:value="9.74499097545495" calcext:value-type="float">
            <text:p>9.74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6:.G206])&gt;0;[.B206];0)" office:value-type="float" office:value="130244" calcext:value-type="float">
            <text:p>130244</text:p>
          </table:table-cell>
          <table:table-cell table:style-name="ce3" table:formula="of:=[.C206]/[.C$410]" office:value-type="float" office:value="4.96528241398816" calcext:value-type="float">
            <text:p>4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3200955371332" calcext:value-type="float">
            <text:p>1.73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8887197731992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6]+[.N206]" office:value-type="float" office:value="2241" calcext:value-type="float">
            <text:p>2241</text:p>
          </table:table-cell>
          <table:table-cell table:style-name="ce3" table:formula="of:=[.O206]/[.O$410]" office:value-type="float" office:value="2.84217270887638" calcext:value-type="float">
            <text:p>2.84</text:p>
          </table:table-cell>
          <table:table-cell table:formula="of:=[.D206]+[.H206]+[.L206]+[.P206]" office:value-type="float" office:value="9.72835187430985" calcext:value-type="float">
            <text:p>9.73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7:.G207])&gt;0;[.B207];0)" office:value-type="float" office:value="83132" calcext:value-type="float">
            <text:p>83132</text:p>
          </table:table-cell>
          <table:table-cell table:style-name="ce3" table:formula="of:=[.C207]/[.C$410]" office:value-type="float" office:value="3.16923510979134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3200955371332" calcext:value-type="float">
            <text:p>1.73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8887197731992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7]+[.N207]" office:value-type="float" office:value="3656" calcext:value-type="float">
            <text:p>3656</text:p>
          </table:table-cell>
          <table:table-cell table:style-name="ce3" table:formula="of:=[.O207]/[.O$410]" office:value-type="float" office:value="4.63676190256673" calcext:value-type="float">
            <text:p>4.64</text:p>
          </table:table-cell>
          <table:table-cell table:formula="of:=[.D207]+[.H207]+[.L207]+[.P207]" office:value-type="float" office:value="9.72689376380338" calcext:value-type="float">
            <text:p>9.73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8:.G208])&gt;0;[.B208];0)" office:value-type="float" office:value="128237" calcext:value-type="float">
            <text:p>128237</text:p>
          </table:table-cell>
          <table:table-cell table:style-name="ce3" table:formula="of:=[.C208]/[.C$410]" office:value-type="float" office:value="4.8887697008891" calcext:value-type="float">
            <text:p>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3200955371332" calcext:value-type="float">
            <text:p>1.73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8887197731992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8]+[.N208]" office:value-type="float" office:value="2294" calcext:value-type="float">
            <text:p>2294</text:p>
          </table:table-cell>
          <table:table-cell table:style-name="ce3" table:formula="of:=[.O208]/[.O$410]" office:value-type="float" office:value="2.90939053733263" calcext:value-type="float">
            <text:p>2.91</text:p>
          </table:table-cell>
          <table:table-cell table:formula="of:=[.D208]+[.H208]+[.L208]+[.P208]" office:value-type="float" office:value="9.71905698966703" calcext:value-type="float">
            <text:p>9.72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09:.G209])&gt;0;[.B209];0)" office:value-type="float" office:value="83309" calcext:value-type="float">
            <text:p>83309</text:p>
          </table:table-cell>
          <table:table-cell table:style-name="ce3" table:formula="of:=[.C209]/[.C$410]" office:value-type="float" office:value="3.17598286774776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3200955371332" calcext:value-type="float">
            <text:p>1.73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8887197731992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09]+[.N209]" office:value-type="float" office:value="3636" calcext:value-type="float">
            <text:p>3636</text:p>
          </table:table-cell>
          <table:table-cell table:style-name="ce3" table:formula="of:=[.O209]/[.O$410]" office:value-type="float" office:value="4.61139668428135" calcext:value-type="float">
            <text:p>4.61</text:p>
          </table:table-cell>
          <table:table-cell table:formula="of:=[.D209]+[.H209]+[.L209]+[.P209]" office:value-type="float" office:value="9.70827630347443" calcext:value-type="float">
            <text:p>9.71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10:.G210])&gt;0;[.B210];0)" office:value-type="float" office:value="84465" calcext:value-type="float">
            <text:p>84465</text:p>
          </table:table-cell>
          <table:table-cell table:style-name="ce3" table:formula="of:=[.C210]/[.C$410]" office:value-type="float" office:value="3.22005297055918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3200955371332" calcext:value-type="float">
            <text:p>1.73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8887197731992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10]+[.N210]" office:value-type="float" office:value="3596" calcext:value-type="float">
            <text:p>3596</text:p>
          </table:table-cell>
          <table:table-cell table:style-name="ce3" table:formula="of:=[.O210]/[.O$410]" office:value-type="float" office:value="4.5606662477106" calcext:value-type="float">
            <text:p>4.56</text:p>
          </table:table-cell>
          <table:table-cell table:formula="of:=[.D210]+[.H210]+[.L210]+[.P210]" office:value-type="float" office:value="9.70161596971509" calcext:value-type="float">
            <text:p>9.70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1:.G211])&gt;0;[.B211];0)" office:value-type="float" office:value="127146" calcext:value-type="float">
            <text:p>127146</text:p>
          </table:table-cell>
          <table:table-cell table:style-name="ce3" table:formula="of:=[.C211]/[.C$410]" office:value-type="float" office:value="4.84717758828766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3200955371332" calcext:value-type="float">
            <text:p>1.73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8887197731992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1]+[.N211]" office:value-type="float" office:value="2312" calcext:value-type="float">
            <text:p>2312</text:p>
          </table:table-cell>
          <table:table-cell table:style-name="ce3" table:formula="of:=[.O211]/[.O$410]" office:value-type="float" office:value="2.93221923378946" calcext:value-type="float">
            <text:p>2.93</text:p>
          </table:table-cell>
          <table:table-cell table:formula="of:=[.D211]+[.H211]+[.L211]+[.P211]" office:value-type="float" office:value="9.70029357352244" calcext:value-type="float">
            <text:p>9.70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2:.G212])&gt;0;[.B212];0)" office:value-type="float" office:value="126544" calcext:value-type="float">
            <text:p>126544</text:p>
          </table:table-cell>
          <table:table-cell table:style-name="ce3" table:formula="of:=[.C212]/[.C$410]" office:value-type="float" office:value="4.82422758665057" calcext:value-type="float">
            <text:p>4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3200955371332" calcext:value-type="float">
            <text:p>1.73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8887197731992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2]+[.N212]" office:value-type="float" office:value="2329" calcext:value-type="float">
            <text:p>2329</text:p>
          </table:table-cell>
          <table:table-cell table:style-name="ce3" table:formula="of:=[.O212]/[.O$410]" office:value-type="float" office:value="2.95377966933203" calcext:value-type="float">
            <text:p>2.95</text:p>
          </table:table-cell>
          <table:table-cell table:formula="of:=[.D212]+[.H212]+[.L212]+[.P212]" office:value-type="float" office:value="9.69890400742792" calcext:value-type="float">
            <text:p>9.70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3:.G213])&gt;0;[.B213];0)" office:value-type="float" office:value="128602" calcext:value-type="float">
            <text:p>128602</text:p>
          </table:table-cell>
          <table:table-cell table:style-name="ce3" table:formula="of:=[.C213]/[.C$410]" office:value-type="float" office:value="4.90268456899132" calcext:value-type="float">
            <text:p>4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3200955371332" calcext:value-type="float">
            <text:p>1.73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8887197731992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3]+[.N213]" office:value-type="float" office:value="2259" calcext:value-type="float">
            <text:p>2259</text:p>
          </table:table-cell>
          <table:table-cell table:style-name="ce3" table:formula="of:=[.O213]/[.O$410]" office:value-type="float" office:value="2.86500140533322" calcext:value-type="float">
            <text:p>2.87</text:p>
          </table:table-cell>
          <table:table-cell table:formula="of:=[.D213]+[.H213]+[.L213]+[.P213]" office:value-type="float" office:value="9.68858272576985" calcext:value-type="float">
            <text:p>9.69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14:.G214])&gt;0;[.B214];0)" office:value-type="float" office:value="84588" calcext:value-type="float">
            <text:p>84588</text:p>
          </table:table-cell>
          <table:table-cell table:style-name="ce3" table:formula="of:=[.C214]/[.C$410]" office:value-type="float" office:value="3.224742090495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3200955371332" calcext:value-type="float">
            <text:p>1.73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8887197731992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14]+[.N214]" office:value-type="float" office:value="3576" calcext:value-type="float">
            <text:p>3576</text:p>
          </table:table-cell>
          <table:table-cell table:style-name="ce3" table:formula="of:=[.O214]/[.O$410]" office:value-type="float" office:value="4.53530102942523" calcext:value-type="float">
            <text:p>4.54</text:p>
          </table:table-cell>
          <table:table-cell table:formula="of:=[.D214]+[.H214]+[.L214]+[.P214]" office:value-type="float" office:value="9.68093987136554" calcext:value-type="float">
            <text:p>9.68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15:.G215])&gt;0;[.B215];0)" office:value-type="float" office:value="84696" calcext:value-type="float">
            <text:p>84696</text:p>
          </table:table-cell>
          <table:table-cell table:style-name="ce3" table:formula="of:=[.C215]/[.C$410]" office:value-type="float" office:value="3.2288593665362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3200955371332" calcext:value-type="float">
            <text:p>1.73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8887197731992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15]+[.N215]" office:value-type="float" office:value="3556" calcext:value-type="float">
            <text:p>3556</text:p>
          </table:table-cell>
          <table:table-cell table:style-name="ce3" table:formula="of:=[.O215]/[.O$410]" office:value-type="float" office:value="4.50993581113985" calcext:value-type="float">
            <text:p>4.51</text:p>
          </table:table-cell>
          <table:table-cell table:formula="of:=[.D215]+[.H215]+[.L215]+[.P215]" office:value-type="float" office:value="9.65969192912136" calcext:value-type="float">
            <text:p>9.66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6:.G216])&gt;0;[.B216];0)" office:value-type="float" office:value="124626" calcext:value-type="float">
            <text:p>124626</text:p>
          </table:table-cell>
          <table:table-cell table:style-name="ce3" table:formula="of:=[.C216]/[.C$410]" office:value-type="float" office:value="4.75110781399288" calcext:value-type="float">
            <text:p>4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3200955371332" calcext:value-type="float">
            <text:p>1.73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8887197731992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6]+[.N216]" office:value-type="float" office:value="2347" calcext:value-type="float">
            <text:p>2347</text:p>
          </table:table-cell>
          <table:table-cell table:style-name="ce3" table:formula="of:=[.O216]/[.O$410]" office:value-type="float" office:value="2.97660836578887" calcext:value-type="float">
            <text:p>2.98</text:p>
          </table:table-cell>
          <table:table-cell table:formula="of:=[.D216]+[.H216]+[.L216]+[.P216]" office:value-type="float" office:value="9.64861293122706" calcext:value-type="float">
            <text:p>9.65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17:.G217])&gt;0;[.B217];0)" office:value-type="float" office:value="84897" calcext:value-type="float">
            <text:p>84897</text:p>
          </table:table-cell>
          <table:table-cell table:style-name="ce3" table:formula="of:=[.C217]/[.C$410]" office:value-type="float" office:value="3.236522074724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3200955371332" calcext:value-type="float">
            <text:p>1.73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8887197731992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17]+[.N217]" office:value-type="float" office:value="3536" calcext:value-type="float">
            <text:p>3536</text:p>
          </table:table-cell>
          <table:table-cell table:style-name="ce3" table:formula="of:=[.O217]/[.O$410]" office:value-type="float" office:value="4.48457059285447" calcext:value-type="float">
            <text:p>4.48</text:p>
          </table:table-cell>
          <table:table-cell table:formula="of:=[.D217]+[.H217]+[.L217]+[.P217]" office:value-type="float" office:value="9.64198941902379" calcext:value-type="float">
            <text:p>9.64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18:.G218])&gt;0;[.B218];0)" office:value-type="float" office:value="85122" calcext:value-type="float">
            <text:p>85122</text:p>
          </table:table-cell>
          <table:table-cell table:style-name="ce3" table:formula="of:=[.C218]/[.C$410]" office:value-type="float" office:value="3.2450997331431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3200955371332" calcext:value-type="float">
            <text:p>1.73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8887197731992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18]+[.N218]" office:value-type="float" office:value="3516" calcext:value-type="float">
            <text:p>3516</text:p>
          </table:table-cell>
          <table:table-cell table:style-name="ce3" table:formula="of:=[.O218]/[.O$410]" office:value-type="float" office:value="4.4592053745691" calcext:value-type="float">
            <text:p>4.46</text:p>
          </table:table-cell>
          <table:table-cell table:formula="of:=[.D218]+[.H218]+[.L218]+[.P218]" office:value-type="float" office:value="9.62520185915759" calcext:value-type="float">
            <text:p>9.63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19:.G219])&gt;0;[.B219];0)" office:value-type="float" office:value="122466" calcext:value-type="float">
            <text:p>122466</text:p>
          </table:table-cell>
          <table:table-cell table:style-name="ce3" table:formula="of:=[.C219]/[.C$410]" office:value-type="float" office:value="4.66876229316877" calcext:value-type="float">
            <text:p>4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3200955371332" calcext:value-type="float">
            <text:p>1.73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8887197731992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19]+[.N219]" office:value-type="float" office:value="2383" calcext:value-type="float">
            <text:p>2383</text:p>
          </table:table-cell>
          <table:table-cell table:style-name="ce3" table:formula="of:=[.O219]/[.O$410]" office:value-type="float" office:value="3.02226575870255" calcext:value-type="float">
            <text:p>3.02</text:p>
          </table:table-cell>
          <table:table-cell table:formula="of:=[.D219]+[.H219]+[.L219]+[.P219]" office:value-type="float" office:value="9.61192480331663" calcext:value-type="float">
            <text:p>9.61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0:.G220])&gt;0;[.B220];0)" office:value-type="float" office:value="85188" calcext:value-type="float">
            <text:p>85188</text:p>
          </table:table-cell>
          <table:table-cell table:style-name="ce3" table:formula="of:=[.C220]/[.C$410]" office:value-type="float" office:value="3.24761584627947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3200955371332" calcext:value-type="float">
            <text:p>1.73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8887197731992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0]+[.N220]" office:value-type="float" office:value="3496" calcext:value-type="float">
            <text:p>3496</text:p>
          </table:table-cell>
          <table:table-cell table:style-name="ce3" table:formula="of:=[.O220]/[.O$410]" office:value-type="float" office:value="4.43384015628372" calcext:value-type="float">
            <text:p>4.43</text:p>
          </table:table-cell>
          <table:table-cell table:formula="of:=[.D220]+[.H220]+[.L220]+[.P220]" office:value-type="float" office:value="9.6023527540085" calcext:value-type="float">
            <text:p>9.60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1:.G221])&gt;0;[.B221];0)" office:value-type="float" office:value="122616" calcext:value-type="float">
            <text:p>122616</text:p>
          </table:table-cell>
          <table:table-cell table:style-name="ce3" table:formula="of:=[.C221]/[.C$410]" office:value-type="float" office:value="4.67448073211489" calcext:value-type="float">
            <text:p>4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3200955371332" calcext:value-type="float">
            <text:p>1.73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8887197731992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1]+[.N221]" office:value-type="float" office:value="2365" calcext:value-type="float">
            <text:p>2365</text:p>
          </table:table-cell>
          <table:table-cell table:style-name="ce3" table:formula="of:=[.O221]/[.O$410]" office:value-type="float" office:value="2.99943706224571" calcext:value-type="float">
            <text:p>3.00</text:p>
          </table:table-cell>
          <table:table-cell table:formula="of:=[.D221]+[.H221]+[.L221]+[.P221]" office:value-type="float" office:value="9.59481454580591" calcext:value-type="float">
            <text:p>9.59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2:.G222])&gt;0;[.B222];0)" office:value-type="float" office:value="85203" calcext:value-type="float">
            <text:p>85203</text:p>
          </table:table-cell>
          <table:table-cell table:style-name="ce3" table:formula="of:=[.C222]/[.C$410]" office:value-type="float" office:value="3.2481876901740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3200955371332" calcext:value-type="float">
            <text:p>1.73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8887197731992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2]+[.N222]" office:value-type="float" office:value="3476" calcext:value-type="float">
            <text:p>3476</text:p>
          </table:table-cell>
          <table:table-cell table:style-name="ce3" table:formula="of:=[.O222]/[.O$410]" office:value-type="float" office:value="4.40847493799835" calcext:value-type="float">
            <text:p>4.41</text:p>
          </table:table-cell>
          <table:table-cell table:formula="of:=[.D222]+[.H222]+[.L222]+[.P222]" office:value-type="float" office:value="9.57755937961774" calcext:value-type="float">
            <text:p>9.58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23:.G223])&gt;0;[.B223];0)" office:value-type="float" office:value="85833" calcext:value-type="float">
            <text:p>85833</text:p>
          </table:table-cell>
          <table:table-cell table:style-name="ce3" table:formula="of:=[.C223]/[.C$410]" office:value-type="float" office:value="3.27220513374778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3200955371332" calcext:value-type="float">
            <text:p>1.73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8887197731992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23]+[.N223]" office:value-type="float" office:value="3456" calcext:value-type="float">
            <text:p>3456</text:p>
          </table:table-cell>
          <table:table-cell table:style-name="ce3" table:formula="of:=[.O223]/[.O$410]" office:value-type="float" office:value="4.38310971971297" calcext:value-type="float">
            <text:p>4.38</text:p>
          </table:table-cell>
          <table:table-cell table:formula="of:=[.D223]+[.H223]+[.L223]+[.P223]" office:value-type="float" office:value="9.57621160490606" calcext:value-type="float">
            <text:p>9.58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24:.G224])&gt;0;[.B224];0)" office:value-type="float" office:value="86920" calcext:value-type="float">
            <text:p>86920</text:p>
          </table:table-cell>
          <table:table-cell table:style-name="ce3" table:formula="of:=[.C224]/[.C$410]" office:value-type="float" office:value="3.31364475464398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3200955371332" calcext:value-type="float">
            <text:p>1.73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8887197731992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24]+[.N224]" office:value-type="float" office:value="3417" calcext:value-type="float">
            <text:p>3417</text:p>
          </table:table-cell>
          <table:table-cell table:style-name="ce3" table:formula="of:=[.O224]/[.O$410]" office:value-type="float" office:value="4.33364754405649" calcext:value-type="float">
            <text:p>4.33</text:p>
          </table:table-cell>
          <table:table-cell table:formula="of:=[.D224]+[.H224]+[.L224]+[.P224]" office:value-type="float" office:value="9.56818905014578" calcext:value-type="float">
            <text:p>9.57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5:.G225])&gt;0;[.B225];0)" office:value-type="float" office:value="88644" calcext:value-type="float">
            <text:p>88644</text:p>
          </table:table-cell>
          <table:table-cell table:style-name="ce3" table:formula="of:=[.C225]/[.C$410]" office:value-type="float" office:value="3.37936867959803" calcext:value-type="float">
            <text:p>3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3200955371332" calcext:value-type="float">
            <text:p>1.73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8887197731992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5]+[.N225]" office:value-type="float" office:value="3358" calcext:value-type="float">
            <text:p>3358</text:p>
          </table:table-cell>
          <table:table-cell table:style-name="ce3" table:formula="of:=[.O225]/[.O$410]" office:value-type="float" office:value="4.25882015011463" calcext:value-type="float">
            <text:p>4.26</text:p>
          </table:table-cell>
          <table:table-cell table:formula="of:=[.D225]+[.H225]+[.L225]+[.P225]" office:value-type="float" office:value="9.55908558115797" calcext:value-type="float">
            <text:p>9.56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26:.G226])&gt;0;[.B226];0)" office:value-type="float" office:value="85895" calcext:value-type="float">
            <text:p>85895</text:p>
          </table:table-cell>
          <table:table-cell table:style-name="ce3" table:formula="of:=[.C226]/[.C$410]" office:value-type="float" office:value="3.27456875517884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3200955371332" calcext:value-type="float">
            <text:p>1.73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8887197731992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26]+[.N226]" office:value-type="float" office:value="3437" calcext:value-type="float">
            <text:p>3437</text:p>
          </table:table-cell>
          <table:table-cell table:style-name="ce3" table:formula="of:=[.O226]/[.O$410]" office:value-type="float" office:value="4.35901276234186" calcext:value-type="float">
            <text:p>4.36</text:p>
          </table:table-cell>
          <table:table-cell table:formula="of:=[.D226]+[.H226]+[.L226]+[.P226]" office:value-type="float" office:value="9.55447826896602" calcext:value-type="float">
            <text:p>9.55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7:.G227])&gt;0;[.B227];0)" office:value-type="float" office:value="89803" calcext:value-type="float">
            <text:p>89803</text:p>
          </table:table-cell>
          <table:table-cell table:style-name="ce3" table:formula="of:=[.C227]/[.C$410]" office:value-type="float" office:value="3.42355315118837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3200955371332" calcext:value-type="float">
            <text:p>1.73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8887197731992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7]+[.N227]" office:value-type="float" office:value="3319" calcext:value-type="float">
            <text:p>3319</text:p>
          </table:table-cell>
          <table:table-cell table:style-name="ce3" table:formula="of:=[.O227]/[.O$410]" office:value-type="float" office:value="4.20935797445815" calcext:value-type="float">
            <text:p>4.21</text:p>
          </table:table-cell>
          <table:table-cell table:formula="of:=[.D227]+[.H227]+[.L227]+[.P227]" office:value-type="float" office:value="9.55380787709183" calcext:value-type="float">
            <text:p>9.55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28:.G228])&gt;0;[.B228];0)" office:value-type="float" office:value="120230" calcext:value-type="float">
            <text:p>120230</text:p>
          </table:table-cell>
          <table:table-cell table:style-name="ce3" table:formula="of:=[.C228]/[.C$410]" office:value-type="float" office:value="4.5835194299453" calcext:value-type="float">
            <text:p>4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3200955371332" calcext:value-type="float">
            <text:p>1.73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8887197731992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28]+[.N228]" office:value-type="float" office:value="2401" calcext:value-type="float">
            <text:p>2401</text:p>
          </table:table-cell>
          <table:table-cell table:style-name="ce3" table:formula="of:=[.O228]/[.O$410]" office:value-type="float" office:value="3.04509445515939" calcext:value-type="float">
            <text:p>3.05</text:p>
          </table:table-cell>
          <table:table-cell table:formula="of:=[.D228]+[.H228]+[.L228]+[.P228]" office:value-type="float" office:value="9.54951063655" calcext:value-type="float">
            <text:p>9.55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29:.G229])&gt;0;[.B229];0)" office:value-type="float" office:value="87092" calcext:value-type="float">
            <text:p>87092</text:p>
          </table:table-cell>
          <table:table-cell table:style-name="ce3" table:formula="of:=[.C229]/[.C$410]" office:value-type="float" office:value="3.32020189796886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3200955371332" calcext:value-type="float">
            <text:p>1.73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8887197731992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29]+[.N229]" office:value-type="float" office:value="3397" calcext:value-type="float">
            <text:p>3397</text:p>
          </table:table-cell>
          <table:table-cell table:style-name="ce3" table:formula="of:=[.O229]/[.O$410]" office:value-type="float" office:value="4.30828232577111" calcext:value-type="float">
            <text:p>4.31</text:p>
          </table:table-cell>
          <table:table-cell table:formula="of:=[.D229]+[.H229]+[.L229]+[.P229]" office:value-type="float" office:value="9.54938097518529" calcext:value-type="float">
            <text:p>9.55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0:.G230])&gt;0;[.B230];0)" office:value-type="float" office:value="88893" calcext:value-type="float">
            <text:p>88893</text:p>
          </table:table-cell>
          <table:table-cell table:style-name="ce3" table:formula="of:=[.C230]/[.C$410]" office:value-type="float" office:value="3.38886128824859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3200955371332" calcext:value-type="float">
            <text:p>1.73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8887197731992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0]+[.N230]" office:value-type="float" office:value="3338" calcext:value-type="float">
            <text:p>3338</text:p>
          </table:table-cell>
          <table:table-cell table:style-name="ce3" table:formula="of:=[.O230]/[.O$410]" office:value-type="float" office:value="4.23345493182925" calcext:value-type="float">
            <text:p>4.23</text:p>
          </table:table-cell>
          <table:table-cell table:formula="of:=[.D230]+[.H230]+[.L230]+[.P230]" office:value-type="float" office:value="9.54321297152315" calcext:value-type="float">
            <text:p>9.54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1:.G231])&gt;0;[.B231];0)" office:value-type="float" office:value="87532" calcext:value-type="float">
            <text:p>87532</text:p>
          </table:table-cell>
          <table:table-cell table:style-name="ce3" table:formula="of:=[.C231]/[.C$410]" office:value-type="float" office:value="3.33697598554414" calcext:value-type="float">
            <text:p>3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3200955371332" calcext:value-type="float">
            <text:p>1.73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8887197731992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1]+[.N231]" office:value-type="float" office:value="3377" calcext:value-type="float">
            <text:p>3377</text:p>
          </table:table-cell>
          <table:table-cell table:style-name="ce3" table:formula="of:=[.O231]/[.O$410]" office:value-type="float" office:value="4.28291710748574" calcext:value-type="float">
            <text:p>4.28</text:p>
          </table:table-cell>
          <table:table-cell table:formula="of:=[.D231]+[.H231]+[.L231]+[.P231]" office:value-type="float" office:value="9.54078984447519" calcext:value-type="float">
            <text:p>9.54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2:.G232])&gt;0;[.B232];0)" office:value-type="float" office:value="89817" calcext:value-type="float">
            <text:p>89817</text:p>
          </table:table-cell>
          <table:table-cell table:style-name="ce3" table:formula="of:=[.C232]/[.C$410]" office:value-type="float" office:value="3.42408687215668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3200955371332" calcext:value-type="float">
            <text:p>1.73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8887197731992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2]+[.N232]" office:value-type="float" office:value="3299" calcext:value-type="float">
            <text:p>3299</text:p>
          </table:table-cell>
          <table:table-cell table:style-name="ce3" table:formula="of:=[.O232]/[.O$410]" office:value-type="float" office:value="4.18399275617277" calcext:value-type="float">
            <text:p>4.18</text:p>
          </table:table-cell>
          <table:table-cell table:formula="of:=[.D232]+[.H232]+[.L232]+[.P232]" office:value-type="float" office:value="9.52897637977476" calcext:value-type="float">
            <text:p>9.53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3:.G233])&gt;0;[.B233];0)" office:value-type="float" office:value="90014" calcext:value-type="float">
            <text:p>90014</text:p>
          </table:table-cell>
          <table:table-cell table:style-name="ce3" table:formula="of:=[.C233]/[.C$410]" office:value-type="float" office:value="3.43159708863925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3200955371332" calcext:value-type="float">
            <text:p>1.73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8887197731992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3]+[.N233]" office:value-type="float" office:value="3280" calcext:value-type="float">
            <text:p>3280</text:p>
          </table:table-cell>
          <table:table-cell table:style-name="ce3" table:formula="of:=[.O233]/[.O$410]" office:value-type="float" office:value="4.15989579880166" calcext:value-type="float">
            <text:p>4.16</text:p>
          </table:table-cell>
          <table:table-cell table:formula="of:=[.D233]+[.H233]+[.L233]+[.P233]" office:value-type="float" office:value="9.51238963888622" calcext:value-type="float">
            <text:p>9.51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4:.G234])&gt;0;[.B234];0)" office:value-type="float" office:value="93697" calcext:value-type="float">
            <text:p>93697</text:p>
          </table:table-cell>
          <table:table-cell table:style-name="ce3" table:formula="of:=[.C234]/[.C$410]" office:value-type="float" office:value="3.5720038262296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3200955371332" calcext:value-type="float">
            <text:p>1.73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8887197731992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4]+[.N234]" office:value-type="float" office:value="3163" calcext:value-type="float">
            <text:p>3163</text:p>
          </table:table-cell>
          <table:table-cell table:style-name="ce3" table:formula="of:=[.O234]/[.O$410]" office:value-type="float" office:value="4.01150927183221" calcext:value-type="float">
            <text:p>4.01</text:p>
          </table:table-cell>
          <table:table-cell table:formula="of:=[.D234]+[.H234]+[.L234]+[.P234]" office:value-type="float" office:value="9.50440984950713" calcext:value-type="float">
            <text:p>9.50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5:.G235])&gt;0;[.B235];0)" office:value-type="float" office:value="98676" calcext:value-type="float">
            <text:p>98676</text:p>
          </table:table-cell>
          <table:table-cell table:style-name="ce3" table:formula="of:=[.C235]/[.C$410]" office:value-type="float" office:value="3.76181787631442" calcext:value-type="float">
            <text:p>3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3200955371332" calcext:value-type="float">
            <text:p>1.73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8887197731992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5]+[.N235]" office:value-type="float" office:value="3010" calcext:value-type="float">
            <text:p>3010</text:p>
          </table:table-cell>
          <table:table-cell table:style-name="ce3" table:formula="of:=[.O235]/[.O$410]" office:value-type="float" office:value="3.81746535194909" calcext:value-type="float">
            <text:p>3.82</text:p>
          </table:table-cell>
          <table:table-cell table:formula="of:=[.D235]+[.H235]+[.L235]+[.P235]" office:value-type="float" office:value="9.50017997970882" calcext:value-type="float">
            <text:p>9.50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6:.G236])&gt;0;[.B236];0)" office:value-type="float" office:value="94202" calcext:value-type="float">
            <text:p>94202</text:p>
          </table:table-cell>
          <table:table-cell table:style-name="ce3" table:formula="of:=[.C236]/[.C$410]" office:value-type="float" office:value="3.59125590401487" calcext:value-type="float">
            <text:p>3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3200955371332" calcext:value-type="float">
            <text:p>1.73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8887197731992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6]+[.N236]" office:value-type="float" office:value="3144" calcext:value-type="float">
            <text:p>3144</text:p>
          </table:table-cell>
          <table:table-cell table:style-name="ce3" table:formula="of:=[.O236]/[.O$410]" office:value-type="float" office:value="3.98741231446111" calcext:value-type="float">
            <text:p>3.99</text:p>
          </table:table-cell>
          <table:table-cell table:formula="of:=[.D236]+[.H236]+[.L236]+[.P236]" office:value-type="float" office:value="9.49956496992128" calcext:value-type="float">
            <text:p>9.50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7:.G237])&gt;0;[.B237];0)" office:value-type="float" office:value="92129" calcext:value-type="float">
            <text:p>92129</text:p>
          </table:table-cell>
          <table:table-cell table:style-name="ce3" table:formula="of:=[.C237]/[.C$410]" office:value-type="float" office:value="3.51222707777951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3200955371332" calcext:value-type="float">
            <text:p>1.73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8887197731992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7]+[.N237]" office:value-type="float" office:value="3202" calcext:value-type="float">
            <text:p>3202</text:p>
          </table:table-cell>
          <table:table-cell table:style-name="ce3" table:formula="of:=[.O237]/[.O$410]" office:value-type="float" office:value="4.0609714474887" calcext:value-type="float">
            <text:p>4.06</text:p>
          </table:table-cell>
          <table:table-cell table:formula="of:=[.D237]+[.H237]+[.L237]+[.P237]" office:value-type="float" office:value="9.49409527671352" calcext:value-type="float">
            <text:p>9.49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8:.G238])&gt;0;[.B238];0)" office:value-type="float" office:value="92787" calcext:value-type="float">
            <text:p>92787</text:p>
          </table:table-cell>
          <table:table-cell table:style-name="ce3" table:formula="of:=[.C238]/[.C$410]" office:value-type="float" office:value="3.53731196328982" calcext:value-type="float">
            <text:p>3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3200955371332" calcext:value-type="float">
            <text:p>1.73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8887197731992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8]+[.N238]" office:value-type="float" office:value="3182" calcext:value-type="float">
            <text:p>3182</text:p>
          </table:table-cell>
          <table:table-cell table:style-name="ce3" table:formula="of:=[.O238]/[.O$410]" office:value-type="float" office:value="4.03560622920332" calcext:value-type="float">
            <text:p>4.04</text:p>
          </table:table-cell>
          <table:table-cell table:formula="of:=[.D238]+[.H238]+[.L238]+[.P238]" office:value-type="float" office:value="9.49381494393845" calcext:value-type="float">
            <text:p>9.49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39:.G239])&gt;0;[.B239];0)" office:value-type="float" office:value="94654" calcext:value-type="float">
            <text:p>94654</text:p>
          </table:table-cell>
          <table:table-cell table:style-name="ce3" table:formula="of:=[.C239]/[.C$410]" office:value-type="float" office:value="3.60848746670584" calcext:value-type="float">
            <text:p>3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3200955371332" calcext:value-type="float">
            <text:p>1.73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8887197731992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39]+[.N239]" office:value-type="float" office:value="3125" calcext:value-type="float">
            <text:p>3125</text:p>
          </table:table-cell>
          <table:table-cell table:style-name="ce3" table:formula="of:=[.O239]/[.O$410]" office:value-type="float" office:value="3.96331535709" calcext:value-type="float">
            <text:p>3.96</text:p>
          </table:table-cell>
          <table:table-cell table:formula="of:=[.D239]+[.H239]+[.L239]+[.P239]" office:value-type="float" office:value="9.49269957524115" calcext:value-type="float">
            <text:p>9.49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0:.G240])&gt;0;[.B240];0)" office:value-type="float" office:value="97684" calcext:value-type="float">
            <text:p>97684</text:p>
          </table:table-cell>
          <table:table-cell table:style-name="ce3" table:formula="of:=[.C240]/[.C$410]" office:value-type="float" office:value="3.72399993341743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3200955371332" calcext:value-type="float">
            <text:p>1.73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8887197731992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0]+[.N240]" office:value-type="float" office:value="3029" calcext:value-type="float">
            <text:p>3029</text:p>
          </table:table-cell>
          <table:table-cell table:style-name="ce3" table:formula="of:=[.O240]/[.O$410]" office:value-type="float" office:value="3.84156230932019" calcext:value-type="float">
            <text:p>3.84</text:p>
          </table:table-cell>
          <table:table-cell table:formula="of:=[.D240]+[.H240]+[.L240]+[.P240]" office:value-type="float" office:value="9.48645899418293" calcext:value-type="float">
            <text:p>9.49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1:.G241])&gt;0;[.B241];0)" office:value-type="float" office:value="114308" calcext:value-type="float">
            <text:p>114308</text:p>
          </table:table-cell>
          <table:table-cell table:style-name="ce3" table:formula="of:=[.C241]/[.C$410]" office:value-type="float" office:value="4.35775546035256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3200955371332" calcext:value-type="float">
            <text:p>1.73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8887197731992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1]+[.N241]" office:value-type="float" office:value="2527" calcext:value-type="float">
            <text:p>2527</text:p>
          </table:table-cell>
          <table:table-cell table:style-name="ce3" table:formula="of:=[.O241]/[.O$410]" office:value-type="float" office:value="3.20489533035726" calcext:value-type="float">
            <text:p>3.20</text:p>
          </table:table-cell>
          <table:table-cell table:formula="of:=[.D241]+[.H241]+[.L241]+[.P241]" office:value-type="float" office:value="9.48354754215512" calcext:value-type="float">
            <text:p>9.48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2:.G242])&gt;0;[.B242];0)" office:value-type="float" office:value="94869" calcext:value-type="float">
            <text:p>94869</text:p>
          </table:table-cell>
          <table:table-cell table:style-name="ce3" table:formula="of:=[.C242]/[.C$410]" office:value-type="float" office:value="3.61668389586194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3200955371332" calcext:value-type="float">
            <text:p>1.73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8887197731992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2]+[.N242]" office:value-type="float" office:value="3105" calcext:value-type="float">
            <text:p>3105</text:p>
          </table:table-cell>
          <table:table-cell table:style-name="ce3" table:formula="of:=[.O242]/[.O$410]" office:value-type="float" office:value="3.93795013880462" calcext:value-type="float">
            <text:p>3.94</text:p>
          </table:table-cell>
          <table:table-cell table:formula="of:=[.D242]+[.H242]+[.L242]+[.P242]" office:value-type="float" office:value="9.47553078611187" calcext:value-type="float">
            <text:p>9.48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3:.G243])&gt;0;[.B243];0)" office:value-type="float" office:value="114574" calcext:value-type="float">
            <text:p>114574</text:p>
          </table:table-cell>
          <table:table-cell table:style-name="ce3" table:formula="of:=[.C243]/[.C$410]" office:value-type="float" office:value="4.36789615875034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3200955371332" calcext:value-type="float">
            <text:p>1.73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8887197731992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3]+[.N243]" office:value-type="float" office:value="2508" calcext:value-type="float">
            <text:p>2508</text:p>
          </table:table-cell>
          <table:table-cell table:style-name="ce3" table:formula="of:=[.O243]/[.O$410]" office:value-type="float" office:value="3.18079837298615" calcext:value-type="float">
            <text:p>3.18</text:p>
          </table:table-cell>
          <table:table-cell table:formula="of:=[.D243]+[.H243]+[.L243]+[.P243]" office:value-type="float" office:value="9.4695912831818" calcext:value-type="float">
            <text:p>9.47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44:.G244])&gt;0;[.B244];0)" office:value-type="float" office:value="95303" calcext:value-type="float">
            <text:p>95303</text:p>
          </table:table-cell>
          <table:table-cell table:style-name="ce3" table:formula="of:=[.C244]/[.C$410]" office:value-type="float" office:value="3.63322924587938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3200955371332" calcext:value-type="float">
            <text:p>1.73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8887197731992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44]+[.N244]" office:value-type="float" office:value="3086" calcext:value-type="float">
            <text:p>3086</text:p>
          </table:table-cell>
          <table:table-cell table:style-name="ce3" table:formula="of:=[.O244]/[.O$410]" office:value-type="float" office:value="3.91385318143351" calcext:value-type="float">
            <text:p>3.91</text:p>
          </table:table-cell>
          <table:table-cell table:formula="of:=[.D244]+[.H244]+[.L244]+[.P244]" office:value-type="float" office:value="9.4679791787582" calcext:value-type="float">
            <text:p>9.47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45:.G245])&gt;0;[.B245];0)" office:value-type="float" office:value="95826" calcext:value-type="float">
            <text:p>95826</text:p>
          </table:table-cell>
          <table:table-cell table:style-name="ce3" table:formula="of:=[.C245]/[.C$410]" office:value-type="float" office:value="3.65316753633817" calcext:value-type="float">
            <text:p>3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3200955371332" calcext:value-type="float">
            <text:p>1.73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8887197731992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45]+[.N245]" office:value-type="float" office:value="3067" calcext:value-type="float">
            <text:p>3067</text:p>
          </table:table-cell>
          <table:table-cell table:style-name="ce3" table:formula="of:=[.O245]/[.O$410]" office:value-type="float" office:value="3.88975622406241" calcext:value-type="float">
            <text:p>3.89</text:p>
          </table:table-cell>
          <table:table-cell table:formula="of:=[.D245]+[.H245]+[.L245]+[.P245]" office:value-type="float" office:value="9.46382051184589" calcext:value-type="float">
            <text:p>9.46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6:.G246])&gt;0;[.B246];0)" office:value-type="float" office:value="100071" calcext:value-type="float">
            <text:p>100071</text:p>
          </table:table-cell>
          <table:table-cell table:style-name="ce3" table:formula="of:=[.C246]/[.C$410]" office:value-type="float" office:value="3.81499935851332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3200955371332" calcext:value-type="float">
            <text:p>1.73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8887197731992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6]+[.N246]" office:value-type="float" office:value="2934" calcext:value-type="float">
            <text:p>2934</text:p>
          </table:table-cell>
          <table:table-cell table:style-name="ce3" table:formula="of:=[.O246]/[.O$410]" office:value-type="float" office:value="3.72107752246466" calcext:value-type="float">
            <text:p>3.72</text:p>
          </table:table-cell>
          <table:table-cell table:formula="of:=[.D246]+[.H246]+[.L246]+[.P246]" office:value-type="float" office:value="9.45697363242329" calcext:value-type="float">
            <text:p>9.46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7:.G247])&gt;0;[.B247];0)" office:value-type="float" office:value="114616" calcext:value-type="float">
            <text:p>114616</text:p>
          </table:table-cell>
          <table:table-cell table:style-name="ce3" table:formula="of:=[.C247]/[.C$410]" office:value-type="float" office:value="4.36949732165525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3200955371332" calcext:value-type="float">
            <text:p>1.73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8887197731992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7]+[.N247]" office:value-type="float" office:value="2490" calcext:value-type="float">
            <text:p>2490</text:p>
          </table:table-cell>
          <table:table-cell table:style-name="ce3" table:formula="of:=[.O247]/[.O$410]" office:value-type="float" office:value="3.15796967652931" calcext:value-type="float">
            <text:p>3.16</text:p>
          </table:table-cell>
          <table:table-cell table:formula="of:=[.D247]+[.H247]+[.L247]+[.P247]" office:value-type="float" office:value="9.44836374962987" calcext:value-type="float">
            <text:p>9.45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8:.G248])&gt;0;[.B248];0)" office:value-type="float" office:value="114800" calcext:value-type="float">
            <text:p>114800</text:p>
          </table:table-cell>
          <table:table-cell table:style-name="ce3" table:formula="of:=[.C248]/[.C$410]" office:value-type="float" office:value="4.37651194009582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3200955371332" calcext:value-type="float">
            <text:p>1.73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8887197731992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8]+[.N248]" office:value-type="float" office:value="2472" calcext:value-type="float">
            <text:p>2472</text:p>
          </table:table-cell>
          <table:table-cell table:style-name="ce3" table:formula="of:=[.O248]/[.O$410]" office:value-type="float" office:value="3.13514098007247" calcext:value-type="float">
            <text:p>3.14</text:p>
          </table:table-cell>
          <table:table-cell table:formula="of:=[.D248]+[.H248]+[.L248]+[.P248]" office:value-type="float" office:value="9.43254967161361" calcext:value-type="float">
            <text:p>9.43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49:.G249])&gt;0;[.B249];0)" office:value-type="float" office:value="111078" calcext:value-type="float">
            <text:p>111078</text:p>
          </table:table-cell>
          <table:table-cell table:style-name="ce3" table:formula="of:=[.C249]/[.C$410]" office:value-type="float" office:value="4.23461840837948" calcext:value-type="float">
            <text:p>4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3200955371332" calcext:value-type="float">
            <text:p>1.73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8887197731992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49]+[.N249]" office:value-type="float" office:value="2581" calcext:value-type="float">
            <text:p>2581</text:p>
          </table:table-cell>
          <table:table-cell table:style-name="ce3" table:formula="of:=[.O249]/[.O$410]" office:value-type="float" office:value="3.27338141972777" calcext:value-type="float">
            <text:p>3.27</text:p>
          </table:table-cell>
          <table:table-cell table:formula="of:=[.D249]+[.H249]+[.L249]+[.P249]" office:value-type="float" office:value="9.42889657955256" calcext:value-type="float">
            <text:p>9.43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0:.G250])&gt;0;[.B250];0)" office:value-type="float" office:value="100531" calcext:value-type="float">
            <text:p>100531</text:p>
          </table:table-cell>
          <table:table-cell table:style-name="ce3" table:formula="of:=[.C250]/[.C$410]" office:value-type="float" office:value="3.8325359046147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3200955371332" calcext:value-type="float">
            <text:p>1.73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8887197731992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0]+[.N250]" office:value-type="float" office:value="2896" calcext:value-type="float">
            <text:p>2896</text:p>
          </table:table-cell>
          <table:table-cell table:style-name="ce3" table:formula="of:=[.O250]/[.O$410]" office:value-type="float" office:value="3.67288360772244" calcext:value-type="float">
            <text:p>3.67</text:p>
          </table:table-cell>
          <table:table-cell table:formula="of:=[.D250]+[.H250]+[.L250]+[.P250]" office:value-type="float" office:value="9.42631626378251" calcext:value-type="float">
            <text:p>9.43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1:.G251])&gt;0;[.B251];0)" office:value-type="float" office:value="115060" calcext:value-type="float">
            <text:p>115060</text:p>
          </table:table-cell>
          <table:table-cell table:style-name="ce3" table:formula="of:=[.C251]/[.C$410]" office:value-type="float" office:value="4.38642390093576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3200955371332" calcext:value-type="float">
            <text:p>1.73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8887197731992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1]+[.N251]" office:value-type="float" office:value="2454" calcext:value-type="float">
            <text:p>2454</text:p>
          </table:table-cell>
          <table:table-cell table:style-name="ce3" table:formula="of:=[.O251]/[.O$410]" office:value-type="float" office:value="3.11231228361563" calcext:value-type="float">
            <text:p>3.11</text:p>
          </table:table-cell>
          <table:table-cell table:formula="of:=[.D251]+[.H251]+[.L251]+[.P251]" office:value-type="float" office:value="9.41963293599671" calcext:value-type="float">
            <text:p>9.42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2:.G252])&gt;0;[.B252];0)" office:value-type="float" office:value="111346" calcext:value-type="float">
            <text:p>111346</text:p>
          </table:table-cell>
          <table:table-cell table:style-name="ce3" table:formula="of:=[.C252]/[.C$410]" office:value-type="float" office:value="4.24483535262988" calcext:value-type="float">
            <text:p>4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3200955371332" calcext:value-type="float">
            <text:p>1.73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8887197731992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2]+[.N252]" office:value-type="float" office:value="2563" calcext:value-type="float">
            <text:p>2563</text:p>
          </table:table-cell>
          <table:table-cell table:style-name="ce3" table:formula="of:=[.O252]/[.O$410]" office:value-type="float" office:value="3.25055272327093" calcext:value-type="float">
            <text:p>3.25</text:p>
          </table:table-cell>
          <table:table-cell table:formula="of:=[.D252]+[.H252]+[.L252]+[.P252]" office:value-type="float" office:value="9.41628482734612" calcext:value-type="float">
            <text:p>9.42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3:.G253])&gt;0;[.B253];0)" office:value-type="float" office:value="115296" calcext:value-type="float">
            <text:p>115296</text:p>
          </table:table-cell>
          <table:table-cell table:style-name="ce3" table:formula="of:=[.C253]/[.C$410]" office:value-type="float" office:value="4.39542091154432" calcext:value-type="float">
            <text:p>4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3200955371332" calcext:value-type="float">
            <text:p>1.73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8887197731992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3]+[.N253]" office:value-type="float" office:value="2436" calcext:value-type="float">
            <text:p>2436</text:p>
          </table:table-cell>
          <table:table-cell table:style-name="ce3" table:formula="of:=[.O253]/[.O$410]" office:value-type="float" office:value="3.0894835871588" calcext:value-type="float">
            <text:p>3.09</text:p>
          </table:table-cell>
          <table:table-cell table:formula="of:=[.D253]+[.H253]+[.L253]+[.P253]" office:value-type="float" office:value="9.40580125014843" calcext:value-type="float">
            <text:p>9.41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54:.G254])&gt;0;[.B254];0)" office:value-type="float" office:value="100558" calcext:value-type="float">
            <text:p>100558</text:p>
          </table:table-cell>
          <table:table-cell table:style-name="ce3" table:formula="of:=[.C254]/[.C$410]" office:value-type="float" office:value="3.8335652236250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3200955371332" calcext:value-type="float">
            <text:p>1.73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8887197731992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54]+[.N254]" office:value-type="float" office:value="2877" calcext:value-type="float">
            <text:p>2877</text:p>
          </table:table-cell>
          <table:table-cell table:style-name="ce3" table:formula="of:=[.O254]/[.O$410]" office:value-type="float" office:value="3.64878665035134" calcext:value-type="float">
            <text:p>3.65</text:p>
          </table:table-cell>
          <table:table-cell table:formula="of:=[.D254]+[.H254]+[.L254]+[.P254]" office:value-type="float" office:value="9.4032486254217" calcext:value-type="float">
            <text:p>9.40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55:.G255])&gt;0;[.B255];0)" office:value-type="float" office:value="101019" calcext:value-type="float">
            <text:p>101019</text:p>
          </table:table-cell>
          <table:table-cell table:style-name="ce3" table:formula="of:=[.C255]/[.C$410]" office:value-type="float" office:value="3.85113989265279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3200955371332" calcext:value-type="float">
            <text:p>1.73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8887197731992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55]+[.N255]" office:value-type="float" office:value="2859" calcext:value-type="float">
            <text:p>2859</text:p>
          </table:table-cell>
          <table:table-cell table:style-name="ce3" table:formula="of:=[.O255]/[.O$410]" office:value-type="float" office:value="3.6259579538945" calcext:value-type="float">
            <text:p>3.63</text:p>
          </table:table-cell>
          <table:table-cell table:formula="of:=[.D255]+[.H255]+[.L255]+[.P255]" office:value-type="float" office:value="9.3979945979926" calcext:value-type="float">
            <text:p>9.40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6:.G256])&gt;0;[.B256];0)" office:value-type="float" office:value="106828" calcext:value-type="float">
            <text:p>106828</text:p>
          </table:table-cell>
          <table:table-cell table:style-name="ce3" table:formula="of:=[.C256]/[.C$410]" office:value-type="float" office:value="4.07259597157279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3200955371332" calcext:value-type="float">
            <text:p>1.73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8887197731992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6]+[.N256]" office:value-type="float" office:value="2673" calcext:value-type="float">
            <text:p>2673</text:p>
          </table:table-cell>
          <table:table-cell table:style-name="ce3" table:formula="of:=[.O256]/[.O$410]" office:value-type="float" office:value="3.3900614238405" calcext:value-type="float">
            <text:p>3.39</text:p>
          </table:table-cell>
          <table:table-cell table:formula="of:=[.D256]+[.H256]+[.L256]+[.P256]" office:value-type="float" office:value="9.38355414685861" calcext:value-type="float">
            <text:p>9.38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7:.G257])&gt;0;[.B257];0)" office:value-type="float" office:value="109265" calcext:value-type="float">
            <text:p>109265</text:p>
          </table:table-cell>
          <table:table-cell table:style-name="ce3" table:formula="of:=[.C257]/[.C$410]" office:value-type="float" office:value="4.16550154298406" calcext:value-type="float">
            <text:p>4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3200955371332" calcext:value-type="float">
            <text:p>1.73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8887197731992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7]+[.N257]" office:value-type="float" office:value="2599" calcext:value-type="float">
            <text:p>2599</text:p>
          </table:table-cell>
          <table:table-cell table:style-name="ce3" table:formula="of:=[.O257]/[.O$410]" office:value-type="float" office:value="3.29621011618461" calcext:value-type="float">
            <text:p>3.30</text:p>
          </table:table-cell>
          <table:table-cell table:formula="of:=[.D257]+[.H257]+[.L257]+[.P257]" office:value-type="float" office:value="9.38260841061398" calcext:value-type="float">
            <text:p>9.38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8:.G258])&gt;0;[.B258];0)" office:value-type="float" office:value="101668" calcext:value-type="float">
            <text:p>101668</text:p>
          </table:table-cell>
          <table:table-cell table:style-name="ce3" table:formula="of:=[.C258]/[.C$410]" office:value-type="float" office:value="3.87588167182633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3200955371332" calcext:value-type="float">
            <text:p>1.73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8887197731992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8]+[.N258]" office:value-type="float" office:value="2821" calcext:value-type="float">
            <text:p>2821</text:p>
          </table:table-cell>
          <table:table-cell table:style-name="ce3" table:formula="of:=[.O258]/[.O$410]" office:value-type="float" office:value="3.57776403915228" calcext:value-type="float">
            <text:p>3.58</text:p>
          </table:table-cell>
          <table:table-cell table:formula="of:=[.D258]+[.H258]+[.L258]+[.P258]" office:value-type="float" office:value="9.37454246242392" calcext:value-type="float">
            <text:p>9.37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59:.G259])&gt;0;[.B259];0)" office:value-type="float" office:value="102115" calcext:value-type="float">
            <text:p>102115</text:p>
          </table:table-cell>
          <table:table-cell table:style-name="ce3" table:formula="of:=[.C259]/[.C$410]" office:value-type="float" office:value="3.89292261988576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3200955371332" calcext:value-type="float">
            <text:p>1.73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88887197731992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59]+[.N259]" office:value-type="float" office:value="2802" calcext:value-type="float">
            <text:p>2802</text:p>
          </table:table-cell>
          <table:table-cell table:style-name="ce3" table:formula="of:=[.O259]/[.O$410]" office:value-type="float" office:value="3.55366708178118" calcext:value-type="float">
            <text:p>3.55</text:p>
          </table:table-cell>
          <table:table-cell table:formula="of:=[.D259]+[.H259]+[.L259]+[.P259]" office:value-type="float" office:value="9.36748645311225" calcext:value-type="float">
            <text:p>9.37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0:.G260])&gt;0;[.B260];0)" office:value-type="float" office:value="102236" calcext:value-type="float">
            <text:p>102236</text:p>
          </table:table-cell>
          <table:table-cell table:style-name="ce3" table:formula="of:=[.C260]/[.C$410]" office:value-type="float" office:value="3.89753549396896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3200955371332" calcext:value-type="float">
            <text:p>1.73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8887197731992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0]+[.N260]" office:value-type="float" office:value="2784" calcext:value-type="float">
            <text:p>2784</text:p>
          </table:table-cell>
          <table:table-cell table:style-name="ce3" table:formula="of:=[.O260]/[.O$410]" office:value-type="float" office:value="3.53083838532434" calcext:value-type="float">
            <text:p>3.53</text:p>
          </table:table-cell>
          <table:table-cell table:formula="of:=[.D260]+[.H260]+[.L260]+[.P260]" office:value-type="float" office:value="9.34927063073861" calcext:value-type="float">
            <text:p>9.35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1:.G261])&gt;0;[.B261];0)" office:value-type="float" office:value="102843" calcext:value-type="float">
            <text:p>102843</text:p>
          </table:table-cell>
          <table:table-cell table:style-name="ce3" table:formula="of:=[.C261]/[.C$410]" office:value-type="float" office:value="3.92067611023758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3200955371332" calcext:value-type="float">
            <text:p>1.73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88887197731992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1]+[.N261]" office:value-type="float" office:value="2765" calcext:value-type="float">
            <text:p>2765</text:p>
          </table:table-cell>
          <table:table-cell table:style-name="ce3" table:formula="of:=[.O261]/[.O$410]" office:value-type="float" office:value="3.50674142795323" calcext:value-type="float">
            <text:p>3.51</text:p>
          </table:table-cell>
          <table:table-cell table:formula="of:=[.D261]+[.H261]+[.L261]+[.P261]" office:value-type="float" office:value="9.34831428963613" calcext:value-type="float">
            <text:p>9.35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2:.G262])&gt;0;[.B262];0)" office:value-type="float" office:value="103950" calcext:value-type="float">
            <text:p>103950</text:p>
          </table:table-cell>
          <table:table-cell table:style-name="ce3" table:formula="of:=[.C262]/[.C$410]" office:value-type="float" office:value="3.96287818965994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73200955371332" calcext:value-type="float">
            <text:p>1.73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188887197731992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2]+[.N262]" office:value-type="float" office:value="2728" calcext:value-type="float">
            <text:p>2728</text:p>
          </table:table-cell>
          <table:table-cell table:style-name="ce3" table:formula="of:=[.O262]/[.O$410]" office:value-type="float" office:value="3.45981577412528" calcext:value-type="float">
            <text:p>3.46</text:p>
          </table:table-cell>
          <table:table-cell table:formula="of:=[.D262]+[.H262]+[.L262]+[.P262]" office:value-type="float" office:value="9.34359071523053" calcext:value-type="float">
            <text:p>9.34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3:.G263])&gt;0;[.B263];0)" office:value-type="float" office:value="62376" calcext:value-type="float">
            <text:p>62376</text:p>
          </table:table-cell>
          <table:table-cell table:style-name="ce3" table:formula="of:=[.C263]/[.C$410]" office:value-type="float" office:value="2.37795565135381" calcext:value-type="float">
            <text:p>2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3]*[.S$15]+[.F263]*[.S$19]+[.G263]*[.S$21]" office:value-type="float" office:value="4.70809009657638" calcext:value-type="float">
            <text:p>4.71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1" calcext:value-type="float">
            <text:p>1</text:p>
          </table:table-cell>
          <table:table-cell table:style-name="ce1" table:formula="of:=IF([.G263]&gt;0;1;0)" office:value-type="float" office:value="0" calcext:value-type="float">
            <text:p>0</text:p>
          </table:table-cell>
          <table:table-cell table:style-name="ce3" table:formula="of:=[.I263]*[.I$411]+[.J263]*[.J$411]+[.K263]*[.K$411]" office:value-type="float" office:value="1.71371817878468" calcext:value-type="float">
            <text:p>1.71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3]+[.N263]" office:value-type="float" office:value="174" calcext:value-type="float">
            <text:p>174</text:p>
          </table:table-cell>
          <table:table-cell table:style-name="ce3" table:formula="of:=[.O263]/[.O$410]" office:value-type="float" office:value="0.220677399082771" calcext:value-type="float">
            <text:p>0.22</text:p>
          </table:table-cell>
          <table:table-cell table:formula="of:=[.D263]+[.H263]+[.L263]+[.P263]" office:value-type="float" office:value="9.02044132579764" calcext:value-type="float">
            <text:p>9.02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4:.G264])&gt;0;[.B264];0)" office:value-type="float" office:value="178948" calcext:value-type="float">
            <text:p>178948</text:p>
          </table:table-cell>
          <table:table-cell table:style-name="ce3" table:formula="of:=[.C264]/[.C$410]" office:value-type="float" office:value="6.82202141686644" calcext:value-type="float">
            <text:p>6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73200955371332" calcext:value-type="float">
            <text:p>1.73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188887197731992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4]+[.N264]" office:value-type="float" office:value="81" calcext:value-type="float">
            <text:p>81</text:p>
          </table:table-cell>
          <table:table-cell table:style-name="ce3" table:formula="of:=[.O264]/[.O$410]" office:value-type="float" office:value="0.102729134055773" calcext:value-type="float">
            <text:p>0.10</text:p>
          </table:table-cell>
          <table:table-cell table:formula="of:=[.D264]+[.H264]+[.L264]+[.P264]" office:value-type="float" office:value="8.84564730236753" calcext:value-type="float">
            <text:p>8.85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265:.G265])&gt;0;[.B265];0)" office:value-type="float" office:value="0" calcext:value-type="float">
            <text:p>0</text:p>
          </table:table-cell>
          <table:table-cell table:style-name="ce3" table:formula="of:=[.C2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5]*[.S$15]+[.F265]*[.S$19]+[.G265]*[.S$21]" office:value-type="float" office:value="0" calcext:value-type="float">
            <text:p>0.0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5]+[.N265]" office:value-type="float" office:value="5799" calcext:value-type="float">
            <text:p>5799</text:p>
          </table:table-cell>
          <table:table-cell table:style-name="ce3" table:formula="of:=[.O265]/[.O$410]" office:value-type="float" office:value="7.35464504184477" calcext:value-type="float">
            <text:p>7.35</text:p>
          </table:table-cell>
          <table:table-cell table:formula="of:=[.D265]+[.H265]+[.L265]+[.P265]" office:value-type="float" office:value="7.35464504184477" calcext:value-type="float">
            <text:p>7.35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6]+[.N266]" office:value-type="float" office:value="5799" calcext:value-type="float">
            <text:p>5799</text:p>
          </table:table-cell>
          <table:table-cell table:style-name="ce3" table:formula="of:=[.O266]/[.O$410]" office:value-type="float" office:value="7.35464504184477" calcext:value-type="float">
            <text:p>7.35</text:p>
          </table:table-cell>
          <table:table-cell table:formula="of:=[.D266]+[.H266]+[.L266]+[.P266]" office:value-type="float" office:value="7.35464504184477" calcext:value-type="float">
            <text:p>7.35</text:p>
          </table:table-cell>
          <table:table-cell table:formula="of:=RANK([.Q266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7]+[.N267]" office:value-type="float" office:value="5799" calcext:value-type="float">
            <text:p>5799</text:p>
          </table:table-cell>
          <table:table-cell table:style-name="ce3" table:formula="of:=[.O267]/[.O$410]" office:value-type="float" office:value="7.35464504184477" calcext:value-type="float">
            <text:p>7.35</text:p>
          </table:table-cell>
          <table:table-cell table:formula="of:=[.D267]+[.H267]+[.L267]+[.P267]" office:value-type="float" office:value="7.35464504184477" calcext:value-type="float">
            <text:p>7.35</text:p>
          </table:table-cell>
          <table:table-cell table:formula="of:=RANK([.Q267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8]+[.N268]" office:value-type="float" office:value="5799" calcext:value-type="float">
            <text:p>5799</text:p>
          </table:table-cell>
          <table:table-cell table:style-name="ce3" table:formula="of:=[.O268]/[.O$410]" office:value-type="float" office:value="7.35464504184477" calcext:value-type="float">
            <text:p>7.35</text:p>
          </table:table-cell>
          <table:table-cell table:formula="of:=[.D268]+[.H268]+[.L268]+[.P268]" office:value-type="float" office:value="7.35464504184477" calcext:value-type="float">
            <text:p>7.35</text:p>
          </table:table-cell>
          <table:table-cell table:formula="of:=RANK([.Q268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9]+[.N269]" office:value-type="float" office:value="5799" calcext:value-type="float">
            <text:p>5799</text:p>
          </table:table-cell>
          <table:table-cell table:style-name="ce3" table:formula="of:=[.O269]/[.O$410]" office:value-type="float" office:value="7.35464504184477" calcext:value-type="float">
            <text:p>7.35</text:p>
          </table:table-cell>
          <table:table-cell table:formula="of:=[.D269]+[.H269]+[.L269]+[.P269]" office:value-type="float" office:value="7.35464504184477" calcext:value-type="float">
            <text:p>7.35</text:p>
          </table:table-cell>
          <table:table-cell table:formula="of:=RANK([.Q269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0]+[.N270]" office:value-type="float" office:value="5799" calcext:value-type="float">
            <text:p>5799</text:p>
          </table:table-cell>
          <table:table-cell table:style-name="ce3" table:formula="of:=[.O270]/[.O$410]" office:value-type="float" office:value="7.35464504184477" calcext:value-type="float">
            <text:p>7.35</text:p>
          </table:table-cell>
          <table:table-cell table:formula="of:=[.D270]+[.H270]+[.L270]+[.P270]" office:value-type="float" office:value="7.35464504184477" calcext:value-type="float">
            <text:p>7.35</text:p>
          </table:table-cell>
          <table:table-cell table:formula="of:=RANK([.Q270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1]+[.N271]" office:value-type="float" office:value="5799" calcext:value-type="float">
            <text:p>5799</text:p>
          </table:table-cell>
          <table:table-cell table:style-name="ce3" table:formula="of:=[.O271]/[.O$410]" office:value-type="float" office:value="7.35464504184477" calcext:value-type="float">
            <text:p>7.35</text:p>
          </table:table-cell>
          <table:table-cell table:formula="of:=[.D271]+[.H271]+[.L271]+[.P271]" office:value-type="float" office:value="7.35464504184477" calcext:value-type="float">
            <text:p>7.35</text:p>
          </table:table-cell>
          <table:table-cell table:formula="of:=RANK([.Q271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2]+[.N272]" office:value-type="float" office:value="5799" calcext:value-type="float">
            <text:p>5799</text:p>
          </table:table-cell>
          <table:table-cell table:style-name="ce3" table:formula="of:=[.O272]/[.O$410]" office:value-type="float" office:value="7.35464504184477" calcext:value-type="float">
            <text:p>7.35</text:p>
          </table:table-cell>
          <table:table-cell table:formula="of:=[.D272]+[.H272]+[.L272]+[.P272]" office:value-type="float" office:value="7.35464504184477" calcext:value-type="float">
            <text:p>7.35</text:p>
          </table:table-cell>
          <table:table-cell table:formula="of:=RANK([.Q272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3]+[.N273]" office:value-type="float" office:value="5799" calcext:value-type="float">
            <text:p>5799</text:p>
          </table:table-cell>
          <table:table-cell table:style-name="ce3" table:formula="of:=[.O273]/[.O$410]" office:value-type="float" office:value="7.35464504184477" calcext:value-type="float">
            <text:p>7.35</text:p>
          </table:table-cell>
          <table:table-cell table:formula="of:=[.D273]+[.H273]+[.L273]+[.P273]" office:value-type="float" office:value="7.35464504184477" calcext:value-type="float">
            <text:p>7.35</text:p>
          </table:table-cell>
          <table:table-cell table:formula="of:=RANK([.Q273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4]+[.N274]" office:value-type="float" office:value="5799" calcext:value-type="float">
            <text:p>5799</text:p>
          </table:table-cell>
          <table:table-cell table:style-name="ce3" table:formula="of:=[.O274]/[.O$410]" office:value-type="float" office:value="7.35464504184477" calcext:value-type="float">
            <text:p>7.35</text:p>
          </table:table-cell>
          <table:table-cell table:formula="of:=[.D274]+[.H274]+[.L274]+[.P274]" office:value-type="float" office:value="7.35464504184477" calcext:value-type="float">
            <text:p>7.35</text:p>
          </table:table-cell>
          <table:table-cell table:formula="of:=RANK([.Q274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5]+[.N275]" office:value-type="float" office:value="5799" calcext:value-type="float">
            <text:p>5799</text:p>
          </table:table-cell>
          <table:table-cell table:style-name="ce3" table:formula="of:=[.O275]/[.O$410]" office:value-type="float" office:value="7.35464504184477" calcext:value-type="float">
            <text:p>7.35</text:p>
          </table:table-cell>
          <table:table-cell table:formula="of:=[.D275]+[.H275]+[.L275]+[.P275]" office:value-type="float" office:value="7.35464504184477" calcext:value-type="float">
            <text:p>7.35</text:p>
          </table:table-cell>
          <table:table-cell table:formula="of:=RANK([.Q27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6]+[.N276]" office:value-type="float" office:value="5799" calcext:value-type="float">
            <text:p>5799</text:p>
          </table:table-cell>
          <table:table-cell table:style-name="ce3" table:formula="of:=[.O276]/[.O$410]" office:value-type="float" office:value="7.35464504184477" calcext:value-type="float">
            <text:p>7.35</text:p>
          </table:table-cell>
          <table:table-cell table:formula="of:=[.D276]+[.H276]+[.L276]+[.P276]" office:value-type="float" office:value="7.35464504184477" calcext:value-type="float">
            <text:p>7.35</text:p>
          </table:table-cell>
          <table:table-cell table:formula="of:=RANK([.Q276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7]+[.N277]" office:value-type="float" office:value="5799" calcext:value-type="float">
            <text:p>5799</text:p>
          </table:table-cell>
          <table:table-cell table:style-name="ce3" table:formula="of:=[.O277]/[.O$410]" office:value-type="float" office:value="7.35464504184477" calcext:value-type="float">
            <text:p>7.35</text:p>
          </table:table-cell>
          <table:table-cell table:formula="of:=[.D277]+[.H277]+[.L277]+[.P277]" office:value-type="float" office:value="7.35464504184477" calcext:value-type="float">
            <text:p>7.35</text:p>
          </table:table-cell>
          <table:table-cell table:formula="of:=RANK([.Q277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8]+[.N278]" office:value-type="float" office:value="5799" calcext:value-type="float">
            <text:p>5799</text:p>
          </table:table-cell>
          <table:table-cell table:style-name="ce3" table:formula="of:=[.O278]/[.O$410]" office:value-type="float" office:value="7.35464504184477" calcext:value-type="float">
            <text:p>7.35</text:p>
          </table:table-cell>
          <table:table-cell table:formula="of:=[.D278]+[.H278]+[.L278]+[.P278]" office:value-type="float" office:value="7.35464504184477" calcext:value-type="float">
            <text:p>7.35</text:p>
          </table:table-cell>
          <table:table-cell table:formula="of:=RANK([.Q278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9]+[.N279]" office:value-type="float" office:value="5799" calcext:value-type="float">
            <text:p>5799</text:p>
          </table:table-cell>
          <table:table-cell table:style-name="ce3" table:formula="of:=[.O279]/[.O$410]" office:value-type="float" office:value="7.35464504184477" calcext:value-type="float">
            <text:p>7.35</text:p>
          </table:table-cell>
          <table:table-cell table:formula="of:=[.D279]+[.H279]+[.L279]+[.P279]" office:value-type="float" office:value="7.35464504184477" calcext:value-type="float">
            <text:p>7.35</text:p>
          </table:table-cell>
          <table:table-cell table:formula="of:=RANK([.Q279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80]+[.N280]" office:value-type="float" office:value="5799" calcext:value-type="float">
            <text:p>5799</text:p>
          </table:table-cell>
          <table:table-cell table:style-name="ce3" table:formula="of:=[.O280]/[.O$410]" office:value-type="float" office:value="7.35464504184477" calcext:value-type="float">
            <text:p>7.35</text:p>
          </table:table-cell>
          <table:table-cell table:formula="of:=[.D280]+[.H280]+[.L280]+[.P280]" office:value-type="float" office:value="7.35464504184477" calcext:value-type="float">
            <text:p>7.35</text:p>
          </table:table-cell>
          <table:table-cell table:formula="of:=RANK([.Q280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81]+[.N281]" office:value-type="float" office:value="5799" calcext:value-type="float">
            <text:p>5799</text:p>
          </table:table-cell>
          <table:table-cell table:style-name="ce3" table:formula="of:=[.O281]/[.O$410]" office:value-type="float" office:value="7.35464504184477" calcext:value-type="float">
            <text:p>7.35</text:p>
          </table:table-cell>
          <table:table-cell table:formula="of:=[.D281]+[.H281]+[.L281]+[.P281]" office:value-type="float" office:value="7.35464504184477" calcext:value-type="float">
            <text:p>7.35</text:p>
          </table:table-cell>
          <table:table-cell table:formula="of:=RANK([.Q281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82]+[.N282]" office:value-type="float" office:value="5799" calcext:value-type="float">
            <text:p>5799</text:p>
          </table:table-cell>
          <table:table-cell table:style-name="ce3" table:formula="of:=[.O282]/[.O$410]" office:value-type="float" office:value="7.35464504184477" calcext:value-type="float">
            <text:p>7.35</text:p>
          </table:table-cell>
          <table:table-cell table:formula="of:=[.D282]+[.H282]+[.L282]+[.P282]" office:value-type="float" office:value="7.35464504184477" calcext:value-type="float">
            <text:p>7.35</text:p>
          </table:table-cell>
          <table:table-cell table:formula="of:=RANK([.Q282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3:.G283])&gt;0;[.B283];0)" office:value-type="float" office:value="119187" calcext:value-type="float">
            <text:p>119187</text:p>
          </table:table-cell>
          <table:table-cell table:style-name="ce3" table:formula="of:=[.C283]/[.C$410]" office:value-type="float" office:value="4.54375721780663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3200955371332" calcext:value-type="float">
            <text:p>1.73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8887197731992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3]+[.N283]" office:value-type="float" office:value="68" calcext:value-type="float">
            <text:p>68</text:p>
          </table:table-cell>
          <table:table-cell table:style-name="ce3" table:formula="of:=[.O283]/[.O$410]" office:value-type="float" office:value="0.0862417421702784" calcext:value-type="float">
            <text:p>0.09</text:p>
          </table:table-cell>
          <table:table-cell table:formula="of:=[.D283]+[.H283]+[.L283]+[.P283]" office:value-type="float" office:value="6.55089571142222" calcext:value-type="float">
            <text:p>6.55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4:.G284])&gt;0;[.B284];0)" office:value-type="float" office:value="82324" calcext:value-type="float">
            <text:p>82324</text:p>
          </table:table-cell>
          <table:table-cell table:style-name="ce3" table:formula="of:=[.C284]/[.C$410]" office:value-type="float" office:value="3.13843178533492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3200955371332" calcext:value-type="float">
            <text:p>1.73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8887197731992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4]+[.N284]" office:value-type="float" office:value="1098" calcext:value-type="float">
            <text:p>1098</text:p>
          </table:table-cell>
          <table:table-cell table:style-name="ce3" table:formula="of:=[.O284]/[.O$410]" office:value-type="float" office:value="1.39255048386714" calcext:value-type="float">
            <text:p>1.39</text:p>
          </table:table-cell>
          <table:table-cell table:formula="of:=[.D284]+[.H284]+[.L284]+[.P284]" office:value-type="float" office:value="6.45187902064737" calcext:value-type="float">
            <text:p>6.45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5:.G285])&gt;0;[.B285];0)" office:value-type="float" office:value="108672" calcext:value-type="float">
            <text:p>108672</text:p>
          </table:table-cell>
          <table:table-cell table:style-name="ce3" table:formula="of:=[.C285]/[.C$410]" office:value-type="float" office:value="4.14289464768374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3200955371332" calcext:value-type="float">
            <text:p>1.73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8887197731992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5]+[.N285]" office:value-type="float" office:value="146" calcext:value-type="float">
            <text:p>146</text:p>
          </table:table-cell>
          <table:table-cell table:style-name="ce3" table:formula="of:=[.O285]/[.O$410]" office:value-type="float" office:value="0.185166093483245" calcext:value-type="float">
            <text:p>0.19</text:p>
          </table:table-cell>
          <table:table-cell table:formula="of:=[.D285]+[.H285]+[.L285]+[.P285]" office:value-type="float" office:value="6.2489574926123" calcext:value-type="float">
            <text:p>6.25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6:.G286])&gt;0;[.B286];0)" office:value-type="float" office:value="107435" calcext:value-type="float">
            <text:p>107435</text:p>
          </table:table-cell>
          <table:table-cell table:style-name="ce3" table:formula="of:=[.C286]/[.C$410]" office:value-type="float" office:value="4.09573658784142" calcext:value-type="float">
            <text:p>4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3200955371332" calcext:value-type="float">
            <text:p>1.73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8887197731992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6]+[.N286]" office:value-type="float" office:value="46" calcext:value-type="float">
            <text:p>46</text:p>
          </table:table-cell>
          <table:table-cell table:style-name="ce3" table:formula="of:=[.O286]/[.O$410]" office:value-type="float" office:value="0.0583400020563648" calcext:value-type="float">
            <text:p>0.06</text:p>
          </table:table-cell>
          <table:table-cell table:formula="of:=[.D286]+[.H286]+[.L286]+[.P286]" office:value-type="float" office:value="6.0749733413431" calcext:value-type="float">
            <text:p>6.07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7:.G287])&gt;0;[.B287];0)" office:value-type="float" office:value="71034" calcext:value-type="float">
            <text:p>71034</text:p>
          </table:table-cell>
          <table:table-cell table:style-name="ce3" table:formula="of:=[.C287]/[.C$410]" office:value-type="float" office:value="2.70802394732375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3200955371332" calcext:value-type="float">
            <text:p>1.73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8887197731992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7]+[.N287]" office:value-type="float" office:value="1126" calcext:value-type="float">
            <text:p>1126</text:p>
          </table:table-cell>
          <table:table-cell table:style-name="ce3" table:formula="of:=[.O287]/[.O$410]" office:value-type="float" office:value="1.42806178946667" calcext:value-type="float">
            <text:p>1.43</text:p>
          </table:table-cell>
          <table:table-cell table:formula="of:=[.D287]+[.H287]+[.L287]+[.P287]" office:value-type="float" office:value="6.05698248823573" calcext:value-type="float">
            <text:p>6.06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8:.G288])&gt;0;[.B288];0)" office:value-type="float" office:value="107336" calcext:value-type="float">
            <text:p>107336</text:p>
          </table:table-cell>
          <table:table-cell table:style-name="ce3" table:formula="of:=[.C288]/[.C$410]" office:value-type="float" office:value="4.09196241813698" calcext:value-type="float">
            <text:p>4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3200955371332" calcext:value-type="float">
            <text:p>1.73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8887197731992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8]+[.N288]" office:value-type="float" office:value="33" calcext:value-type="float">
            <text:p>33</text:p>
          </table:table-cell>
          <table:table-cell table:style-name="ce3" table:formula="of:=[.O288]/[.O$410]" office:value-type="float" office:value="0.0418526101708704" calcext:value-type="float">
            <text:p>0.04</text:p>
          </table:table-cell>
          <table:table-cell table:formula="of:=[.D288]+[.H288]+[.L288]+[.P288]" office:value-type="float" office:value="6.05471177975316" calcext:value-type="float">
            <text:p>6.05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9:.G289])&gt;0;[.B289];0)" office:value-type="float" office:value="104808" calcext:value-type="float">
            <text:p>104808</text:p>
          </table:table-cell>
          <table:table-cell table:style-name="ce3" table:formula="of:=[.C289]/[.C$410]" office:value-type="float" office:value="3.99558766043173" calcext:value-type="float">
            <text:p>4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3200955371332" calcext:value-type="float">
            <text:p>1.73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8887197731992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9]+[.N289]" office:value-type="float" office:value="77" calcext:value-type="float">
            <text:p>77</text:p>
          </table:table-cell>
          <table:table-cell table:style-name="ce3" table:formula="of:=[.O289]/[.O$410]" office:value-type="float" office:value="0.0976560903986976" calcext:value-type="float">
            <text:p>0.10</text:p>
          </table:table-cell>
          <table:table-cell table:formula="of:=[.D289]+[.H289]+[.L289]+[.P289]" office:value-type="float" office:value="6.01414050227574" calcext:value-type="float">
            <text:p>6.01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0:.G290])&gt;0;[.B290];0)" office:value-type="float" office:value="98853" calcext:value-type="float">
            <text:p>98853</text:p>
          </table:table-cell>
          <table:table-cell table:style-name="ce3" table:formula="of:=[.C290]/[.C$410]" office:value-type="float" office:value="3.76856563427084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3200955371332" calcext:value-type="float">
            <text:p>1.73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8887197731992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0]+[.N290]" office:value-type="float" office:value="122" calcext:value-type="float">
            <text:p>122</text:p>
          </table:table-cell>
          <table:table-cell table:style-name="ce3" table:formula="of:=[.O290]/[.O$410]" office:value-type="float" office:value="0.154727831540794" calcext:value-type="float">
            <text:p>0.15</text:p>
          </table:table-cell>
          <table:table-cell table:formula="of:=[.D290]+[.H290]+[.L290]+[.P290]" office:value-type="float" office:value="5.84419021725695" calcext:value-type="float">
            <text:p>5.84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1:.G291])&gt;0;[.B291];0)" office:value-type="float" office:value="99699" calcext:value-type="float">
            <text:p>99699</text:p>
          </table:table-cell>
          <table:table-cell table:style-name="ce3" table:formula="of:=[.C291]/[.C$410]" office:value-type="float" office:value="3.80081762992695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3200955371332" calcext:value-type="float">
            <text:p>1.73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8887197731992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1]+[.N291]" office:value-type="float" office:value="90" calcext:value-type="float">
            <text:p>90</text:p>
          </table:table-cell>
          <table:table-cell table:style-name="ce3" table:formula="of:=[.O291]/[.O$410]" office:value-type="float" office:value="0.114143482284192" calcext:value-type="float">
            <text:p>0.11</text:p>
          </table:table-cell>
          <table:table-cell table:formula="of:=[.D291]+[.H291]+[.L291]+[.P291]" office:value-type="float" office:value="5.83585786365645" calcext:value-type="float">
            <text:p>5.84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2:.G292])&gt;0;[.B292];0)" office:value-type="float" office:value="98765" calcext:value-type="float">
            <text:p>98765</text:p>
          </table:table-cell>
          <table:table-cell table:style-name="ce3" table:formula="of:=[.C292]/[.C$410]" office:value-type="float" office:value="3.76521081675578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3200955371332" calcext:value-type="float">
            <text:p>1.73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8887197731992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2]+[.N292]" office:value-type="float" office:value="106" calcext:value-type="float">
            <text:p>106</text:p>
          </table:table-cell>
          <table:table-cell table:style-name="ce3" table:formula="of:=[.O292]/[.O$410]" office:value-type="float" office:value="0.134435656912493" calcext:value-type="float">
            <text:p>0.13</text:p>
          </table:table-cell>
          <table:table-cell table:formula="of:=[.D292]+[.H292]+[.L292]+[.P292]" office:value-type="float" office:value="5.82054322511359" calcext:value-type="float">
            <text:p>5.82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3:.G293])&gt;0;[.B293];0)" office:value-type="float" office:value="70835" calcext:value-type="float">
            <text:p>70835</text:p>
          </table:table-cell>
          <table:table-cell table:style-name="ce3" table:formula="of:=[.C293]/[.C$410]" office:value-type="float" office:value="2.70043748498857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3200955371332" calcext:value-type="float">
            <text:p>1.73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8887197731992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3]+[.N293]" office:value-type="float" office:value="837" calcext:value-type="float">
            <text:p>837</text:p>
          </table:table-cell>
          <table:table-cell table:style-name="ce3" table:formula="of:=[.O293]/[.O$410]" office:value-type="float" office:value="1.06153438524299" calcext:value-type="float">
            <text:p>1.06</text:p>
          </table:table-cell>
          <table:table-cell table:formula="of:=[.D293]+[.H293]+[.L293]+[.P293]" office:value-type="float" office:value="5.68286862167687" calcext:value-type="float">
            <text:p>5.68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4:.G294])&gt;0;[.B294];0)" office:value-type="float" office:value="83639" calcext:value-type="float">
            <text:p>83639</text:p>
          </table:table-cell>
          <table:table-cell table:style-name="ce3" table:formula="of:=[.C294]/[.C$410]" office:value-type="float" office:value="3.18856343342922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3200955371332" calcext:value-type="float">
            <text:p>1.73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8887197731992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4]+[.N294]" office:value-type="float" office:value="375" calcext:value-type="float">
            <text:p>375</text:p>
          </table:table-cell>
          <table:table-cell table:style-name="ce3" table:formula="of:=[.O294]/[.O$410]" office:value-type="float" office:value="0.4755978428508" calcext:value-type="float">
            <text:p>0.48</text:p>
          </table:table-cell>
          <table:table-cell table:formula="of:=[.D294]+[.H294]+[.L294]+[.P294]" office:value-type="float" office:value="5.58505802772533" calcext:value-type="float">
            <text:p>5.59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5:.G295])&gt;0;[.B295];0)" office:value-type="float" office:value="92026" calcext:value-type="float">
            <text:p>92026</text:p>
          </table:table-cell>
          <table:table-cell table:style-name="ce3" table:formula="of:=[.C295]/[.C$410]" office:value-type="float" office:value="3.50830041636985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3200955371332" calcext:value-type="float">
            <text:p>1.73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8887197731992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5]+[.N295]" office:value-type="float" office:value="31" calcext:value-type="float">
            <text:p>31</text:p>
          </table:table-cell>
          <table:table-cell table:style-name="ce3" table:formula="of:=[.O295]/[.O$410]" office:value-type="float" office:value="0.0393160883423328" calcext:value-type="float">
            <text:p>0.04</text:p>
          </table:table-cell>
          <table:table-cell table:formula="of:=[.D295]+[.H295]+[.L295]+[.P295]" office:value-type="float" office:value="5.46851325615749" calcext:value-type="float">
            <text:p>5.47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6:.G296])&gt;0;[.B296];0)" office:value-type="float" office:value="82218" calcext:value-type="float">
            <text:p>82218</text:p>
          </table:table-cell>
          <table:table-cell table:style-name="ce3" table:formula="of:=[.C296]/[.C$410]" office:value-type="float" office:value="3.13439075514633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3200955371332" calcext:value-type="float">
            <text:p>1.73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8887197731992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6]+[.N296]" office:value-type="float" office:value="193" calcext:value-type="float">
            <text:p>193</text:p>
          </table:table-cell>
          <table:table-cell table:style-name="ce3" table:formula="of:=[.O296]/[.O$410]" office:value-type="float" office:value="0.244774356453878" calcext:value-type="float">
            <text:p>0.24</text:p>
          </table:table-cell>
          <table:table-cell table:formula="of:=[.D296]+[.H296]+[.L296]+[.P296]" office:value-type="float" office:value="5.30006186304552" calcext:value-type="float">
            <text:p>5.30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7:.G297])&gt;0;[.B297];0)" office:value-type="float" office:value="78640" calcext:value-type="float">
            <text:p>78640</text:p>
          </table:table-cell>
          <table:table-cell table:style-name="ce3" table:formula="of:=[.C297]/[.C$410]" office:value-type="float" office:value="2.99798692481825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3200955371332" calcext:value-type="float">
            <text:p>1.73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8887197731992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7]+[.N297]" office:value-type="float" office:value="76" calcext:value-type="float">
            <text:p>76</text:p>
          </table:table-cell>
          <table:table-cell table:style-name="ce3" table:formula="of:=[.O297]/[.O$410]" office:value-type="float" office:value="0.0963878294844288" calcext:value-type="float">
            <text:p>0.10</text:p>
          </table:table-cell>
          <table:table-cell table:formula="of:=[.D297]+[.H297]+[.L297]+[.P297]" office:value-type="float" office:value="5.015271505748" calcext:value-type="float">
            <text:p>5.02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8:.G298])&gt;0;[.B298];0)" office:value-type="float" office:value="73656" calcext:value-type="float">
            <text:p>73656</text:p>
          </table:table-cell>
          <table:table-cell table:style-name="ce3" table:formula="of:=[.C298]/[.C$410]" office:value-type="float" office:value="2.8079822601019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3200955371332" calcext:value-type="float">
            <text:p>1.73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8887197731992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8]+[.N298]" office:value-type="float" office:value="41" calcext:value-type="float">
            <text:p>41</text:p>
          </table:table-cell>
          <table:table-cell table:style-name="ce3" table:formula="of:=[.O298]/[.O$410]" office:value-type="float" office:value="0.0519986974850208" calcext:value-type="float">
            <text:p>0.05</text:p>
          </table:table-cell>
          <table:table-cell table:formula="of:=[.D298]+[.H298]+[.L298]+[.P298]" office:value-type="float" office:value="4.78087770903223" calcext:value-type="float">
            <text:p>4.78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9:.G299])&gt;0;[.B299];0)" office:value-type="float" office:value="70775" calcext:value-type="float">
            <text:p>70775</text:p>
          </table:table-cell>
          <table:table-cell table:style-name="ce3" table:formula="of:=[.C299]/[.C$410]" office:value-type="float" office:value="2.69815010941012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3200955371332" calcext:value-type="float">
            <text:p>1.73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8887197731992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9]+[.N299]" office:value-type="float" office:value="71" calcext:value-type="float">
            <text:p>71</text:p>
          </table:table-cell>
          <table:table-cell table:style-name="ce3" table:formula="of:=[.O299]/[.O$410]" office:value-type="float" office:value="0.0900465249130848" calcext:value-type="float">
            <text:p>0.09</text:p>
          </table:table-cell>
          <table:table-cell table:formula="of:=[.D299]+[.H299]+[.L299]+[.P299]" office:value-type="float" office:value="4.70909338576852" calcext:value-type="float">
            <text:p>4.71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0:.G300])&gt;0;[.B300];0)" office:value-type="float" office:value="72278" calcext:value-type="float">
            <text:p>72278</text:p>
          </table:table-cell>
          <table:table-cell table:style-name="ce3" table:formula="of:=[.C300]/[.C$410]" office:value-type="float" office:value="2.75544886765023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3200955371332" calcext:value-type="float">
            <text:p>1.73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8887197731992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0]+[.N300]" office:value-type="float" office:value="17" calcext:value-type="float">
            <text:p>17</text:p>
          </table:table-cell>
          <table:table-cell table:style-name="ce3" table:formula="of:=[.O300]/[.O$410]" office:value-type="float" office:value="0.0215604355425696" calcext:value-type="float">
            <text:p>0.02</text:p>
          </table:table-cell>
          <table:table-cell table:formula="of:=[.D300]+[.H300]+[.L300]+[.P300]" office:value-type="float" office:value="4.69790605463811" calcext:value-type="float">
            <text:p>4.70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1:.G301])&gt;0;[.B301];0)" office:value-type="float" office:value="67994" calcext:value-type="float">
            <text:p>67994</text:p>
          </table:table-cell>
          <table:table-cell table:style-name="ce3" table:formula="of:=[.C301]/[.C$410]" office:value-type="float" office:value="2.59213025134909" calcext:value-type="float">
            <text:p>2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3200955371332" calcext:value-type="float">
            <text:p>1.73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8887197731992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1]+[.N301]" office:value-type="float" office:value="116" calcext:value-type="float">
            <text:p>116</text:p>
          </table:table-cell>
          <table:table-cell table:style-name="ce3" table:formula="of:=[.O301]/[.O$410]" office:value-type="float" office:value="0.147118266055181" calcext:value-type="float">
            <text:p>0.15</text:p>
          </table:table-cell>
          <table:table-cell table:formula="of:=[.D301]+[.H301]+[.L301]+[.P301]" office:value-type="float" office:value="4.66014526884958" calcext:value-type="float">
            <text:p>4.66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2:.G302])&gt;0;[.B302];0)" office:value-type="float" office:value="56504" calcext:value-type="float">
            <text:p>56504</text:p>
          </table:table-cell>
          <table:table-cell table:style-name="ce3" table:formula="of:=[.C302]/[.C$410]" office:value-type="float" office:value="2.15409782807643" calcext:value-type="float">
            <text:p>2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3200955371332" calcext:value-type="float">
            <text:p>1.73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88887197731992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2]+[.N302]" office:value-type="float" office:value="87" calcext:value-type="float">
            <text:p>87</text:p>
          </table:table-cell>
          <table:table-cell table:style-name="ce3" table:formula="of:=[.O302]/[.O$410]" office:value-type="float" office:value="0.110338699541386" calcext:value-type="float">
            <text:p>0.11</text:p>
          </table:table-cell>
          <table:table-cell table:formula="of:=[.D302]+[.H302]+[.L302]+[.P302]" office:value-type="float" office:value="4.18533327906313" calcext:value-type="float">
            <text:p>4.19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3:.G303])&gt;0;[.B303];0)" office:value-type="float" office:value="52443" calcext:value-type="float">
            <text:p>52443</text:p>
          </table:table-cell>
          <table:table-cell table:style-name="ce3" table:formula="of:=[.C303]/[.C$410]" office:value-type="float" office:value="1.99928062434186" calcext:value-type="float">
            <text:p>2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3200955371332" calcext:value-type="float">
            <text:p>1.73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88887197731992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3]+[.N303]" office:value-type="float" office:value="56" calcext:value-type="float">
            <text:p>56</text:p>
          </table:table-cell>
          <table:table-cell table:style-name="ce3" table:formula="of:=[.O303]/[.O$410]" office:value-type="float" office:value="0.0710226111990528" calcext:value-type="float">
            <text:p>0.07</text:p>
          </table:table-cell>
          <table:table-cell table:formula="of:=[.D303]+[.H303]+[.L303]+[.P303]" office:value-type="float" office:value="3.99119998698622" calcext:value-type="float">
            <text:p>3.99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4:.G304])&gt;0;[.B304];0)" office:value-type="float" office:value="50016" calcext:value-type="float">
            <text:p>50016</text:p>
          </table:table-cell>
          <table:table-cell table:style-name="ce3" table:formula="of:=[.C304]/[.C$410]" office:value-type="float" office:value="1.90675628219366" calcext:value-type="float">
            <text:p>1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3200955371332" calcext:value-type="float">
            <text:p>1.73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88887197731992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4]+[.N304]" office:value-type="float" office:value="74" calcext:value-type="float">
            <text:p>74</text:p>
          </table:table-cell>
          <table:table-cell table:style-name="ce3" table:formula="of:=[.O304]/[.O$410]" office:value-type="float" office:value="0.0938513076558912" calcext:value-type="float">
            <text:p>0.09</text:p>
          </table:table-cell>
          <table:table-cell table:formula="of:=[.D304]+[.H304]+[.L304]+[.P304]" office:value-type="float" office:value="3.92150434129487" calcext:value-type="float">
            <text:p>3.92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5:.G305])&gt;0;[.B305];0)" office:value-type="float" office:value="41529" calcext:value-type="float">
            <text:p>41529</text:p>
          </table:table-cell>
          <table:table-cell table:style-name="ce3" table:formula="of:=[.C305]/[.C$410]" office:value-type="float" office:value="1.5832070066223" calcext:value-type="float">
            <text:p>1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73200955371332" calcext:value-type="float">
            <text:p>1.73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188887197731992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5]+[.N305]" office:value-type="float" office:value="7" calcext:value-type="float">
            <text:p>7</text:p>
          </table:table-cell>
          <table:table-cell table:style-name="ce3" table:formula="of:=[.O305]/[.O$410]" office:value-type="float" office:value="0.0088778263998816" calcext:value-type="float">
            <text:p>0.01</text:p>
          </table:table-cell>
          <table:table-cell table:formula="of:=[.D305]+[.H305]+[.L305]+[.P305]" office:value-type="float" office:value="3.51298158446749" calcext:value-type="float">
            <text:p>3.51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306:.G306])&gt;0;[.B306];0)" office:value-type="float" office:value="39412" calcext:value-type="float">
            <text:p>39412</text:p>
          </table:table-cell>
          <table:table-cell table:style-name="ce3" table:formula="of:=[.C306]/[.C$410]" office:value-type="float" office:value="1.50250077162941" calcext:value-type="float">
            <text:p>1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73200955371332" calcext:value-type="float">
            <text:p>1.73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188887197731992" calcext:value-type="float">
            <text:p>0.19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306]+[.N306]" office:value-type="float" office:value="66" calcext:value-type="float">
            <text:p>66</text:p>
          </table:table-cell>
          <table:table-cell table:style-name="ce3" table:formula="of:=[.O306]/[.O$410]" office:value-type="float" office:value="0.0837052203417408" calcext:value-type="float">
            <text:p>0.08</text:p>
          </table:table-cell>
          <table:table-cell table:formula="of:=[.D306]+[.H306]+[.L306]+[.P306]" office:value-type="float" office:value="3.50710274341647" calcext:value-type="float">
            <text:p>3.51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7:.G307])&gt;0;[.B307];0)" office:value-type="float" office:value="34916" calcext:value-type="float">
            <text:p>34916</text:p>
          </table:table-cell>
          <table:table-cell table:style-name="ce3" table:formula="of:=[.C307]/[.C$410]" office:value-type="float" office:value="1.3311000949511" calcext:value-type="float">
            <text:p>1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7]*[.S$15]+[.F307]*[.S$19]+[.G307]*[.S$21]" office:value-type="float" office:value="1.73200955371332" calcext:value-type="float">
            <text:p>1.73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1" calcext:value-type="float">
            <text:p>1</text:p>
          </table:table-cell>
          <table:table-cell table:style-name="ce3" table:formula="of:=[.I307]*[.I$411]+[.J307]*[.J$411]+[.K307]*[.K$411]" office:value-type="float" office:value="0.188887197731992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7]+[.N307]" office:value-type="float" office:value="39" calcext:value-type="float">
            <text:p>39</text:p>
          </table:table-cell>
          <table:table-cell table:style-name="ce3" table:formula="of:=[.O307]/[.O$410]" office:value-type="float" office:value="0.0494621756564832" calcext:value-type="float">
            <text:p>0.05</text:p>
          </table:table-cell>
          <table:table-cell table:formula="of:=[.D307]+[.H307]+[.L307]+[.P307]" office:value-type="float" office:value="3.30145902205289" calcext:value-type="float">
            <text:p>3.30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310706" calcext:value-type="float">
            <text:p>30310706</text:p>
          </table:table-cell>
          <table:table-cell table:style-name="ce3" table:formula="of:=SUM([.D2:.D408])" office:value-type="float" office:value="1155.53281116493" calcext:value-type="float">
            <text:p>1155.53</text:p>
          </table:table-cell>
          <table:table-cell table:style-name="ce2" table:formula="of:=SUM([.E2:.E408])*[.S15]" office:value-type="float" office:value="347.883418424227" calcext:value-type="float">
            <text:p>347.9</text:p>
          </table:table-cell>
          <table:table-cell table:style-name="ce2" table:formula="of:=SUM([.F2:.F408])*[.S19]" office:value-type="float" office:value="362.522937436381" calcext:value-type="float">
            <text:p>362.5</text:p>
          </table:table-cell>
          <table:table-cell table:style-name="ce2" table:formula="of:=SUM([.G2:.G408])*[.S21]" office:value-type="float" office:value="445.126455304323" calcext:value-type="float">
            <text:p>445.1</text:p>
          </table:table-cell>
          <table:table-cell table:style-name="ce3" table:formula="of:=SUM([.H2:.H408])" office:value-type="float" office:value="1155.53281116493" calcext:value-type="float">
            <text:p>1155.53</text:p>
          </table:table-cell>
          <table:table-cell table:style-name="ce1" table:formula="of:=SUM([.I2:.I408])" office:value-type="float" office:value="10" calcext:value-type="float">
            <text:p>10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55.53281116492" calcext:value-type="float">
            <text:p>1155.53</text:p>
          </table:table-cell>
          <table:table-cell table:style-name="Default" table:formula="of:=SUM([.M2:.M408])" office:value-type="float" office:value="632764" calcext:value-type="float">
            <text:p>632764</text:p>
          </table:table-cell>
          <table:table-cell/>
          <table:table-cell table:formula="of:=SUM([.O2:.O408])" office:value-type="float" office:value="911116" calcext:value-type="float">
            <text:p>911116</text:p>
          </table:table-cell>
          <table:table-cell table:style-name="ce3" table:formula="of:=SUM([.P2:.P408])" office:value-type="float" office:value="1155.53281116493" calcext:value-type="float">
            <text:p>1155.53</text:p>
          </table:table-cell>
          <table:table-cell table:formula="of:=SUM([.Q2:.Q408])" office:value-type="float" office:value="4622.13124465972" calcext:value-type="float">
            <text:p>4622.1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3472.0740103509" calcext:value-type="float">
            <text:p>53472</text:p>
          </table:table-cell>
          <table:table-cell table:style-name="ce1" table:formula="of:=[.C409]/[.G410]" office:value-type="float" office:value="26230.934948046" calcext:value-type="float">
            <text:p>26231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55.53281116493" calcext:value-type="float">
            <text:p>1155.5</text:p>
          </table:table-cell>
          <table:table-cell table:style-name="ce3" table:formula="of:=[.H409]/60" office:value-type="float" office:value="19.2588801860822" calcext:value-type="float">
            <text:p>19.26</text:p>
          </table:table-cell>
          <table:table-cell table:formula="of:=[.H409]*[.S15]/[.S25]" office:value-type="float" office:value="975.032501581389" calcext:value-type="float">
            <text:p>975.0</text:p>
          </table:table-cell>
          <table:table-cell table:formula="of:=[.H409]*[.S19]/[.S25]" office:value-type="float" office:value="131.95629976642" calcext:value-type="float">
            <text:p>132.0</text:p>
          </table:table-cell>
          <table:table-cell table:formula="of:=[.H409]*[.S21]/[.S25]" office:value-type="float" office:value="48.544009817122" calcext:value-type="float">
            <text:p>48.5</text:p>
          </table:table-cell>
          <table:table-cell table:number-columns-repeated="3"/>
          <table:table-cell table:style-name="ce3" table:formula="of:=[.O409]/[.G410]" office:value-type="float" office:value="788.48128862864" calcext:value-type="float">
            <text:p>788.48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0" calcext:value-type="float">
            <text:p>10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97.5032501581389" calcext:value-type="float">
            <text:p>97.50</text:p>
          </table:table-cell>
          <table:table-cell table:style-name="ce3" table:formula="of:=[.J410]/[.J409]" office:value-type="float" office:value="1.71371817878468" calcext:value-type="float">
            <text:p>1.71</text:p>
          </table:table-cell>
          <table:table-cell table:style-name="ce3" table:formula="of:=[.K410]/[.K409]" office:value-type="float" office:value="0.188887197731992" calcext:value-type="float">
            <text:p>0.1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4475138121547" calcext:value-type="percentage">
            <text:p>94.5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71" calcext:value-type="float">
            <text:p>171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23:22:10.7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5DT11H1M35S</meta:editing-duration>
    <meta:editing-cycles>833</meta:editing-cycles>
    <meta:generator>LibreOffice/5.0.3.2$Windows_x86 LibreOffice_project/e5f16313668ac592c1bfb310f4390624e3dbfb75</meta:generator>
    <dc:date>2015-11-19T23:23:41.839000000</dc:date>
    <meta:document-statistic meta:table-count="1" meta:cell-count="6030" meta:object-count="0"/>
    <meta:user-defined meta:name="qrichtext">1</meta:user-defined>
  </office:meta>
</office:document-meta>
</file>